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6.7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0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44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26"/>
        <table:table-column table:style-name="co4" table:default-cell-style-name="ce14"/>
        <table:table-column table:style-name="co4" table:default-cell-style-name="ce16"/>
        <table:table-column table:style-name="co5" table:default-cell-style-name="ce8"/>
        <table:table-column table:style-name="co6" table:default-cell-style-name="ce26"/>
        <table:table-column table:style-name="co7" table:default-cell-style-name="Default"/>
        <table:table-row table:style-name="ro1">
          <table:table-cell table:style-name="ce2" office:value-type="string" calcext:value-type="string">
            <text:p>Date:</text:p>
          </table:table-cell>
          <table:table-cell table:style-name="ce2" office:value-type="string" calcext:value-type="string">
            <text:p>Post #’s:</text:p>
          </table:table-cell>
          <table:table-cell table:style-name="ce2" office:value-type="string" calcext:value-type="string">
            <text:p>Tripcode:</text:p>
          </table:table-cell>
          <table:table-cell table:style-name="ce2" office:value-type="string" calcext:value-type="string">
            <text:p>ID #:</text:p>
          </table:table-cell>
          <table:table-cell table:style-name="ce36" office:value-type="string" calcext:value-type="string">
            <text:p>Password:</text:p>
          </table:table-cell>
          <table:table-cell table:style-name="ce2" office:value-type="string" calcext:value-type="string">
            <text:p>Sig:</text:p>
          </table:table-cell>
          <table:table-cell table:style-name="ce2" office:value-type="string" calcext:value-type="string">
            <text:p>Host:</text:p>
          </table:table-cell>
          <table:table-cell/>
        </table:table-row>
        <table:table-row table:style-name="ro2">
          <table:table-cell table:style-name="ce16" office:value-type="string" calcext:value-type="string">
            <text:p>10/28/17-11/02/17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BQ7V3bcW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0-29" calcext:value-type="date">
            <text:p>10/29/17</text:p>
          </table:table-cell>
          <table:table-cell table:style-name="ce16" office:value-type="string" calcext:value-type="string">
            <text:p>3-5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3LK4PKG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string" calcext:value-type="string">
            <text:p>10/29/17-10/30/17</text:p>
          </table:table-cell>
          <table:table-cell table:style-name="ce16" office:value-type="string" calcext:value-type="string">
            <text:p>6-1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Eka5Om1K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string" calcext:value-type="string">
            <text:p>10/31/17-11/01-17</text:p>
          </table:table-cell>
          <table:table-cell table:style-name="ce16" office:value-type="string" calcext:value-type="string">
            <text:p>14-3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grTMpzrl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1" calcext:value-type="date">
            <text:p>11/01/17</text:p>
          </table:table-cell>
          <table:table-cell table:style-name="ce16" office:value-type="string" calcext:value-type="string">
            <text:p>34-44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GukiFmX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2" calcext:value-type="date">
            <text:p>11/02/17</text:p>
          </table:table-cell>
          <table:table-cell table:style-name="ce16" office:value-type="string" calcext:value-type="string">
            <text:p>45-55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zGyR4tyi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2" calcext:value-type="date">
            <text:p>11/02/17</text:p>
          </table:table-cell>
          <table:table-cell table:style-name="ce16" office:value-type="string" calcext:value-type="string">
            <text:p>56-59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KC17sSpZ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2" calcext:value-type="date">
            <text:p>11/02/17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0217-11-02" calcext:value-type="date">
            <text:p>11/02/17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2" calcext:value-type="date">
            <text:p>11/02/17</text:p>
          </table:table-cell>
          <table:table-cell table:style-name="ce16" office:value-type="string" calcext:value-type="string">
            <text:p>62-6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2" calcext:value-type="date">
            <text:p>11/02/17</text:p>
          </table:table-cell>
          <table:table-cell table:style-name="ce16" office:value-type="string" calcext:value-type="string">
            <text:p>64-66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3" calcext:value-type="date">
            <text:p>11/03/1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GVUvg1M7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3" calcext:value-type="date">
            <text:p>11/03/17</text:p>
          </table:table-cell>
          <table:table-cell table:style-name="ce16" office:value-type="string" calcext:value-type="string">
            <text:p>68-69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GVUvg1M7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4" calcext:value-type="date">
            <text:p>11/04/17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string" calcext:value-type="string">
            <text:p>1104/17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4" calcext:value-type="date">
            <text:p>11/04/17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4" calcext:value-type="date">
            <text:p>11/04/17</text:p>
          </table:table-cell>
          <table:table-cell table:style-name="ce16" office:value-type="string" calcext:value-type="string">
            <text:p>73-74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Zhj37bn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string" calcext:value-type="string">
            <text:p>78-88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string" calcext:value-type="string">
            <text:p>89-9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string" calcext:value-type="string">
            <text:p>95-96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string" calcext:value-type="string">
            <text:p>97-100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L8quGPI9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the Q sig is in the middle of post not the bottom like the rest</text:p>
          </table:table-cell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string" calcext:value-type="string">
            <text:p>102-10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string" calcext:value-type="string">
            <text:p>104-110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5" calcext:value-type="date">
            <text:p>11/05/17</text:p>
          </table:table-cell>
          <table:table-cell table:style-name="ce16" office:value-type="string" calcext:value-type="string">
            <text:p>111-114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Fakr+Yka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6" calcext:value-type="date">
            <text:p>11/06/17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Fakr+Yka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6" calcext:value-type="date">
            <text:p>11/06/17</text:p>
          </table:table-cell>
          <table:table-cell table:style-name="ce16" office:value-type="string" calcext:value-type="string">
            <text:p>116-12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KKIreCTB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123 has +++</text:p>
          </table:table-cell>
        </table:table-row>
        <table:table-row table:style-name="ro2">
          <table:table-cell table:style-name="ce17" office:value-type="date" office:date-value="2017-11-07" calcext:value-type="date">
            <text:p>11/07/17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o=O in id format wont hold correct</text:p>
          </table:table-cell>
        </table:table-row>
        <table:table-row table:style-name="ro2">
          <table:table-cell table:style-name="ce17" office:value-type="date" office:date-value="2017-11-07" calcext:value-type="date">
            <text:p>11/07/17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7" calcext:value-type="date">
            <text:p>11/07/17</text:p>
          </table:table-cell>
          <table:table-cell table:style-name="ce16" office:value-type="string" calcext:value-type="string">
            <text:p>126-127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9" calcext:value-type="date">
            <text:p>11/09/17</text:p>
          </table:table-cell>
          <table:table-cell table:style-name="ce16" office:value-type="string" calcext:value-type="string">
            <text:p>128-12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09" calcext:value-type="date">
            <text:p>11/09/17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0" calcext:value-type="date">
            <text:p>11/10/17</text:p>
          </table:table-cell>
          <table:table-cell table:style-name="ce16" office:value-type="string" calcext:value-type="string">
            <text:p>131-13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in25Q56n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1" calcext:value-type="date">
            <text:p>11/11/17</text:p>
          </table:table-cell>
          <table:table-cell table:style-name="ce16" office:value-type="string" calcext:value-type="string">
            <text:p>133-13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1" calcext:value-type="date">
            <text:p>11/11/17</text:p>
          </table:table-cell>
          <table:table-cell table:style-name="ce16" office:value-type="string" calcext:value-type="string">
            <text:p>135-13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1" calcext:value-type="date">
            <text:p>11/11/17</text:p>
          </table:table-cell>
          <table:table-cell table:style-name="ce16" office:value-type="string" calcext:value-type="string">
            <text:p>138-14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2" calcext:value-type="date">
            <text:p>11/12/17</text:p>
          </table:table-cell>
          <table:table-cell table:style-name="ce16" office:value-type="string" calcext:value-type="string">
            <text:p>142-14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99LpGawB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2" calcext:value-type="date">
            <text:p>11/12/17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/jAm9Qi+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2" calcext:value-type="date">
            <text:p>11/12/17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I/hYVcRn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2" calcext:value-type="date">
            <text:p>11/12/17</text:p>
          </table:table-cell>
          <table:table-cell table:style-name="ce16" office:value-type="string" calcext:value-type="string">
            <text:p>146-14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X/EWIOzz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2" calcext:value-type="date">
            <text:p>11/12/17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Trjge011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3" calcext:value-type="date">
            <text:p>11/13/17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/Ic4nimE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Q sig is not at the bottom as usual</text:p>
          </table:table-cell>
        </table:table-row>
        <table:table-row table:style-name="ro2">
          <table:table-cell table:style-name="ce17" office:value-type="date" office:date-value="2017-11-14" calcext:value-type="date">
            <text:p>11/14/17</text:p>
          </table:table-cell>
          <table:table-cell table:style-name="ce16" office:value-type="string" calcext:value-type="string">
            <text:p>151-15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V3pl+ol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4" calcext:value-type="date">
            <text:p>11/14/17</text:p>
          </table:table-cell>
          <table:table-cell table:style-name="ce16" office:value-type="string" calcext:value-type="string">
            <text:p>153-15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wmN+33xv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5" calcext:value-type="date">
            <text:p>11/15/17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snf602p9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18" calcext:value-type="date">
            <text:p>11/18/17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TjFrZ+E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Note ++</text:p>
          </table:table-cell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string" calcext:value-type="string">
            <text:p>159-16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GzG+Uj9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note these 3 posts. No trip but same id as above post. Graphic is key. Need all Q related graphics in og raw form.</text:p>
          </table:table-cell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string" calcext:value-type="string">
            <text:p>162-16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LuUE1Prl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DmzzKPea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string" calcext:value-type="string">
            <text:p>166-17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Qwfs7lfl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lcmhCtp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hBrMT7Bt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S2g2/YEM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0" calcext:value-type="date">
            <text:p>11/20/17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6XKleKXl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string" calcext:value-type="string">
            <text:p>175-17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rHXVKCrc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string" calcext:value-type="string">
            <text:p>178-18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a9MnCArQ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string" calcext:value-type="string">
            <text:p>181-18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string" calcext:value-type="string">
            <text:p>187-18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1" calcext:value-type="date">
            <text:p>11/21/17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CJqu8olu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Hy6wyrTj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oLYy24dw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pD23hqrn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string" calcext:value-type="string">
            <text:p>195-19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YzNom6b4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WXyMF1WS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this post stands out as the id change then went back to a prior id</text:p>
          </table:table-cell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string" calcext:value-type="string">
            <text:p>204-20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2" calcext:value-type="date">
            <text:p>11/22/17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ss2EXAyq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string" calcext:value-type="string">
            <text:p>11/22/2017-11/23/17</text:p>
          </table:table-cell>
          <table:table-cell table:style-name="ce16" office:value-type="string" calcext:value-type="string">
            <text:p>207-20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3" calcext:value-type="date">
            <text:p>11/23/17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3" calcext:value-type="date">
            <text:p>11/23/17</text:p>
          </table:table-cell>
          <table:table-cell table:style-name="ce16" office:value-type="string" calcext:value-type="string">
            <text:p>211-21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211=NK_SpaceX</text:p>
          </table:table-cell>
        </table:table-row>
        <table:table-row table:style-name="ro2">
          <table:table-cell table:style-name="ce17" office:value-type="date" office:date-value="2017-11-23" calcext:value-type="date">
            <text:p>11/23/17</text:p>
          </table:table-cell>
          <table:table-cell table:style-name="ce16" office:value-type="string" calcext:value-type="string">
            <text:p>214-21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3" calcext:value-type="date">
            <text:p>11/23/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3" calcext:value-type="date">
            <text:p>11/23/17</text:p>
          </table:table-cell>
          <table:table-cell table:style-name="ce16" office:value-type="string" calcext:value-type="string">
            <text:p>219-22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3" calcext:value-type="date">
            <text:p>11/23/17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3" calcext:value-type="date">
            <text:p>11/23/17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/cDHrhas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4" calcext:value-type="date">
            <text:p>11/24/17</text:p>
          </table:table-cell>
          <table:table-cell table:style-name="ce16" office:value-type="string" calcext:value-type="string">
            <text:p>224-22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q8aHxh0v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4" calcext:value-type="date">
            <text:p>11/24/17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JhFEE9GK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4" calcext:value-type="date">
            <text:p>11/24/17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W57HuKG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5" calcext:value-type="date">
            <text:p>11/25/17</text:p>
          </table:table-cell>
          <table:table-cell table:style-name="ce16" office:value-type="string" calcext:value-type="string">
            <text:p>228-22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/>
        </table:table-row>
        <table:table-row table:style-name="ro2">
          <table:table-cell table:style-name="ce17" office:value-type="date" office:date-value="2017-11-25" calcext:value-type="date">
            <text:p>11/25/17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first post from the tor network </text:p>
          </table:table-cell>
        </table:table-row>
        <table:table-row table:style-name="ro2">
          <table:table-cell table:style-name="ce17" office:value-type="date" office:date-value="2017-11-25" calcext:value-type="date">
            <text:p>11/25/17</text:p>
          </table:table-cell>
          <table:table-cell table:style-name="ce16" office:value-type="string" calcext:value-type="string">
            <text:p>231-23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claimed 4chan was infiltrated but returned to post this</text:p>
          </table:table-cell>
        </table:table-row>
        <table:table-row table:style-name="ro2">
          <table:table-cell table:style-name="ce17" office:value-type="date" office:date-value="2017-11-25" calcext:value-type="date">
            <text:p>11/25/17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/>
        </table:table-row>
        <table:table-row table:style-name="ro2">
          <table:table-cell table:style-name="ce17" office:value-type="date" office:date-value="2017-11-29" calcext:value-type="date">
            <text:p>11/29/17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0a9612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1-30" calcext:value-type="date">
            <text:p>11/30/17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249a4f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1-30" calcext:value-type="date">
            <text:p>11/30/17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ebe7c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1-30" calcext:value-type="date">
            <text:p>11/30/17</text:p>
          </table:table-cell>
          <table:table-cell table:style-name="ce16" office:value-type="string" calcext:value-type="string">
            <text:p>237-23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db625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1-30" calcext:value-type="date">
            <text:p>11/30/17</text:p>
          </table:table-cell>
          <table:table-cell table:style-name="ce16" office:value-type="float" office:value="239" calcext:value-type="float">
            <text:p>23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7b2cc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happy hunting ;)</text:p>
          </table:table-cell>
        </table:table-row>
        <table:table-row table:style-name="ro2">
          <table:table-cell table:style-name="ce17" office:value-type="date" office:date-value="2017-11-30" calcext:value-type="date">
            <text:p>11/30/17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W6dZplnF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back to 4chan hmm</text:p>
          </table:table-cell>
        </table:table-row>
        <table:table-row table:style-name="ro2">
          <table:table-cell table:style-name="ce17" office:value-type="date" office:date-value="2017-12-01" calcext:value-type="date">
            <text:p>12/01/17</text:p>
          </table:table-cell>
          <table:table-cell table:style-name="ce16" office:value-type="string" calcext:value-type="string">
            <text:p>241-24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fbc52d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4" calcext:value-type="date">
            <text:p>12/04/17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4" calcext:value-type="date">
            <text:p>12/04/1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fly roths fly </text:p>
          </table:table-cell>
        </table:table-row>
        <table:table-row table:style-name="ro2">
          <table:table-cell table:style-name="ce17" office:value-type="date" office:date-value="2017-12-04" calcext:value-type="date">
            <text:p>12/04/17</text:p>
          </table:table-cell>
          <table:table-cell table:style-name="ce16" office:value-type="string" calcext:value-type="string">
            <text:p>249-25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4" calcext:value-type="date">
            <text:p>12/04/17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4" calcext:value-type="date">
            <text:p>12/04/17</text:p>
          </table:table-cell>
          <table:table-cell table:style-name="ce16" office:value-type="string" calcext:value-type="string">
            <text:p>254-25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4" calcext:value-type="date">
            <text:p>12/04/1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4" calcext:value-type="date">
            <text:p>12/04/1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string" calcext:value-type="string">
            <text:p>259-26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another fly roths fly</text:p>
          </table:table-cell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string" calcext:value-type="string">
            <text:p>267-26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string" calcext:value-type="string">
            <text:p>269-27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5" calcext:value-type="date">
            <text:p>12/05/17</text:p>
          </table:table-cell>
          <table:table-cell table:style-name="ce16" office:value-type="string" calcext:value-type="string">
            <text:p>274-27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6" calcext:value-type="date">
            <text:p>12/06/17</text:p>
          </table:table-cell>
          <table:table-cell table:style-name="ce16" office:value-type="string" calcext:value-type="string">
            <text:p>277-28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6f5bab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6" calcext:value-type="date">
            <text:p>12/06/17</text:p>
          </table:table-cell>
          <table:table-cell table:style-name="ce16" office:value-type="string" calcext:value-type="string">
            <text:p>284-285</text:p>
          </table:table-cell>
          <table:table-cell table:style-name="ce16" office:value-type="string" calcext:value-type="string">
            <text:p>!ITPb.qbhqo</text:p>
          </table:table-cell>
          <table:table-cell table:style-name="ce18" office:value-type="string" calcext:value-type="string">
            <text:p>8e6033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7" calcext:value-type="date">
            <text:p>12/07/17</text:p>
          </table:table-cell>
          <table:table-cell table:style-name="ce16" office:value-type="string" calcext:value-type="string">
            <text:p>286-28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cbaed3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7" calcext:value-type="date">
            <text:p>12/07/17</text:p>
          </table:table-cell>
          <table:table-cell table:style-name="ce16" office:value-type="string" calcext:value-type="string">
            <text:p>290-29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7" calcext:value-type="date">
            <text:p>12/07/17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7" calcext:value-type="date">
            <text:p>12/07/17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d9b992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7" calcext:value-type="date">
            <text:p>12/07/17</text:p>
          </table:table-cell>
          <table:table-cell table:style-name="ce16" office:value-type="string" calcext:value-type="string">
            <text:p>295-29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7" calcext:value-type="date">
            <text:p>12/07/17</text:p>
          </table:table-cell>
          <table:table-cell table:style-name="ce16" office:value-type="string" calcext:value-type="string">
            <text:p>299-30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8" calcext:value-type="date">
            <text:p>12/08/17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052e3b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Renee J James</text:p>
          </table:table-cell>
        </table:table-row>
        <table:table-row table:style-name="ro2">
          <table:table-cell table:style-name="ce17" office:value-type="date" office:date-value="2017-12-08" calcext:value-type="date">
            <text:p>12/08/17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6bea6c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9" calcext:value-type="date">
            <text:p>12/09/17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string" calcext:value-type="string">
            <text:p>!ITPb.qbhqo</text:p>
          </table:table-cell>
          <table:table-cell table:style-name="ce18" office:value-type="string" calcext:value-type="string">
            <text:p>7813e1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9" calcext:value-type="date">
            <text:p>12/09/17</text:p>
          </table:table-cell>
          <table:table-cell table:style-name="ce16" office:value-type="string" calcext:value-type="string">
            <text:p>306-32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571cae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09" calcext:value-type="date">
            <text:p>12/09/17</text:p>
          </table:table-cell>
          <table:table-cell table:style-name="ce16" office:value-type="string" calcext:value-type="string">
            <text:p>322-32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aa050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0" calcext:value-type="date">
            <text:p>12/10/17</text:p>
          </table:table-cell>
          <table:table-cell table:style-name="ce16" office:value-type="string" calcext:value-type="string">
            <text:p>325-32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be6798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1" calcext:value-type="date">
            <text:p>12/11/17</text:p>
          </table:table-cell>
          <table:table-cell table:style-name="ce16" office:value-type="string" calcext:value-type="string">
            <text:p>327-32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533cb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1" calcext:value-type="date">
            <text:p>12/11/17</text:p>
          </table:table-cell>
          <table:table-cell table:style-name="ce16" office:value-type="string" calcext:value-type="string">
            <text:p>329-33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1" calcext:value-type="date">
            <text:p>12/11/17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1" calcext:value-type="date">
            <text:p>12/11/17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risk of another shutdown</text:p>
          </table:table-cell>
        </table:table-row>
        <table:table-row table:style-name="ro2">
          <table:table-cell table:style-name="ce17" office:value-type="date" office:date-value="2017-12-11" calcext:value-type="date">
            <text:p>12/11/17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7b86c9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2" calcext:value-type="date">
            <text:p>12/12/17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bb0fbe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has Q sig at bottom but not in the name</text:p>
          </table:table-cell>
        </table:table-row>
        <table:table-row table:style-name="ro2">
          <table:table-cell table:style-name="ce17" office:value-type="date" office:date-value="2017-12-12" calcext:value-type="date">
            <text:p>12/12/17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3ce126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string" calcext:value-type="string">
            <text:p>12/12/2017-12/13/17</text:p>
          </table:table-cell>
          <table:table-cell table:style-name="ce16" office:value-type="string" calcext:value-type="string">
            <text:p>336-33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3" calcext:value-type="date">
            <text:p>12/13/17</text:p>
          </table:table-cell>
          <table:table-cell table:style-name="ce16" office:value-type="float" office:value="339" calcext:value-type="float">
            <text:p>339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3" calcext:value-type="date">
            <text:p>12/13/17</text:p>
          </table:table-cell>
          <table:table-cell table:style-name="ce16" office:value-type="string" calcext:value-type="string">
            <text:p>340-343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float" office:value="267271" calcext:value-type="float">
            <text:p>267271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4" calcext:value-type="date">
            <text:p>12/14/17</text:p>
          </table:table-cell>
          <table:table-cell table:style-name="ce16" office:value-type="string" calcext:value-type="string">
            <text:p>344-34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3610ff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4" calcext:value-type="date">
            <text:p>12/14/17</text:p>
          </table:table-cell>
          <table:table-cell table:style-name="ce16" office:value-type="string" calcext:value-type="string">
            <text:p>348-35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7681cc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4" calcext:value-type="date">
            <text:p>12/14/17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lost access to /cbts/ cant enter trip. Who locked the board out? Why base out of /pol</text:p>
          </table:table-cell>
        </table:table-row>
        <table:table-row table:style-name="ro2">
          <table:table-cell table:style-name="ce17" office:value-type="date" office:date-value="2017-12-14" calcext:value-type="date">
            <text:p>12/14/17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b01ed7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no trip code.</text:p>
          </table:table-cell>
        </table:table-row>
        <table:table-row table:style-name="ro2">
          <table:table-cell table:style-name="ce17" office:value-type="date" office:date-value="2017-12-14" calcext:value-type="date">
            <text:p>12/14/17</text:p>
          </table:table-cell>
          <table:table-cell table:style-name="ce16" office:value-type="string" calcext:value-type="string">
            <text:p>354-355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device id has been used before. Post 352</text:p>
          </table:table-cell>
        </table:table-row>
        <table:table-row table:style-name="ro2">
          <table:table-cell table:style-name="ce17" office:value-type="date" office:date-value="2017-12-14" calcext:value-type="date">
            <text:p>12/14/17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raLCcyMK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4 Chan /pol</text:p>
          </table:table-cell>
          <table:table-cell office:value-type="string" calcext:value-type="string">
            <text:p>trip test back on /pol <text:s/>more then likely checking to see if source code remained the same among the trip system</text:p>
          </table:table-cell>
        </table:table-row>
        <table:table-row table:style-name="ro2">
          <table:table-cell table:style-name="ce17" office:value-type="date" office:date-value="2017-12-14" calcext:value-type="date">
            <text:p>12/14/17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id used before post 352 and 354,355</text:p>
          </table:table-cell>
        </table:table-row>
        <table:table-row table:style-name="ro2">
          <table:table-cell table:style-name="ce17" office:value-type="date" office:date-value="2017-12-15" calcext:value-type="date">
            <text:p>12/15/1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/>
        </table:table-row>
        <table:table-row table:style-name="ro2">
          <table:table-cell table:style-name="ce17" office:value-type="date" office:date-value="2017-12-15" calcext:value-type="date">
            <text:p>12/15/17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trip changed with password id remained the same</text:p>
          </table:table-cell>
        </table:table-row>
        <table:table-row table:style-name="ro2">
          <table:table-cell table:style-name="ce17" office:value-type="date" office:date-value="2017-12-15" calcext:value-type="date">
            <text:p>12/15/17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string" calcext:value-type="string">
            <text:p>!ITPb.qbhqo</text:p>
          </table:table-cell>
          <table:table-cell table:style-name="ce16"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used older trip with same ID</text:p>
          </table:table-cell>
        </table:table-row>
        <table:table-row table:style-name="ro2">
          <table:table-cell table:style-name="ce17" office:value-type="date" office:date-value="2017-12-15" calcext:value-type="date">
            <text:p>12/15/17</text:p>
          </table:table-cell>
          <table:table-cell table:style-name="ce16" office:value-type="string" calcext:value-type="string">
            <text:p>361-36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/>
        </table:table-row>
        <table:table-row table:style-name="ro2">
          <table:table-cell table:style-name="ce17" office:value-type="date" office:date-value="2017-12-18" calcext:value-type="date">
            <text:p>12/18/17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8" calcext:value-type="date">
            <text:p>12/18/17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6" office:value-type="string" calcext:value-type="string">
            <text:p>12/18/17-12/19/17</text:p>
          </table:table-cell>
          <table:table-cell table:style-name="ce16" office:value-type="string" calcext:value-type="string">
            <text:p>367-37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9" calcext:value-type="date">
            <text:p>12/19/17</text:p>
          </table:table-cell>
          <table:table-cell table:style-name="ce16" office:value-type="string" calcext:value-type="string">
            <text:p>373-37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07cfc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9" calcext:value-type="date">
            <text:p>12/19/17</text:p>
          </table:table-cell>
          <table:table-cell table:style-name="ce16" office:value-type="string" calcext:value-type="string">
            <text:p>375-38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3c2f4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9" calcext:value-type="date">
            <text:p>12/19/17</text:p>
          </table:table-cell>
          <table:table-cell table:style-name="ce16" office:value-type="string" calcext:value-type="string">
            <text:p>388-39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61d5f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9" calcext:value-type="date">
            <text:p>12/19/17</text:p>
          </table:table-cell>
          <table:table-cell table:style-name="ce16" office:value-type="string" calcext:value-type="string">
            <text:p>393-39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ed198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19" calcext:value-type="date">
            <text:p>12/19/17</text:p>
          </table:table-cell>
          <table:table-cell table:style-name="ce16" office:value-type="string" calcext:value-type="string">
            <text:p>395-39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3c96d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string" calcext:value-type="string">
            <text:p>399-40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00f84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trip test to /pol hmm</text:p>
          </table:table-cell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string" calcext:value-type="string">
            <text:p>403-405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404 claims trip is complex lol</text:p>
          </table:table-cell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string" calcext:value-type="string">
            <text:p>406-40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cd33f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string" calcext:value-type="string">
            <text:p>409-410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trip issues among multiple devices</text:p>
          </table:table-cell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float" office:value="411" calcext:value-type="float">
            <text:p>41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eb9fa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float" office:value="412" calcext:value-type="float">
            <text:p>41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tor post perhaps to get around ip ban among devices.</text:p>
          </table:table-cell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string" calcext:value-type="string">
            <text:p>413-416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float" office:value="417" calcext:value-type="float">
            <text:p>41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1" calcext:value-type="date">
            <text:p>12/21/17</text:p>
          </table:table-cell>
          <table:table-cell table:style-name="ce16" office:value-type="float" office:value="418" calcext:value-type="float">
            <text:p>418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float" office:value="913540" calcext:value-type="float">
            <text:p>913540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6" office:value-type="string" calcext:value-type="string">
            <text:p>12/21/17-12/22/17</text:p>
          </table:table-cell>
          <table:table-cell table:style-name="ce16" office:value-type="string" calcext:value-type="string">
            <text:p>419-42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2" calcext:value-type="date">
            <text:p>12/22/17</text:p>
          </table:table-cell>
          <table:table-cell table:style-name="ce16" office:value-type="string" calcext:value-type="string">
            <text:p>427-431</text:p>
          </table:table-cell>
          <table:table-cell table:style-name="ce16" office:value-type="string" calcext:value-type="string">
            <text:p>!UW.yye1fxo</text:p>
          </table:table-cell>
          <table:table-cell table:style-name="ce18" office:value-type="string" calcext:value-type="string">
            <text:p>5902e7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2" calcext:value-type="date">
            <text:p>12/22/17</text:p>
          </table:table-cell>
          <table:table-cell table:style-name="ce16" office:value-type="string" calcext:value-type="string">
            <text:p>432-43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2a0eb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2" calcext:value-type="date">
            <text:p>12/22/17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12d253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float" office:value="437" calcext:value-type="float">
            <text:p>437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f6c5f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string" calcext:value-type="string">
            <text:p>438-44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78f9ff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float" office:value="444" calcext:value-type="float">
            <text:p>44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string" calcext:value-type="string">
            <text:p>445-44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string" calcext:value-type="string">
            <text:p>447-44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3" calcext:value-type="date">
            <text:p>12/23/17</text:p>
          </table:table-cell>
          <table:table-cell table:style-name="ce16" office:value-type="string" calcext:value-type="string">
            <text:p>452-45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d673c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4" calcext:value-type="date">
            <text:p>12/24/17</text:p>
          </table:table-cell>
          <table:table-cell table:style-name="ce16" office:value-type="float" office:value="456" calcext:value-type="float">
            <text:p>45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62d7b8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5" calcext:value-type="date">
            <text:p>12/25/17</text:p>
          </table:table-cell>
          <table:table-cell table:style-name="ce16" office:value-type="string" calcext:value-type="string">
            <text:p>457-45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696f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7-12-25" calcext:value-type="date">
            <text:p>12/25/17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70edc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8-01-04" calcext:value-type="date">
            <text:p>01/04/18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8-01-04" calcext:value-type="date">
            <text:p>01/04/18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aefa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pol</text:p>
          </table:table-cell>
          <table:table-cell office:value-type="string" calcext:value-type="string">
            <text:p>strange they went back to the pol </text:p>
          </table:table-cell>
        </table:table-row>
        <table:table-row table:style-name="ro2">
          <table:table-cell table:style-name="ce17" office:value-type="date" office:date-value="2018-01-04" calcext:value-type="date">
            <text:p>01/04/18</text:p>
          </table:table-cell>
          <table:table-cell table:style-name="ce16" office:value-type="string" calcext:value-type="string">
            <text:p>462-463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id was used before. Claims trip was locked but they used it after the fact</text:p>
          </table:table-cell>
        </table:table-row>
        <table:table-row table:style-name="ro2">
          <table:table-cell table:style-name="ce17" office:value-type="date" office:date-value="2018-01-05" calcext:value-type="date">
            <text:p>01/05/18</text:p>
          </table:table-cell>
          <table:table-cell table:style-name="ce16" office:value-type="string" calcext:value-type="string">
            <text:p>464-46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b7ad6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/>
        </table:table-row>
        <table:table-row table:style-name="ro2">
          <table:table-cell table:style-name="ce17" office:value-type="date" office:date-value="2018-01-05" calcext:value-type="date">
            <text:p>01/05/18</text:p>
          </table:table-cell>
          <table:table-cell table:style-name="ce16" office:value-type="float" office:value="467" calcext:value-type="float">
            <text:p>46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thestorm</text:p>
          </table:table-cell>
          <table:table-cell office:value-type="string" calcext:value-type="string">
            <text:p>board switch and mention of “codemonkey”</text:p>
          </table:table-cell>
        </table:table-row>
        <table:table-row table:style-name="ro2">
          <table:table-cell table:style-name="ce17" office:value-type="date" office:date-value="2018-01-05" calcext:value-type="date">
            <text:p>01/05/18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 office:value-type="string" calcext:value-type="string">
            <text:p>Q wanted codemonkey to create a new secure board. </text:p>
          </table:table-cell>
        </table:table-row>
        <table:table-row table:style-name="ro2">
          <table:table-cell table:style-name="ce17" office:value-type="date" office:date-value="2018-01-06" calcext:value-type="date">
            <text:p>01/06/18</text:p>
          </table:table-cell>
          <table:table-cell table:style-name="ce16" office:value-type="string" calcext:value-type="string">
            <text:p>469-47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403375" calcext:value-type="float">
            <text:p>40337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cbts</text:p>
          </table:table-cell>
          <table:table-cell office:value-type="string" calcext:value-type="string">
            <text:p>469-trip !2n is fake hmm need to locate this trip among the archives</text:p>
          </table:table-cell>
        </table:table-row>
        <table:table-row table:style-name="ro2">
          <table:table-cell table:style-name="ce17" office:value-type="date" office:date-value="2018-01-06" calcext:value-type="date">
            <text:p>01/06/18</text:p>
          </table:table-cell>
          <table:table-cell table:style-name="ce16" office:value-type="string" calcext:value-type="string">
            <text:p>474-47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0bc1f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 office:value-type="string" calcext:value-type="string">
            <text:p>475- no comms outside of this platform 8chan. What was the push to 8kun?</text:p>
          </table:table-cell>
        </table:table-row>
        <table:table-row table:style-name="ro2">
          <table:table-cell table:style-name="ce17" office:value-type="date" office:date-value="2018-01-06" calcext:value-type="date">
            <text:p>01/06/18</text:p>
          </table:table-cell>
          <table:table-cell table:style-name="ce16" office:value-type="string" calcext:value-type="string">
            <text:p>476-48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9daa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7" calcext:value-type="date">
            <text:p>01/07/18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1baf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7" calcext:value-type="date">
            <text:p>01/07/18</text:p>
          </table:table-cell>
          <table:table-cell table:style-name="ce16" office:value-type="string" calcext:value-type="string">
            <text:p>484-49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5b846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7" calcext:value-type="date">
            <text:p>01/07/18</text:p>
          </table:table-cell>
          <table:table-cell table:style-name="ce16" office:value-type="string" calcext:value-type="string">
            <text:p>493-49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345235" calcext:value-type="float">
            <text:p>34523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7" calcext:value-type="date">
            <text:p>01/07/18</text:p>
          </table:table-cell>
          <table:table-cell table:style-name="ce16" office:value-type="string" calcext:value-type="string">
            <text:p>496-49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3b993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08-01-07" calcext:value-type="date">
            <text:p>01/07/08</text:p>
          </table:table-cell>
          <table:table-cell table:style-name="ce16" office:value-type="string" calcext:value-type="string">
            <text:p>500-50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946c4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7" calcext:value-type="date">
            <text:p>01/07/18</text:p>
          </table:table-cell>
          <table:table-cell table:style-name="ce16" office:value-type="float" office:value="507" calcext:value-type="float">
            <text:p>50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7" calcext:value-type="date">
            <text:p>01/07/18</text:p>
          </table:table-cell>
          <table:table-cell table:style-name="ce16" office:value-type="string" calcext:value-type="string">
            <text:p>508-50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7" calcext:value-type="date">
            <text:p>01/07/18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8" calcext:value-type="date">
            <text:p>01/08/18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1d9ea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/>
        </table:table-row>
        <table:table-row table:style-name="ro2">
          <table:table-cell table:style-name="ce17" office:value-type="date" office:date-value="2018-01-08" calcext:value-type="date">
            <text:p>01/08/18</text:p>
          </table:table-cell>
          <table:table-cell table:style-name="ce16" office:value-type="string" calcext:value-type="string">
            <text:p>512-51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another random tor post to a new board/ 513- no outside comms</text:p>
          </table:table-cell>
        </table:table-row>
        <table:table-row table:style-name="ro2">
          <table:table-cell table:style-name="ce17" office:value-type="date" office:date-value="2018-01-08" calcext:value-type="date">
            <text:p>01/08/18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09e3e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thestorm</text:p>
          </table:table-cell>
          <table:table-cell office:value-type="string" calcext:value-type="string">
            <text:p><text:span text:style-name="T1">greatawakening</text:span> push to new board</text:p>
          </table:table-cell>
        </table:table-row>
        <table:table-row table:style-name="ro2">
          <table:table-cell table:style-name="ce17" office:value-type="date" office:date-value="2018-01-08" calcext:value-type="date">
            <text:p>01/08/18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another tor post. BO claiming private comms and self promoting. Think MRK</text:p>
          </table:table-cell>
        </table:table-row>
        <table:table-row table:style-name="ro2">
          <table:table-cell table:style-name="ce17" office:value-type="date" office:date-value="2018-01-08" calcext:value-type="date">
            <text:p>01/08/18</text:p>
          </table:table-cell>
          <table:table-cell table:style-name="ce16" office:value-type="string" calcext:value-type="string">
            <text:p>516-51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d2f23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the beginning of QR // 517- protected by CM “code monkey”</text:p>
          </table:table-cell>
        </table:table-row>
        <table:table-row table:style-name="ro2">
          <table:table-cell table:style-name="ce17" office:value-type="date" office:date-value="2018-01-09" calcext:value-type="date">
            <text:p>01/09/18</text:p>
          </table:table-cell>
          <table:table-cell table:style-name="ce16" office:value-type="float" office:value="518" calcext:value-type="float">
            <text:p>51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01d7b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13" calcext:value-type="date">
            <text:p>01/13/18</text:p>
          </table:table-cell>
          <table:table-cell table:style-name="ce16" office:value-type="float" office:value="519" calcext:value-type="float">
            <text:p>51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13" calcext:value-type="date">
            <text:p>01/13/18</text:p>
          </table:table-cell>
          <table:table-cell table:style-name="ce16" office:value-type="string" calcext:value-type="string">
            <text:p>520-53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13" calcext:value-type="date">
            <text:p>01/13/18</text:p>
          </table:table-cell>
          <table:table-cell table:style-name="ce16" office:value-type="float" office:value="531" calcext:value-type="float">
            <text:p>53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57603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14" calcext:value-type="date">
            <text:p>01/14/18</text:p>
          </table:table-cell>
          <table:table-cell table:style-name="ce16" office:value-type="float" office:value="532" calcext:value-type="float">
            <text:p>53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14" calcext:value-type="date">
            <text:p>01/14/18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14" calcext:value-type="date">
            <text:p>01/14/18</text:p>
          </table:table-cell>
          <table:table-cell table:style-name="ce16" office:value-type="float" office:value="534" calcext:value-type="float">
            <text:p>53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14" calcext:value-type="date">
            <text:p>01/14/18</text:p>
          </table:table-cell>
          <table:table-cell table:style-name="ce16" office:value-type="string" calcext:value-type="string">
            <text:p>535-53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97c5d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14" calcext:value-type="date">
            <text:p>01/14/18</text:p>
          </table:table-cell>
          <table:table-cell table:style-name="ce16" office:value-type="string" calcext:value-type="string">
            <text:p>537-53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14" calcext:value-type="date">
            <text:p>01/14/18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e5a3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18" calcext:value-type="date">
            <text:p>01/18/18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6" office:value-type="string" calcext:value-type="string">
            <text:p>01/18/18-01/19/18</text:p>
          </table:table-cell>
          <table:table-cell table:style-name="ce16" office:value-type="string" calcext:value-type="string">
            <text:p>541-55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19" calcext:value-type="date">
            <text:p>01/19/18</text:p>
          </table:table-cell>
          <table:table-cell table:style-name="ce16" office:value-type="string" calcext:value-type="string">
            <text:p>555-55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39b2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19" calcext:value-type="date">
            <text:p>01/19/18</text:p>
          </table:table-cell>
          <table:table-cell table:style-name="ce16" office:value-type="string" calcext:value-type="string">
            <text:p>558-56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strange they claimed this board was comped but keep returning to it…..</text:p>
          </table:table-cell>
        </table:table-row>
        <table:table-row table:style-name="ro2">
          <table:table-cell table:style-name="ce17" office:value-type="date" office:date-value="2018-01-19" calcext:value-type="date">
            <text:p>01/19/18</text:p>
          </table:table-cell>
          <table:table-cell table:style-name="ce16" office:value-type="string" calcext:value-type="string">
            <text:p>566-56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e241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1" calcext:value-type="date">
            <text:p>01/21/18</text:p>
          </table:table-cell>
          <table:table-cell table:style-name="ce16" office:value-type="string" calcext:value-type="string">
            <text:p>570-57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1" calcext:value-type="date">
            <text:p>01/21/18</text:p>
          </table:table-cell>
          <table:table-cell table:style-name="ce16" office:value-type="string" calcext:value-type="string">
            <text:p>575-57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7f44ec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1" calcext:value-type="date">
            <text:p>01/21/18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1" calcext:value-type="date">
            <text:p>01/21/18</text:p>
          </table:table-cell>
          <table:table-cell table:style-name="ce16" office:value-type="float" office:value="581" calcext:value-type="float">
            <text:p>58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2" calcext:value-type="date">
            <text:p>01/22/18</text:p>
          </table:table-cell>
          <table:table-cell table:style-name="ce16" office:value-type="string" calcext:value-type="string">
            <text:p>582-58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2d4bd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2" calcext:value-type="date">
            <text:p>01/22/18</text:p>
          </table:table-cell>
          <table:table-cell table:style-name="ce16" office:value-type="string" calcext:value-type="string">
            <text:p>586-59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189f8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589- site under attack</text:p>
          </table:table-cell>
        </table:table-row>
        <table:table-row table:style-name="ro2">
          <table:table-cell table:style-name="ce17" office:value-type="date" office:date-value="2018-01-22" calcext:value-type="date">
            <text:p>01/22/18</text:p>
          </table:table-cell>
          <table:table-cell table:style-name="ce16" office:value-type="float" office:value="591" calcext:value-type="float">
            <text:p>59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2" calcext:value-type="date">
            <text:p>01/22/18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dd331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2" calcext:value-type="date">
            <text:p>01/22/18</text:p>
          </table:table-cell>
          <table:table-cell table:style-name="ce16" office:value-type="string" calcext:value-type="string">
            <text:p>593-59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3" calcext:value-type="date">
            <text:p>01/23/18</text:p>
          </table:table-cell>
          <table:table-cell table:style-name="ce16" office:value-type="string" calcext:value-type="string">
            <text:p>596-59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384dbe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3" calcext:value-type="date">
            <text:p>01/23/18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66a5a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3" calcext:value-type="date">
            <text:p>01/23/18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string" calcext:value-type="string">
            <text:p>!UW.yye1fxo</text:p>
          </table:table-cell>
          <table:table-cell table:style-name="ce18" office:value-type="string" calcext:value-type="string">
            <text:p>58e607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4" calcext:value-type="date">
            <text:p>01/24/18</text:p>
          </table:table-cell>
          <table:table-cell table:style-name="ce16" office:value-type="float" office:value="602" calcext:value-type="float">
            <text:p>60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4" calcext:value-type="date">
            <text:p>01/24/18</text:p>
          </table:table-cell>
          <table:table-cell table:style-name="ce16" office:value-type="float" office:value="603" calcext:value-type="float">
            <text:p>60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4" calcext:value-type="date">
            <text:p>01/24/18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picture of a pen ;)</text:p>
          </table:table-cell>
        </table:table-row>
        <table:table-row table:style-name="ro2">
          <table:table-cell table:style-name="ce17" office:value-type="date" office:date-value="2018-01-25" calcext:value-type="date">
            <text:p>01/25/18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5" calcext:value-type="date">
            <text:p>01/25/18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a6a1f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5" calcext:value-type="date">
            <text:p>01/25/18</text:p>
          </table:table-cell>
          <table:table-cell table:style-name="ce16" office:value-type="string" calcext:value-type="string">
            <text:p>607-60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a6a1f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string" calcext:value-type="string">
            <text:p>01/25/218-01/26/18</text:p>
          </table:table-cell>
          <table:table-cell table:style-name="ce16" office:value-type="string" calcext:value-type="string">
            <text:p>609-61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6" calcext:value-type="date">
            <text:p>01/26/18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72a5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string" calcext:value-type="string">
            <text:p>612-61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14" calcext:value-type="float">
            <text:p>61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string" calcext:value-type="string">
            <text:p>615-61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c342e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string" calcext:value-type="string">
            <text:p>618-62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400a1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9c28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22" calcext:value-type="float">
            <text:p>62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23" calcext:value-type="float">
            <text:p>62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04ec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string" calcext:value-type="string">
            <text:p>624-62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NULL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27" calcext:value-type="float">
            <text:p>62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15fcf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string" calcext:value-type="string">
            <text:p>629-63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997a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33" calcext:value-type="float">
            <text:p>63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6ac3b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string" calcext:value-type="string">
            <text:p>634-63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6ac3b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float" office:value="636" calcext:value-type="float">
            <text:p>63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646 mentions apache</text:p>
          </table:table-cell>
        </table:table-row>
        <table:table-row table:style-name="ro2">
          <table:table-cell table:style-name="ce17" office:value-type="date" office:date-value="2018-01-27" calcext:value-type="date">
            <text:p>01/27/18</text:p>
          </table:table-cell>
          <table:table-cell table:style-name="ce16" office:value-type="string" calcext:value-type="string">
            <text:p>637-64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9" calcext:value-type="date">
            <text:p>01/29/18</text:p>
          </table:table-cell>
          <table:table-cell table:style-name="ce16" office:value-type="float" office:value="643" calcext:value-type="float">
            <text:p>64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29" calcext:value-type="date">
            <text:p>01/29/18</text:p>
          </table:table-cell>
          <table:table-cell table:style-name="ce16" office:value-type="float" office:value="644" calcext:value-type="float">
            <text:p>64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Freedom.png</text:p>
          </table:table-cell>
        </table:table-row>
        <table:table-row table:style-name="ro2">
          <table:table-cell table:style-name="ce16" office:value-type="string" calcext:value-type="string">
            <text:p>01/29/18-01/30/18</text:p>
          </table:table-cell>
          <table:table-cell table:style-name="ce16" office:value-type="string" calcext:value-type="string">
            <text:p>645-64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1-31" calcext:value-type="date">
            <text:p>01/31/18</text:p>
          </table:table-cell>
          <table:table-cell table:style-name="ce16" office:value-type="string" calcext:value-type="string">
            <text:p>647-64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7280b6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31" calcext:value-type="date">
            <text:p>01/31/18</text:p>
          </table:table-cell>
          <table:table-cell table:style-name="ce16" office:value-type="string" calcext:value-type="string">
            <text:p>649-65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187fba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31" calcext:value-type="date">
            <text:p>01/31/18</text:p>
          </table:table-cell>
          <table:table-cell table:style-name="ce16" office:value-type="string" calcext:value-type="string">
            <text:p>655-65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6f3736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1-31" calcext:value-type="date">
            <text:p>01/31/18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3f516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1" calcext:value-type="date">
            <text:p>02/01/18</text:p>
          </table:table-cell>
          <table:table-cell table:style-name="ce16" office:value-type="string" calcext:value-type="string">
            <text:p>660-66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2ada3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1" calcext:value-type="date">
            <text:p>02/01/18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dbd1b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5" calcext:value-type="date">
            <text:p>02/05/18</text:p>
          </table:table-cell>
          <table:table-cell table:style-name="ce16" office:value-type="string" calcext:value-type="string">
            <text:p>664-66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641129" calcext:value-type="float">
            <text:p>641129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5" calcext:value-type="date">
            <text:p>02/05/18</text:p>
          </table:table-cell>
          <table:table-cell table:style-name="ce16" office:value-type="string" calcext:value-type="string">
            <text:p>666-66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472124" calcext:value-type="float">
            <text:p>472124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5" calcext:value-type="date">
            <text:p>02/05/18</text:p>
          </table:table-cell>
          <table:table-cell table:style-name="ce16" office:value-type="string" calcext:value-type="string">
            <text:p>669-67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7b5b43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5" calcext:value-type="date">
            <text:p>02/05/18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b9aa5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6" calcext:value-type="date">
            <text:p>02/06/18</text:p>
          </table:table-cell>
          <table:table-cell table:style-name="ce16" office:value-type="string" calcext:value-type="string">
            <text:p>674-67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975911" calcext:value-type="float">
            <text:p>975911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6" calcext:value-type="date">
            <text:p>02/06/18</text:p>
          </table:table-cell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5264e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7" calcext:value-type="date">
            <text:p>02/07/18</text:p>
          </table:table-cell>
          <table:table-cell table:style-name="ce16" office:value-type="string" calcext:value-type="string">
            <text:p>677-67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647c68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7" calcext:value-type="date">
            <text:p>02/07/18</text:p>
          </table:table-cell>
          <table:table-cell table:style-name="ce16" office:value-type="string" calcext:value-type="string">
            <text:p>680-68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b3537</text:p>
          </table:table-cell>
          <table:table-cell office:value-type="string" calcext:value-type="string">
            <text:p>#M@tlock!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7" calcext:value-type="date">
            <text:p>02/07/18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aa9d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7" calcext:value-type="date">
            <text:p>02/07/18</text:p>
          </table:table-cell>
          <table:table-cell table:style-name="ce16" office:value-type="string" calcext:value-type="string">
            <text:p>683-69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aa63d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7" calcext:value-type="date">
            <text:p>02/07/18</text:p>
          </table:table-cell>
          <table:table-cell table:style-name="ce16" office:value-type="string" calcext:value-type="string">
            <text:p>693-69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e33a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7" calcext:value-type="date">
            <text:p>02/07/1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296675" calcext:value-type="float">
            <text:p>296675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7" calcext:value-type="date">
            <text:p>02/07/18</text:p>
          </table:table-cell>
          <table:table-cell table:style-name="ce16" office:value-type="float" office:value="696" calcext:value-type="float">
            <text:p>69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4349d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8" calcext:value-type="date">
            <text:p>02/08/18</text:p>
          </table:table-cell>
          <table:table-cell table:style-name="ce16" office:value-type="float" office:value="697" calcext:value-type="float">
            <text:p>697</text:p>
          </table:table-cell>
          <table:table-cell table:style-name="ce16" office:value-type="string" calcext:value-type="string">
            <text:p>!UW.yye1fxo</text:p>
          </table:table-cell>
          <table:table-cell table:style-name="ce18" office:value-type="string" calcext:value-type="string">
            <text:p>06246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8" calcext:value-type="date">
            <text:p>02/08/18</text:p>
          </table:table-cell>
          <table:table-cell table:style-name="ce16" office:value-type="float" office:value="698" calcext:value-type="float">
            <text:p>69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5e8d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9" calcext:value-type="date">
            <text:p>02/09/18</text:p>
          </table:table-cell>
          <table:table-cell table:style-name="ce16" office:value-type="string" calcext:value-type="string">
            <text:p>699-70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8187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09" calcext:value-type="date">
            <text:p>02/09/18</text:p>
          </table:table-cell>
          <table:table-cell table:style-name="ce16" office:value-type="float" office:value="702" calcext:value-type="float">
            <text:p>70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ae75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0" calcext:value-type="date">
            <text:p>02/10/18</text:p>
          </table:table-cell>
          <table:table-cell table:style-name="ce16" office:value-type="string" calcext:value-type="string">
            <text:p>703-70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37dde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707 (E)</text:p>
          </table:table-cell>
        </table:table-row>
        <table:table-row table:style-name="ro2">
          <table:table-cell table:style-name="ce17" office:value-type="date" office:date-value="2018-02-10" calcext:value-type="date">
            <text:p>02/10/18</text:p>
          </table:table-cell>
          <table:table-cell table:style-name="ce16" office:value-type="string" calcext:value-type="string">
            <text:p>709-71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567809" calcext:value-type="float">
            <text:p>567809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0" calcext:value-type="date">
            <text:p>02/10/18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9220c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string" calcext:value-type="string">
            <text:p>718-72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5f1d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string" calcext:value-type="string">
            <text:p>721-72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bc869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string" calcext:value-type="string">
            <text:p>724-72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ec346b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float" office:value="727" calcext:value-type="float">
            <text:p>72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728 @snowden</text:p>
          </table:table-cell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string" calcext:value-type="string">
            <text:p>728-73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c88a3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string" calcext:value-type="string">
            <text:p>731-73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string" calcext:value-type="string">
            <text:p>734-73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40a5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1" calcext:value-type="date">
            <text:p>02/11/18</text:p>
          </table:table-cell>
          <table:table-cell table:style-name="ce16" office:value-type="string" calcext:value-type="string">
            <text:p>739-74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9a96c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2" calcext:value-type="date">
            <text:p>02/12/18</text:p>
          </table:table-cell>
          <table:table-cell table:style-name="ce16" office:value-type="float" office:value="741" calcext:value-type="float">
            <text:p>74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dacd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2" calcext:value-type="date">
            <text:p>02/12/18</text:p>
          </table:table-cell>
          <table:table-cell table:style-name="ce16" office:value-type="float" office:value="742" calcext:value-type="float">
            <text:p>74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c32c4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2" calcext:value-type="date">
            <text:p>02/12/18</text:p>
          </table:table-cell>
          <table:table-cell table:style-name="ce16" office:value-type="float" office:value="743" calcext:value-type="float">
            <text:p>74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2" calcext:value-type="date">
            <text:p>02/12/18</text:p>
          </table:table-cell>
          <table:table-cell table:style-name="ce16" office:value-type="string" calcext:value-type="string">
            <text:p>744-74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4b137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2" calcext:value-type="date">
            <text:p>02/12/18</text:p>
          </table:table-cell>
          <table:table-cell table:style-name="ce16" office:value-type="string" calcext:value-type="string">
            <text:p>747-74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7df69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2" calcext:value-type="date">
            <text:p>02/12/18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bcc8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3" calcext:value-type="date">
            <text:p>02/13/18</text:p>
          </table:table-cell>
          <table:table-cell table:style-name="ce16" office:value-type="string" calcext:value-type="string">
            <text:p>751-75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479712" calcext:value-type="float">
            <text:p>47971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4" calcext:value-type="date">
            <text:p>02/14/18</text:p>
          </table:table-cell>
          <table:table-cell table:style-name="ce16" office:value-type="string" calcext:value-type="string">
            <text:p>755-75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4" calcext:value-type="date">
            <text:p>02/14/18</text:p>
          </table:table-cell>
          <table:table-cell table:style-name="ce16" office:value-type="float" office:value="759" calcext:value-type="float">
            <text:p>75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245cc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float" office:value="760" calcext:value-type="float">
            <text:p>76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@snowden</text:p>
          </table:table-cell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string" calcext:value-type="string">
            <text:p>761-76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25f8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string" calcext:value-type="string">
            <text:p>765-76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276796" calcext:value-type="float">
            <text:p>27679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watch the water</text:p>
          </table:table-cell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string" calcext:value-type="string">
            <text:p>768-76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float" office:value="770" calcext:value-type="float">
            <text:p>77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f16d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string" calcext:value-type="string">
            <text:p>771-77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string" calcext:value-type="string">
            <text:p>773-77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ec7d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5" calcext:value-type="date">
            <text:p>02/15/18</text:p>
          </table:table-cell>
          <table:table-cell table:style-name="ce16" office:value-type="string" calcext:value-type="string">
            <text:p>777-77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6d0fd8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6" calcext:value-type="date">
            <text:p>02/16/18</text:p>
          </table:table-cell>
          <table:table-cell table:style-name="ce16" office:value-type="string" calcext:value-type="string">
            <text:p>780-78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781 “Waiting”</text:p>
          </table:table-cell>
        </table:table-row>
        <table:table-row table:style-name="ro2">
          <table:table-cell table:style-name="ce17" office:value-type="date" office:date-value="2018-02-16" calcext:value-type="date">
            <text:p>02/16/18</text:p>
          </table:table-cell>
          <table:table-cell table:style-name="ce16" office:value-type="string" calcext:value-type="string">
            <text:p>782-78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732b35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2-16" calcext:value-type="date">
            <text:p>02/16/18</text:p>
          </table:table-cell>
          <table:table-cell table:style-name="ce16" office:value-type="string" calcext:value-type="string">
            <text:p>784-78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8" calcext:value-type="date">
            <text:p>02/18/18</text:p>
          </table:table-cell>
          <table:table-cell table:style-name="ce16" office:value-type="string" calcext:value-type="string">
            <text:p>786-78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2-18" calcext:value-type="date">
            <text:p>02/18/18</text:p>
          </table:table-cell>
          <table:table-cell table:style-name="ce16" office:value-type="float" office:value="789" calcext:value-type="float">
            <text:p>78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3bf2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just the tip</text:p>
          </table:table-cell>
        </table:table-row>
        <table:table-row table:style-name="ro2">
          <table:table-cell table:style-name="ce17" office:value-type="date" office:date-value="2018-02-18" calcext:value-type="date">
            <text:p>02/18/18</text:p>
          </table:table-cell>
          <table:table-cell table:style-name="ce16" office:value-type="string" calcext:value-type="string">
            <text:p>790-79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790:Snowden,@JACK - 791:Q+ - 794:clean action approved – 796:FREEDOM.PNG</text:p>
          </table:table-cell>
        </table:table-row>
        <table:table-row table:style-name="ro2">
          <table:table-cell table:style-name="ce17" office:value-type="date" office:date-value="2018-02-21" calcext:value-type="date">
            <text:p>02/21/18</text:p>
          </table:table-cell>
          <table:table-cell table:style-name="ce16" office:value-type="string" calcext:value-type="string">
            <text:p>797-80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0b86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08-02-21" calcext:value-type="date">
            <text:p>02/21/08</text:p>
          </table:table-cell>
          <table:table-cell table:style-name="ce16" office:value-type="string" calcext:value-type="string">
            <text:p>802-80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table:style-name="ce20" office:value-type="string" calcext:value-type="string">
            <text:p>802 patriot-traitor</text:p>
          </table:table-cell>
        </table:table-row>
        <table:table-row table:style-name="ro2">
          <table:table-cell table:style-name="ce17" office:value-type="date" office:date-value="2018-02-22" calcext:value-type="date">
            <text:p>02/22/18</text:p>
          </table:table-cell>
          <table:table-cell table:style-name="ce16" office:value-type="string" calcext:value-type="string">
            <text:p>805-80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03fc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2-22" calcext:value-type="date">
            <text:p>02/22/18</text:p>
          </table:table-cell>
          <table:table-cell table:style-name="ce16" office:value-type="string" calcext:value-type="string">
            <text:p>807-80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539a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table:style-name="ce20"/>
        </table:table-row>
        <table:table-row table:style-name="ro2">
          <table:table-cell table:style-name="ce17" office:value-type="date" office:date-value="2018-02-22" calcext:value-type="date">
            <text:p>02/22/18</text:p>
          </table:table-cell>
          <table:table-cell table:style-name="ce16" office:value-type="string" calcext:value-type="string">
            <text:p>809-81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c977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2-23" calcext:value-type="date">
            <text:p>02/23/18</text:p>
          </table:table-cell>
          <table:table-cell table:style-name="ce16" office:value-type="float" office:value="814" calcext:value-type="float">
            <text:p>81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055aa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2-23" calcext:value-type="date">
            <text:p>02/23/18</text:p>
          </table:table-cell>
          <table:table-cell table:style-name="ce16" office:value-type="string" calcext:value-type="string">
            <text:p>815-81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bc8a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2-23" calcext:value-type="date">
            <text:p>02/23/18</text:p>
          </table:table-cell>
          <table:table-cell table:style-name="ce16" office:value-type="string" calcext:value-type="string">
            <text:p>817-82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3f8788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823 /CM fix code line 1183 <text:s/>seems Qresearch was partial to Ron Watkins</text:p>
          </table:table-cell>
        </table:table-row>
        <table:table-row table:style-name="ro2">
          <table:table-cell table:style-name="ce17" office:value-type="date" office:date-value="2018-02-24" calcext:value-type="date">
            <text:p>02/24/18</text:p>
          </table:table-cell>
          <table:table-cell table:style-name="ce16" office:value-type="string" calcext:value-type="string">
            <text:p>825-82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7510a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3" calcext:value-type="date">
            <text:p>03/03/18</text:p>
          </table:table-cell>
          <table:table-cell table:style-name="ce16" office:value-type="string" calcext:value-type="string">
            <text:p>828-83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5cc0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3" calcext:value-type="date">
            <text:p>03/03/18</text:p>
          </table:table-cell>
          <table:table-cell table:style-name="ce16" office:value-type="string" calcext:value-type="string">
            <text:p>833-83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dc69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4" calcext:value-type="date">
            <text:p>03/04/18</text:p>
          </table:table-cell>
          <table:table-cell table:style-name="ce16" office:value-type="float" office:value="835" calcext:value-type="float">
            <text:p>83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dc69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we are everywhere</text:p>
          </table:table-cell>
        </table:table-row>
        <table:table-row table:style-name="ro2">
          <table:table-cell table:style-name="ce17" office:value-type="date" office:date-value="2018-03-04" calcext:value-type="date">
            <text:p>03/04/18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bebe1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4" calcext:value-type="date">
            <text:p>03/04/18</text:p>
          </table:table-cell>
          <table:table-cell table:style-name="ce16" office:value-type="string" calcext:value-type="string">
            <text:p>837-83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table:style-name="ce20"/>
        </table:table-row>
        <table:table-row table:style-name="ro2">
          <table:table-cell table:style-name="ce17" office:value-type="date" office:date-value="2018-03-04" calcext:value-type="date">
            <text:p>03/04/18</text:p>
          </table:table-cell>
          <table:table-cell table:style-name="ce16" office:value-type="string" calcext:value-type="string">
            <text:p>840-84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33be38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4" calcext:value-type="date">
            <text:p>03/04/18</text:p>
          </table:table-cell>
          <table:table-cell table:style-name="ce16" office:value-type="float" office:value="843" calcext:value-type="float">
            <text:p>84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145782" calcext:value-type="float">
            <text:p>14578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[ROASTED]</text:p>
          </table:table-cell>
        </table:table-row>
        <table:table-row table:style-name="ro2">
          <table:table-cell table:style-name="ce17" office:value-type="date" office:date-value="2018-03-05" calcext:value-type="date">
            <text:p>03/05/18</text:p>
          </table:table-cell>
          <table:table-cell table:style-name="ce16" office:value-type="float" office:value="844" calcext:value-type="float">
            <text:p>84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879d5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0208-03-05" calcext:value-type="date">
            <text:p>03/05/08</text:p>
          </table:table-cell>
          <table:table-cell table:style-name="ce16" office:value-type="float" office:value="845" calcext:value-type="float">
            <text:p>84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bf34e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@snowden</text:p>
          </table:table-cell>
        </table:table-row>
        <table:table-row table:style-name="ro2">
          <table:table-cell table:style-name="ce17" office:value-type="date" office:date-value="2018-03-06" calcext:value-type="date">
            <text:p>03/06/18</text:p>
          </table:table-cell>
          <table:table-cell table:style-name="ce16" office:value-type="string" calcext:value-type="string">
            <text:p>846-84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bf34e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6" calcext:value-type="date">
            <text:p>03/06/18</text:p>
          </table:table-cell>
          <table:table-cell table:style-name="ce16" office:value-type="string" calcext:value-type="string">
            <text:p>849-85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5b191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6" calcext:value-type="date">
            <text:p>03/06/18</text:p>
          </table:table-cell>
          <table:table-cell table:style-name="ce16" office:value-type="string" calcext:value-type="string">
            <text:p>855-85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71c71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856: 11-11-18</text:p>
          </table:table-cell>
        </table:table-row>
        <table:table-row table:style-name="ro2">
          <table:table-cell table:style-name="ce17" office:value-type="date" office:date-value="2018-03-06" calcext:value-type="date">
            <text:p>03/06/18</text:p>
          </table:table-cell>
          <table:table-cell table:style-name="ce16" office:value-type="string" calcext:value-type="string">
            <text:p>857-86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3c553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6" calcext:value-type="date">
            <text:p>03/06/18</text:p>
          </table:table-cell>
          <table:table-cell table:style-name="ce16" office:value-type="float" office:value="865" calcext:value-type="float">
            <text:p>86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3851b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6" calcext:value-type="date">
            <text:p>03/06/18</text:p>
          </table:table-cell>
          <table:table-cell table:style-name="ce16" office:value-type="string" calcext:value-type="string">
            <text:p>866-86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362f9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6" calcext:value-type="date">
            <text:p>03/06/18</text:p>
          </table:table-cell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566f3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7" calcext:value-type="date">
            <text:p>03/07/18</text:p>
          </table:table-cell>
          <table:table-cell table:style-name="ce16" office:value-type="string" calcext:value-type="string">
            <text:p>869-87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969386" calcext:value-type="float">
            <text:p>96938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find @snowden</text:p>
          </table:table-cell>
        </table:table-row>
        <table:table-row table:style-name="ro2">
          <table:table-cell table:style-name="ce17" office:value-type="date" office:date-value="2018-03-07" calcext:value-type="date">
            <text:p>03/07/18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e28b7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7" calcext:value-type="date">
            <text:p>03/07/18</text:p>
          </table:table-cell>
          <table:table-cell table:style-name="ce16" office:value-type="string" calcext:value-type="string">
            <text:p>872-87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969386" calcext:value-type="float">
            <text:p>96938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#internetbillofrights <text:s/>we have a <text:s/>bill of rights already. Why don’t it cover all space? 873:@snowden</text:p>
          </table:table-cell>
        </table:table-row>
        <table:table-row table:style-name="ro2">
          <table:table-cell table:style-name="ce17" office:value-type="date" office:date-value="2018-03-07" calcext:value-type="date">
            <text:p>03/07/18</text:p>
          </table:table-cell>
          <table:table-cell table:style-name="ce16" office:value-type="string" calcext:value-type="string">
            <text:p>874-87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776ee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8" calcext:value-type="date">
            <text:p>03/08/18</text:p>
          </table:table-cell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f3dc7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8" calcext:value-type="date">
            <text:p>03/08/18</text:p>
          </table:table-cell>
          <table:table-cell table:style-name="ce16" office:value-type="string" calcext:value-type="string">
            <text:p>879-88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f9ca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8" calcext:value-type="date">
            <text:p>03/08/18</text:p>
          </table:table-cell>
          <table:table-cell table:style-name="ce16" office:value-type="string" calcext:value-type="string">
            <text:p>881-88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744ac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8" calcext:value-type="date">
            <text:p>03/08/18</text:p>
          </table:table-cell>
          <table:table-cell table:style-name="ce16" office:value-type="string" calcext:value-type="string">
            <text:p>886-888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7d57d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888: mentions iran next, iranian president just died around 5/20/24</text:p>
          </table:table-cell>
        </table:table-row>
        <table:table-row table:style-name="ro2">
          <table:table-cell table:style-name="ce17" office:value-type="date" office:date-value="2018-03-08" calcext:value-type="date">
            <text:p>03/08/18</text:p>
          </table:table-cell>
          <table:table-cell table:style-name="ce16" office:value-type="string" calcext:value-type="string">
            <text:p>889-89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3d632d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893: @snowden</text:p>
          </table:table-cell>
        </table:table-row>
        <table:table-row table:style-name="ro2">
          <table:table-cell table:style-name="ce17" office:value-type="date" office:date-value="2018-03-09" calcext:value-type="date">
            <text:p>03/09/18</text:p>
          </table:table-cell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afa548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09" calcext:value-type="date">
            <text:p>03/09/18</text:p>
          </table:table-cell>
          <table:table-cell table:style-name="ce16" office:value-type="string" calcext:value-type="string">
            <text:p>895-90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4b0ec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898: @Snowden</text:p>
          </table:table-cell>
        </table:table-row>
        <table:table-row table:style-name="ro2">
          <table:table-cell table:style-name="ce17" office:value-type="date" office:date-value="2018-03-09" calcext:value-type="date">
            <text:p>03/09/18</text:p>
          </table:table-cell>
          <table:table-cell table:style-name="ce16" office:value-type="string" calcext:value-type="string">
            <text:p>901-90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6fa57d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903: @Snowden 904:DhytcDFbF5874/37875</text:p>
          </table:table-cell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06-90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452a9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906: AUS donations to clinton foundation. Now think assange</text:p>
          </table:table-cell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10-91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88957f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18-92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b7643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920: @Snowden</text:p>
          </table:table-cell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22-92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f7ea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924: ‘conspiracy’ understand how this word came about #CIA</text:p>
          </table:table-cell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float" office:value="927" calcext:value-type="float">
            <text:p>92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396d7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28-92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39b17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30-93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cca2c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931: Q+</text:p>
          </table:table-cell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35-93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4d8e7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936: Stage Set</text:p>
          </table:table-cell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37-93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fb1a66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40-94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09ae0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10" calcext:value-type="date">
            <text:p>03/10/18</text:p>
          </table:table-cell>
          <table:table-cell table:style-name="ce16" office:value-type="string" calcext:value-type="string">
            <text:p>942-944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d91044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15" calcext:value-type="date">
            <text:p>03/15/18</text:p>
          </table:table-cell>
          <table:table-cell table:style-name="ce16" office:value-type="string" calcext:value-type="string">
            <text:p>945-952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26e3a8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947: IRAN NEXT[ ]</text:p>
          </table:table-cell>
        </table:table-row>
        <table:table-row table:style-name="ro2">
          <table:table-cell table:style-name="ce17" office:value-type="date" office:date-value="2018-03-17" calcext:value-type="date">
            <text:p>03/17/18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/>
        </table:table-row>
        <table:table-row table:style-name="ro2">
          <table:table-cell table:style-name="ce17" office:value-type="date" office:date-value="2018-03-17" calcext:value-type="date">
            <text:p>03/17/18</text:p>
          </table:table-cell>
          <table:table-cell table:style-name="ce16" office:value-type="string" calcext:value-type="string">
            <text:p>954-955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02328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18" calcext:value-type="date">
            <text:p>03/18/18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90d3e8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18" calcext:value-type="date">
            <text:p>03/18/18</text:p>
          </table:table-cell>
          <table:table-cell table:style-name="ce16" office:value-type="float" office:value="957" calcext:value-type="float">
            <text:p>957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5f0f27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why are trips allowed? Whitelist</text:p>
          </table:table-cell>
        </table:table-row>
        <table:table-row table:style-name="ro2">
          <table:table-cell table:style-name="ce17" office:value-type="date" office:date-value="2018-03-21" calcext:value-type="date">
            <text:p>03/21/18</text:p>
          </table:table-cell>
          <table:table-cell table:style-name="ce16" office:value-type="string" calcext:value-type="string">
            <text:p>958-959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b086d2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959: thank you @snowden</text:p>
          </table:table-cell>
        </table:table-row>
        <table:table-row table:style-name="ro2">
          <table:table-cell table:style-name="ce17" office:value-type="date" office:date-value="2018-03-21" calcext:value-type="date">
            <text:p>03/21/18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string" calcext:value-type="string">
            <text:p>382b95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23" calcext:value-type="date">
            <text:p>03/23/18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string" calcext:value-type="string">
            <text:p>!UW.yye1fxo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tripcode update</text:p>
          </table:table-cell>
        </table:table-row>
        <table:table-row table:style-name="ro2">
          <table:table-cell table:style-name="ce17" office:value-type="date" office:date-value="2018-03-23" calcext:value-type="date">
            <text:p>03/23/18</text:p>
          </table:table-cell>
          <table:table-cell table:style-name="ce16" office:value-type="string" calcext:value-type="string">
            <text:p>962-96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962: updated tripcode</text:p>
          </table:table-cell>
        </table:table-row>
        <table:table-row table:style-name="ro2">
          <table:table-cell table:style-name="ce17" office:value-type="date" office:date-value="2018-03-28" calcext:value-type="date">
            <text:p>03/28/18</text:p>
          </table:table-cell>
          <table:table-cell table:style-name="ce16" office:value-type="string" calcext:value-type="string">
            <text:p>964-968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greatawakening</text:p>
          </table:table-cell>
          <table:table-cell office:value-type="string" calcext:value-type="string">
            <text:p>964: Buckle Up</text:p>
          </table:table-cell>
        </table:table-row>
        <table:table-row table:style-name="ro2">
          <table:table-cell table:style-name="ce17" office:value-type="date" office:date-value="2018-03-28" calcext:value-type="date">
            <text:p>03/28/18</text:p>
          </table:table-cell>
          <table:table-cell table:style-name="ce16" office:value-type="string" calcext:value-type="string">
            <text:p>969-97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1a891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3-28" calcext:value-type="date">
            <text:p>03/28/18</text:p>
          </table:table-cell>
          <table:table-cell table:style-name="ce16" office:value-type="float" office:value="971" calcext:value-type="float">
            <text:p>97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8c230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3-28" calcext:value-type="date">
            <text:p>03/28/18</text:p>
          </table:table-cell>
          <table:table-cell table:style-name="ce16" office:value-type="string" calcext:value-type="string">
            <text:p>972-97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24b2f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1" office:value-type="string" calcext:value-type="string">
            <text:p>973: /CM/ locked out of /GA/, <text:s/>974: /Locked/ - no further posts on /GA/ - /KILL</text:p>
          </table:table-cell>
        </table:table-row>
        <table:table-row table:style-name="ro2">
          <table:table-cell table:style-name="ce17" office:value-type="date" office:date-value="2018-03-28" calcext:value-type="date">
            <text:p>03/28/18</text:p>
          </table:table-cell>
          <table:table-cell table:style-name="ce16" office:value-type="string" calcext:value-type="string">
            <text:p>976-98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23de7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978: /GA/ is dead 979: /GA/ is dead. Check line 119 $4$#$*( New Board being routed</text:p>
          </table:table-cell>
        </table:table-row>
        <table:table-row table:style-name="ro2">
          <table:table-cell table:style-name="ce17" office:value-type="date" office:date-value="2018-03-28" calcext:value-type="date">
            <text:p>03/28/18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e9c4a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/GA/ will change.</text:p>
          </table:table-cell>
        </table:table-row>
        <table:table-row table:style-name="ro2">
          <table:table-cell table:style-name="ce17" office:value-type="date" office:date-value="2018-03-29" calcext:value-type="date">
            <text:p>03/29/18</text:p>
          </table:table-cell>
          <table:table-cell table:style-name="ce16" office:value-type="float" office:value="982" calcext:value-type="float">
            <text:p>98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e2706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2" calcext:value-type="date">
            <text:p>04/02/18</text:p>
          </table:table-cell>
          <table:table-cell table:style-name="ce16" office:value-type="string" calcext:value-type="string">
            <text:p>983-98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feab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2" calcext:value-type="date">
            <text:p>04/02/18</text:p>
          </table:table-cell>
          <table:table-cell table:style-name="ce16" office:value-type="string" calcext:value-type="string">
            <text:p>986-98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f89a5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string" calcext:value-type="string">
            <text:p>04/02/18-04/03/18</text:p>
          </table:table-cell>
          <table:table-cell table:style-name="ce16" office:value-type="string" calcext:value-type="string">
            <text:p>988-99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91f56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3" calcext:value-type="date">
            <text:p>04/03/18</text:p>
          </table:table-cell>
          <table:table-cell table:style-name="ce16" office:value-type="string" calcext:value-type="string">
            <text:p>995-99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63ae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4-03" calcext:value-type="date">
            <text:p>04/03/18</text:p>
          </table:table-cell>
          <table:table-cell table:style-name="ce16" office:value-type="string" calcext:value-type="string">
            <text:p>998-100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474d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4-03" calcext:value-type="date">
            <text:p>04/03/18</text:p>
          </table:table-cell>
          <table:table-cell table:style-name="ce16" office:value-type="string" calcext:value-type="string">
            <text:p>1005-100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c7ccb9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4-04" calcext:value-type="date">
            <text:p>04/04/18</text:p>
          </table:table-cell>
          <table:table-cell table:style-name="ce16" office:value-type="string" calcext:value-type="string">
            <text:p>1008-100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8071a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4-04" calcext:value-type="date">
            <text:p>04/04/18</text:p>
          </table:table-cell>
          <table:table-cell table:style-name="ce16" office:value-type="string" calcext:value-type="string">
            <text:p>1010-101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72297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013: Operation Q-T2810C. False drops ,1014: @jack</text:p>
          </table:table-cell>
        </table:table-row>
        <table:table-row table:style-name="ro2">
          <table:table-cell table:style-name="ce17" office:value-type="date" office:date-value="2018-04-04" calcext:value-type="date">
            <text:p>04/04/18</text:p>
          </table:table-cell>
          <table:table-cell table:style-name="ce16" office:value-type="string" calcext:value-type="string">
            <text:p>1015-101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73f65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015: $3.5mm Chuck Schumer – Israel. 1019: follow the LOOP</text:p>
          </table:table-cell>
        </table:table-row>
        <table:table-row table:style-name="ro2">
          <table:table-cell table:style-name="ce17" office:value-type="date" office:date-value="2018-04-04" calcext:value-type="date">
            <text:p>04/04/18</text:p>
          </table:table-cell>
          <table:table-cell table:style-name="ce16" office:value-type="string" calcext:value-type="string">
            <text:p>1020-102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169658" calcext:value-type="float">
            <text:p>16965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020: NG now active. Refer to old drops re: SA / NG. The WAVE, <text:s/>1021: 1832 Rothschild loan to the Holy See</text:p>
          </table:table-cell>
        </table:table-row>
        <table:table-row table:style-name="ro2">
          <table:table-cell table:style-name="ce17" office:value-type="date" office:date-value="2018-04-04" calcext:value-type="date">
            <text:p>04/04/18</text:p>
          </table:table-cell>
          <table:table-cell table:style-name="ce16" office:value-type="string" calcext:value-type="string">
            <text:p>1024-102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c287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024: Jared Cohen</text:p>
          </table:table-cell>
        </table:table-row>
        <table:table-row table:style-name="ro2">
          <table:table-cell table:style-name="ce17" office:value-type="date" office:date-value="2018-04-04" calcext:value-type="date">
            <text:p>04/04/18</text:p>
          </table:table-cell>
          <table:table-cell table:style-name="ce16" office:value-type="string" calcext:value-type="string">
            <text:p>1026-102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3a3a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5" calcext:value-type="date">
            <text:p>04/05/18</text:p>
          </table:table-cell>
          <table:table-cell table:style-name="ce16" office:value-type="float" office:value="1028" calcext:value-type="float">
            <text:p>1028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79278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5:5 Q+</text:p>
          </table:table-cell>
        </table:table-row>
        <table:table-row table:style-name="ro2">
          <table:table-cell table:style-name="ce17" office:value-type="string" calcext:value-type="string">
            <text:p>04/05/18-04/06/18</text:p>
          </table:table-cell>
          <table:table-cell table:style-name="ce16" office:value-type="string" calcext:value-type="string">
            <text:p>1029-103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19b49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32-103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db01f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float" office:value="1036" calcext:value-type="float">
            <text:p>103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dcd65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37-1038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311352" calcext:value-type="float">
            <text:p>31135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1" office:value-type="string" calcext:value-type="string">
            <text:p>1037:05:05 1038: Q+</text:p>
          </table:table-cell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39-104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57f8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42-1048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03213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49-105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e90a51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51-105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faef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53-105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a876c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054: Look up Ray.Chandler</text:p>
          </table:table-cell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55-1058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207e5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Why is E so vocal against POTUS? RAY Rachel Chandler</text:p>
          </table:table-cell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59-106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0d34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6" calcext:value-type="date">
            <text:p>04/06/18</text:p>
          </table:table-cell>
          <table:table-cell table:style-name="ce16" office:value-type="string" calcext:value-type="string">
            <text:p>1061-106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ae4d6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063: @snowden</text:p>
          </table:table-cell>
        </table:table-row>
        <table:table-row table:style-name="ro2">
          <table:table-cell table:style-name="ce17" office:value-type="date" office:date-value="2018-04-07" calcext:value-type="date">
            <text:p>04/07/18</text:p>
          </table:table-cell>
          <table:table-cell table:style-name="ce16" office:value-type="float" office:value="1064" calcext:value-type="float">
            <text:p>106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0049d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7" calcext:value-type="date">
            <text:p>04/07/18</text:p>
          </table:table-cell>
          <table:table-cell table:style-name="ce16" office:value-type="string" calcext:value-type="string">
            <text:p>1065-106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d5a7f5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065: the island, 1066: RC end</text:p>
          </table:table-cell>
        </table:table-row>
        <table:table-row table:style-name="ro2">
          <table:table-cell table:style-name="ce17" office:value-type="date" office:date-value="2018-04-07" calcext:value-type="date">
            <text:p>04/07/18</text:p>
          </table:table-cell>
          <table:table-cell table:style-name="ce16" office:value-type="string" calcext:value-type="string">
            <text:p>1068-107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83ca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072: CA is special</text:p>
          </table:table-cell>
        </table:table-row>
        <table:table-row table:style-name="ro2">
          <table:table-cell table:style-name="ce17" office:value-type="date" office:date-value="2018-04-07" calcext:value-type="date">
            <text:p>04/07/18</text:p>
          </table:table-cell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9da7c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7" calcext:value-type="date">
            <text:p>04/07/18</text:p>
          </table:table-cell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bfcbf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7" calcext:value-type="date">
            <text:p>04/07/18</text:p>
          </table:table-cell>
          <table:table-cell table:style-name="ce16" office:value-type="string" calcext:value-type="string">
            <text:p>1075-107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d1eeb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8" calcext:value-type="date">
            <text:p>04/08/18</text:p>
          </table:table-cell>
          <table:table-cell table:style-name="ce16" office:value-type="string" calcext:value-type="string">
            <text:p>1077-107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c9682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8" calcext:value-type="date">
            <text:p>04/08/18</text:p>
          </table:table-cell>
          <table:table-cell table:style-name="ce16" office:value-type="float" office:value="1080" calcext:value-type="float">
            <text:p>108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d6f611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8" calcext:value-type="date">
            <text:p>04/08/18</text:p>
          </table:table-cell>
          <table:table-cell table:style-name="ce16" office:value-type="float" office:value="1081" calcext:value-type="float">
            <text:p>108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e23926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9-04-08" calcext:value-type="date">
            <text:p>04/08/19</text:p>
          </table:table-cell>
          <table:table-cell table:style-name="ce16" office:value-type="string" calcext:value-type="string">
            <text:p>1082-108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a0205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8" calcext:value-type="date">
            <text:p>04/08/18</text:p>
          </table:table-cell>
          <table:table-cell table:style-name="ce16" office:value-type="string" calcext:value-type="string">
            <text:p>1085-108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f685c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8" calcext:value-type="date">
            <text:p>04/08/18</text:p>
          </table:table-cell>
          <table:table-cell table:style-name="ce16" office:value-type="string" calcext:value-type="string">
            <text:p>1088-109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198500" calcext:value-type="float">
            <text:p>19850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8" calcext:value-type="date">
            <text:p>04/08/18</text:p>
          </table:table-cell>
          <table:table-cell table:style-name="ce16" office:value-type="string" calcext:value-type="string">
            <text:p>1093-1096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1980e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8" calcext:value-type="date">
            <text:p>04/08/18</text:p>
          </table:table-cell>
          <table:table-cell table:style-name="ce16" office:value-type="string" calcext:value-type="string">
            <text:p>1097-109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2706b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9" calcext:value-type="date">
            <text:p>04/09/18</text:p>
          </table:table-cell>
          <table:table-cell table:style-name="ce16" office:value-type="string" calcext:value-type="string">
            <text:p>1100-110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7ec299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02: @Jack, Meta/Facebook is spying on you even without account. Think of every new phone. What apk or ios? </text:p>
          </table:table-cell>
        </table:table-row>
        <table:table-row table:style-name="ro2">
          <table:table-cell table:style-name="ce17" office:value-type="date" office:date-value="2018-04-09" calcext:value-type="date">
            <text:p>04/09/18</text:p>
          </table:table-cell>
          <table:table-cell table:style-name="ce16" office:value-type="string" calcext:value-type="string">
            <text:p>1104-110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28003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04: the stage had to be set, “Central” Algo. Who controls that algo? 1106: israel/syria</text:p>
          </table:table-cell>
        </table:table-row>
        <table:table-row table:style-name="ro2">
          <table:table-cell table:style-name="ce17" office:value-type="date" office:date-value="2018-04-09" calcext:value-type="date">
            <text:p>04/09/18</text:p>
          </table:table-cell>
          <table:table-cell table:style-name="ce16" office:value-type="float" office:value="1108" calcext:value-type="float">
            <text:p>1108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2dba29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IRAN threats to restart Nuclear Missile program</text:p>
          </table:table-cell>
        </table:table-row>
        <table:table-row table:style-name="ro2">
          <table:table-cell table:style-name="ce17" office:value-type="date" office:date-value="2018-04-09" calcext:value-type="date">
            <text:p>04/09/18</text:p>
          </table:table-cell>
          <table:table-cell table:style-name="ce16" office:value-type="float" office:value="1109" calcext:value-type="float">
            <text:p>110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767fb5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9" calcext:value-type="date">
            <text:p>04/09/18</text:p>
          </table:table-cell>
          <table:table-cell table:style-name="ce16" office:value-type="float" office:value="1110" calcext:value-type="float">
            <text:p>111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b7b54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9" calcext:value-type="date">
            <text:p>04/09/18</text:p>
          </table:table-cell>
          <table:table-cell table:style-name="ce16" office:value-type="string" calcext:value-type="string">
            <text:p>1111-111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d9b42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09" calcext:value-type="date">
            <text:p>04/09/18</text:p>
          </table:table-cell>
          <table:table-cell table:style-name="ce16" office:value-type="string" calcext:value-type="string">
            <text:p>1114-111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0cd76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15: (cohen)</text:p>
          </table:table-cell>
        </table:table-row>
        <table:table-row table:style-name="ro2">
          <table:table-cell table:style-name="ce17" office:value-type="string" calcext:value-type="string">
            <text:p>04/09/218-04/10/18</text:p>
          </table:table-cell>
          <table:table-cell table:style-name="ce16" office:value-type="string" calcext:value-type="string">
            <text:p>1116-111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83ca4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0" calcext:value-type="date">
            <text:p>04/10/18</text:p>
          </table:table-cell>
          <table:table-cell table:style-name="ce16" office:value-type="string" calcext:value-type="string">
            <text:p>1120-112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bbd97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0" calcext:value-type="date">
            <text:p>04/10/18</text:p>
          </table:table-cell>
          <table:table-cell table:style-name="ce16" office:value-type="float" office:value="1122" calcext:value-type="float">
            <text:p>112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66ab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0" calcext:value-type="date">
            <text:p>04/10/18</text:p>
          </table:table-cell>
          <table:table-cell table:style-name="ce16" office:value-type="float" office:value="1123" calcext:value-type="float">
            <text:p>112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f4282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0" calcext:value-type="date">
            <text:p>04/10/18</text:p>
          </table:table-cell>
          <table:table-cell table:style-name="ce16" office:value-type="float" office:value="1124" calcext:value-type="float">
            <text:p>112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06cd81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@snowden</text:p>
          </table:table-cell>
        </table:table-row>
        <table:table-row table:style-name="ro2">
          <table:table-cell table:style-name="ce17" office:value-type="date" office:date-value="2018-04-11" calcext:value-type="date">
            <text:p>04/11/18</text:p>
          </table:table-cell>
          <table:table-cell table:style-name="ce16" office:value-type="string" calcext:value-type="string">
            <text:p>1125-112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564897" calcext:value-type="float">
            <text:p>56489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27: Nat Sec laws, What law would this be and which agencies is it attached to?</text:p>
          </table:table-cell>
        </table:table-row>
        <table:table-row table:style-name="ro2">
          <table:table-cell table:style-name="ce17" office:value-type="date" office:date-value="2018-04-11" calcext:value-type="date">
            <text:p>04/11/18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a3385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1" calcext:value-type="date">
            <text:p>04/11/18</text:p>
          </table:table-cell>
          <table:table-cell table:style-name="ce16" office:value-type="string" calcext:value-type="string">
            <text:p>1131-113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6da08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1" calcext:value-type="date">
            <text:p>04/11/18</text:p>
          </table:table-cell>
          <table:table-cell table:style-name="ce16" office:value-type="float" office:value="1133" calcext:value-type="float">
            <text:p>113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e8e4f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#17</text:p>
          </table:table-cell>
        </table:table-row>
        <table:table-row table:style-name="ro2">
          <table:table-cell table:style-name="ce17" office:value-type="date" office:date-value="2018-04-12" calcext:value-type="date">
            <text:p>04/12/18</text:p>
          </table:table-cell>
          <table:table-cell table:style-name="ce16" office:value-type="string" calcext:value-type="string">
            <text:p>1134-113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f666d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2" calcext:value-type="date">
            <text:p>04/12/18</text:p>
          </table:table-cell>
          <table:table-cell table:style-name="ce16" office:value-type="string" calcext:value-type="string">
            <text:p>1138-113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832f4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2" calcext:value-type="date">
            <text:p>04/12/18</text:p>
          </table:table-cell>
          <table:table-cell table:style-name="ce16" office:value-type="string" calcext:value-type="string">
            <text:p>1140-114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8c59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44: twitter down injection good</text:p>
          </table:table-cell>
        </table:table-row>
        <table:table-row table:style-name="ro2">
          <table:table-cell table:style-name="ce17" office:value-type="date" office:date-value="2018-04-13" calcext:value-type="date">
            <text:p>04/13/18</text:p>
          </table:table-cell>
          <table:table-cell table:style-name="ce16" office:value-type="float" office:value="1145" calcext:value-type="float">
            <text:p>114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18f5f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4" calcext:value-type="date">
            <text:p>04/14/18</text:p>
          </table:table-cell>
          <table:table-cell table:style-name="ce16" office:value-type="float" office:value="1146" calcext:value-type="float">
            <text:p>114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072be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5" calcext:value-type="date">
            <text:p>04/15/18</text:p>
          </table:table-cell>
          <table:table-cell table:style-name="ce16" office:value-type="string" calcext:value-type="string">
            <text:p>1147-115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bbec1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5" calcext:value-type="date">
            <text:p>04/15/18</text:p>
          </table:table-cell>
          <table:table-cell table:style-name="ce16" office:value-type="string" calcext:value-type="string">
            <text:p>1151-115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531a51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5" calcext:value-type="date">
            <text:p>04/15/18</text:p>
          </table:table-cell>
          <table:table-cell table:style-name="ce16" office:value-type="string" calcext:value-type="string">
            <text:p>1155-116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b53533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5" calcext:value-type="date">
            <text:p>04/15/18</text:p>
          </table:table-cell>
          <table:table-cell table:style-name="ce16" office:value-type="string" calcext:value-type="string">
            <text:p>1161-116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1c4db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5" calcext:value-type="date">
            <text:p>04/15/18</text:p>
          </table:table-cell>
          <table:table-cell table:style-name="ce16" office:value-type="float" office:value="1163" calcext:value-type="float">
            <text:p>116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26650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6" calcext:value-type="date">
            <text:p>04/16/18</text:p>
          </table:table-cell>
          <table:table-cell table:style-name="ce16" office:value-type="float" office:value="1164" calcext:value-type="float">
            <text:p>116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2a82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6" calcext:value-type="date">
            <text:p>04/16/18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17daf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6" calcext:value-type="date">
            <text:p>04/16/18</text:p>
          </table:table-cell>
          <table:table-cell table:style-name="ce16" office:value-type="string" calcext:value-type="string">
            <text:p>1166-116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868799" calcext:value-type="float">
            <text:p>868799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67: 23andMe,, Protect your dna. What are they doing with the dna they collect?</text:p>
          </table:table-cell>
        </table:table-row>
        <table:table-row table:style-name="ro2">
          <table:table-cell table:style-name="ce17" office:value-type="date" office:date-value="2018-04-16" calcext:value-type="date">
            <text:p>04/16/18</text:p>
          </table:table-cell>
          <table:table-cell table:style-name="ce16" office:value-type="float" office:value="1168" calcext:value-type="float">
            <text:p>1168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057416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7" calcext:value-type="date">
            <text:p>04/17/18</text:p>
          </table:table-cell>
          <table:table-cell table:style-name="ce16" office:value-type="string" calcext:value-type="string">
            <text:p>1169-1173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551e6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7" calcext:value-type="date">
            <text:p>04/17/18</text:p>
          </table:table-cell>
          <table:table-cell table:style-name="ce16" office:value-type="string" calcext:value-type="string">
            <text:p>1174-1175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58f549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8" calcext:value-type="date">
            <text:p>04/18/18</text:p>
          </table:table-cell>
          <table:table-cell table:style-name="ce16" office:value-type="string" calcext:value-type="string">
            <text:p>1176-1177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0ea03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8" calcext:value-type="date">
            <text:p>04/18/18</text:p>
          </table:table-cell>
          <table:table-cell table:style-name="ce16" office:value-type="float" office:value="1178" calcext:value-type="float">
            <text:p>1178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1d60ad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9" calcext:value-type="date">
            <text:p>04/19/18</text:p>
          </table:table-cell>
          <table:table-cell table:style-name="ce16" office:value-type="float" office:value="1179" calcext:value-type="float">
            <text:p>1179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ff401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9" calcext:value-type="date">
            <text:p>04/19/18</text:p>
          </table:table-cell>
          <table:table-cell table:style-name="ce16" office:value-type="string" calcext:value-type="string">
            <text:p>1180-1183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<text:s/>d2460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9" calcext:value-type="date">
            <text:p>04/19/18</text:p>
          </table:table-cell>
          <table:table-cell table:style-name="ce16" office:value-type="string" calcext:value-type="string">
            <text:p>1184-1187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549b47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86: “Pompeo” most senior official to visit NK since? </text:p>
          </table:table-cell>
        </table:table-row>
        <table:table-row table:style-name="ro2">
          <table:table-cell table:style-name="ce17" office:value-type="date" office:date-value="2018-04-19" calcext:value-type="date">
            <text:p>04/19/18</text:p>
          </table:table-cell>
          <table:table-cell table:style-name="ce16" office:value-type="string" calcext:value-type="string">
            <text:p>1188-1189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e7ff65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188: eyes only</text:p>
          </table:table-cell>
        </table:table-row>
        <table:table-row table:style-name="ro2">
          <table:table-cell table:style-name="ce17" office:value-type="date" office:date-value="2018-04-19" calcext:value-type="date">
            <text:p>04/19/18</text:p>
          </table:table-cell>
          <table:table-cell table:style-name="ce16" office:value-type="float" office:value="1190" calcext:value-type="float">
            <text:p>1190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eb184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19" calcext:value-type="date">
            <text:p>04/19/18</text:p>
          </table:table-cell>
          <table:table-cell table:style-name="ce16" office:value-type="string" calcext:value-type="string">
            <text:p>1191-1198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<text:s/>d7571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0" calcext:value-type="date">
            <text:p>04/20/18</text:p>
          </table:table-cell>
          <table:table-cell table:style-name="ce16" office:value-type="string" calcext:value-type="string">
            <text:p>1199-120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5a115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0" calcext:value-type="date">
            <text:p>04/20/18</text:p>
          </table:table-cell>
          <table:table-cell table:style-name="ce16" office:value-type="float" office:value="1202" calcext:value-type="float">
            <text:p>120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382d0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0" calcext:value-type="date">
            <text:p>04/20/18</text:p>
          </table:table-cell>
          <table:table-cell table:style-name="ce16" office:value-type="string" calcext:value-type="string">
            <text:p>1203-120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948590" calcext:value-type="float">
            <text:p>94859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Helicopter crash,, Iran’s president just died in a helicopter crash</text:p>
          </table:table-cell>
        </table:table-row>
        <table:table-row table:style-name="ro2">
          <table:table-cell table:style-name="ce17" office:value-type="date" office:date-value="2018-04-20" calcext:value-type="date">
            <text:p>04/20/18</text:p>
          </table:table-cell>
          <table:table-cell table:style-name="ce16" office:value-type="string" calcext:value-type="string">
            <text:p>1206-120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df4bad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0" calcext:value-type="date">
            <text:p>04/20/18</text:p>
          </table:table-cell>
          <table:table-cell table:style-name="ce16" office:value-type="string" calcext:value-type="string">
            <text:p>1208-121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c95f7e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0" calcext:value-type="date">
            <text:p>04/20/18</text:p>
          </table:table-cell>
          <table:table-cell table:style-name="ce16" office:value-type="string" calcext:value-type="string">
            <text:p>1213-121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e5f893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0" calcext:value-type="date">
            <text:p>04/20/18</text:p>
          </table:table-cell>
          <table:table-cell table:style-name="ce16" office:value-type="float" office:value="1216" calcext:value-type="float">
            <text:p>121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5d50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1" calcext:value-type="date">
            <text:p>04/21/18</text:p>
          </table:table-cell>
          <table:table-cell table:style-name="ce16" office:value-type="string" calcext:value-type="string">
            <text:p>1217-121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4b14c6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1" calcext:value-type="date">
            <text:p>04/21/18</text:p>
          </table:table-cell>
          <table:table-cell table:style-name="ce16" office:value-type="float" office:value="1220" calcext:value-type="float">
            <text:p>122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b23701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1" calcext:value-type="date">
            <text:p>04/21/18</text:p>
          </table:table-cell>
          <table:table-cell table:style-name="ce16" office:value-type="string" calcext:value-type="string">
            <text:p>1221-122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f49c4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1" calcext:value-type="date">
            <text:p>04/21/18</text:p>
          </table:table-cell>
          <table:table-cell table:style-name="ce16" office:value-type="string" calcext:value-type="string">
            <text:p>1227-1228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32d63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1" calcext:value-type="date">
            <text:p>04/21/18</text:p>
          </table:table-cell>
          <table:table-cell table:style-name="ce16" office:value-type="string" calcext:value-type="string">
            <text:p>1229-1232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b7a0a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1" calcext:value-type="date">
            <text:p>04/21/18</text:p>
          </table:table-cell>
          <table:table-cell table:style-name="ce16" office:value-type="string" calcext:value-type="string">
            <text:p>1233-1234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30e575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234: 11-11-18</text:p>
          </table:table-cell>
        </table:table-row>
        <table:table-row table:style-name="ro2">
          <table:table-cell table:style-name="ce17" office:value-type="date" office:date-value="2018-04-22" calcext:value-type="date">
            <text:p>04/22/18</text:p>
          </table:table-cell>
          <table:table-cell table:style-name="ce16" office:value-type="float" office:value="1235" calcext:value-type="float">
            <text:p>1235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ba3f8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2" calcext:value-type="date">
            <text:p>04/22/18</text:p>
          </table:table-cell>
          <table:table-cell table:style-name="ce16" office:value-type="string" calcext:value-type="string">
            <text:p>1236-1237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3e493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237: [Muslim Brotherhood]</text:p>
          </table:table-cell>
        </table:table-row>
        <table:table-row table:style-name="ro2">
          <table:table-cell table:style-name="ce17" office:value-type="date" office:date-value="2018-04-22" calcext:value-type="date">
            <text:p>04/22/18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19541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2" calcext:value-type="date">
            <text:p>04/22/18</text:p>
          </table:table-cell>
          <table:table-cell table:style-name="ce16" office:value-type="float" office:value="1239" calcext:value-type="float">
            <text:p>1239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c905b2 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2" calcext:value-type="date">
            <text:p>04/22/18</text:p>
          </table:table-cell>
          <table:table-cell table:style-name="ce16" office:value-type="float" office:value="1240" calcext:value-type="float">
            <text:p>1240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ebd936 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3" calcext:value-type="date">
            <text:p>04/23/18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a2d4d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Iran is next</text:p>
          </table:table-cell>
        </table:table-row>
        <table:table-row table:style-name="ro2">
          <table:table-cell table:style-name="ce17" office:value-type="date" office:date-value="2018-04-23" calcext:value-type="date">
            <text:p>04/23/18</text:p>
          </table:table-cell>
          <table:table-cell table:style-name="ce16" office:value-type="string" calcext:value-type="string">
            <text:p>1242-1244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25d216 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Do you believe?</text:p>
          </table:table-cell>
        </table:table-row>
        <table:table-row table:style-name="ro2">
          <table:table-cell table:style-name="ce17" office:value-type="date" office:date-value="2018-04-23" calcext:value-type="date">
            <text:p>04/23/18</text:p>
          </table:table-cell>
          <table:table-cell table:style-name="ce16" office:value-type="string" calcext:value-type="string">
            <text:p>1245-1248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3b9a43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245: mentions of iran again</text:p>
          </table:table-cell>
        </table:table-row>
        <table:table-row table:style-name="ro2">
          <table:table-cell table:style-name="ce17" office:value-type="date" office:date-value="2018-04-23" calcext:value-type="date">
            <text:p>04/23/18</text:p>
          </table:table-cell>
          <table:table-cell table:style-name="ce16" office:value-type="string" calcext:value-type="string">
            <text:p>1249-1250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5b3c7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3" calcext:value-type="date">
            <text:p>04/23/18</text:p>
          </table:table-cell>
          <table:table-cell table:style-name="ce16" office:value-type="float" office:value="1251" calcext:value-type="float">
            <text:p>1251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6e7a9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3" calcext:value-type="date">
            <text:p>04/23/18</text:p>
          </table:table-cell>
          <table:table-cell table:style-name="ce16" office:value-type="float" office:value="1252" calcext:value-type="float">
            <text:p>1252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<text:s/>56807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3" calcext:value-type="date">
            <text:p>04/23/18</text:p>
          </table:table-cell>
          <table:table-cell table:style-name="ce16" office:value-type="float" office:value="1253" calcext:value-type="float">
            <text:p>1253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ac300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4" calcext:value-type="date">
            <text:p>04/24/18</text:p>
          </table:table-cell>
          <table:table-cell table:style-name="ce16" office:value-type="string" calcext:value-type="string">
            <text:p>1254-1259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<text:s/>bc4b43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4" calcext:value-type="date">
            <text:p>04/24/18</text:p>
          </table:table-cell>
          <table:table-cell table:style-name="ce16" office:value-type="float" office:value="1260" calcext:value-type="float">
            <text:p>1260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5155b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5" calcext:value-type="date">
            <text:p>04/25/18</text:p>
          </table:table-cell>
          <table:table-cell table:style-name="ce16" office:value-type="string" calcext:value-type="string">
            <text:p>1261-1264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a4fd3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5" calcext:value-type="date">
            <text:p>04/25/18</text:p>
          </table:table-cell>
          <table:table-cell table:style-name="ce16" office:value-type="string" calcext:value-type="string">
            <text:p>1265-1267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<text:s/>900681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5" calcext:value-type="date">
            <text:p>04/25/18</text:p>
          </table:table-cell>
          <table:table-cell table:style-name="ce16" office:value-type="float" office:value="1268" calcext:value-type="float">
            <text:p>1268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031ee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5" calcext:value-type="date">
            <text:p>04/25/18</text:p>
          </table:table-cell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c2ded6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5" calcext:value-type="date">
            <text:p>04/25/18</text:p>
          </table:table-cell>
          <table:table-cell table:style-name="ce16" office:value-type="string" calcext:value-type="string">
            <text:p>1270-1271</text:p>
          </table:table-cell>
          <table:table-cell table:style-name="ce16" office:value-type="string" calcext:value-type="string">
            <text:p>!xowAT4Z3VQ</text:p>
          </table:table-cell>
          <table:table-cell table:style-name="ce18" office:value-type="string" calcext:value-type="string">
            <text:p>025fd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5" calcext:value-type="date">
            <text:p>04/25/18</text:p>
          </table:table-cell>
          <table:table-cell table:style-name="ce16" office:value-type="string" calcext:value-type="string">
            <text:p>1272-127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8fd529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5" calcext:value-type="date">
            <text:p>04/25/18</text:p>
          </table:table-cell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da1a4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6" calcext:value-type="date">
            <text:p>04/26/18</text:p>
          </table:table-cell>
          <table:table-cell table:style-name="ce16" office:value-type="string" calcext:value-type="string">
            <text:p>1275-127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1f0a66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6" calcext:value-type="date">
            <text:p>04/26/18</text:p>
          </table:table-cell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f37e49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6" calcext:value-type="date">
            <text:p>04/26/18</text:p>
          </table:table-cell>
          <table:table-cell table:style-name="ce16" office:value-type="string" calcext:value-type="string">
            <text:p>1278-127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3c7fe2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7" calcext:value-type="date">
            <text:p>04/27/18</text:p>
          </table:table-cell>
          <table:table-cell table:style-name="ce16" office:value-type="string" calcext:value-type="string">
            <text:p>1280-128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40d9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280: Flynn is safe hmm</text:p>
          </table:table-cell>
        </table:table-row>
        <table:table-row table:style-name="ro2">
          <table:table-cell table:style-name="ce17" office:value-type="date" office:date-value="2018-04-27" calcext:value-type="date">
            <text:p>04/27/18</text:p>
          </table:table-cell>
          <table:table-cell table:style-name="ce16" office:value-type="string" calcext:value-type="string">
            <text:p>1282-128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58ac53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7" calcext:value-type="date">
            <text:p>04/27/18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2b7ed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7" calcext:value-type="date">
            <text:p>04/27/18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9f1575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7" calcext:value-type="date">
            <text:p>04/27/18</text:p>
          </table:table-cell>
          <table:table-cell table:style-name="ce16" office:value-type="float" office:value="1287" calcext:value-type="float">
            <text:p>128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6e1ca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7" calcext:value-type="date">
            <text:p>04/27/18</text:p>
          </table:table-cell>
          <table:table-cell table:style-name="ce16" office:value-type="string" calcext:value-type="string">
            <text:p>1288-129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5086f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8" calcext:value-type="date">
            <text:p>04/28/18</text:p>
          </table:table-cell>
          <table:table-cell table:style-name="ce16" office:value-type="float" office:value="1291" calcext:value-type="float">
            <text:p>129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2c6ba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8" calcext:value-type="date">
            <text:p>04/28/18</text:p>
          </table:table-cell>
          <table:table-cell table:style-name="ce16" office:value-type="string" calcext:value-type="string">
            <text:p>1292-129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8a0a0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293: Noted:IP-Ghost:</text:p>
          </table:table-cell>
        </table:table-row>
        <table:table-row table:style-name="ro2">
          <table:table-cell table:style-name="ce17" office:value-type="date" office:date-value="2018-04-28" calcext:value-type="date">
            <text:p>04/28/18</text:p>
          </table:table-cell>
          <table:table-cell table:style-name="ce16" office:value-type="float" office:value="1294" calcext:value-type="float">
            <text:p>129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8a0a0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29" calcext:value-type="date">
            <text:p>04/29/18</text:p>
          </table:table-cell>
          <table:table-cell table:style-name="ce16" office:value-type="string" calcext:value-type="string">
            <text:p>1295-129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09b0d5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296 and 1297 Q+</text:p>
          </table:table-cell>
        </table:table-row>
        <table:table-row table:style-name="ro2">
          <table:table-cell table:style-name="ce17" office:value-type="date" office:date-value="2018-04-29" calcext:value-type="date">
            <text:p>04/29/18</text:p>
          </table:table-cell>
          <table:table-cell table:style-name="ce16" office:value-type="string" calcext:value-type="string">
            <text:p>1298-129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038c68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30" calcext:value-type="date">
            <text:p>04/30/18</text:p>
          </table:table-cell>
          <table:table-cell table:style-name="ce16" office:value-type="string" calcext:value-type="string">
            <text:p>1300-130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c6a0d5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30" calcext:value-type="date">
            <text:p>04/30/18</text:p>
          </table:table-cell>
          <table:table-cell table:style-name="ce16" office:value-type="float" office:value="1304" calcext:value-type="float">
            <text:p>1304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2b9f1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30" calcext:value-type="date">
            <text:p>04/30/18</text:p>
          </table:table-cell>
          <table:table-cell table:style-name="ce16" office:value-type="float" office:value="1305" calcext:value-type="float">
            <text:p>1305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04475a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30" calcext:value-type="date">
            <text:p>04/30/18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e7b971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4-30" calcext:value-type="date">
            <text:p>04/30/18</text:p>
          </table:table-cell>
          <table:table-cell table:style-name="ce16" office:value-type="float" office:value="1307" calcext:value-type="float">
            <text:p>1307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53e65c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02" calcext:value-type="date">
            <text:p>05/02/18</text:p>
          </table:table-cell>
          <table:table-cell table:style-name="ce16" office:value-type="string" calcext:value-type="string">
            <text:p>1308-1309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<text:s/>5728fb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02" calcext:value-type="date">
            <text:p>05/02/18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8d2a82 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04" calcext:value-type="date">
            <text:p>05/04/18</text:p>
          </table:table-cell>
          <table:table-cell table:style-name="ce16" office:value-type="float" office:value="1311" calcext:value-type="float">
            <text:p>1311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start of a new tor board, Trip update</text:p>
          </table:table-cell>
        </table:table-row>
        <table:table-row table:style-name="ro2">
          <table:table-cell table:style-name="ce17" office:value-type="date" office:date-value="2018-05-04" calcext:value-type="date">
            <text:p>05/04/18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 office:value-type="string" calcext:value-type="string">
            <text:p><text:s/>!2jsTvXXmXs 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F!ghtF!g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Trip confirmed, start of a new trip</text:p>
          </table:table-cell>
        </table:table-row>
        <table:table-row table:style-name="ro2">
          <table:table-cell table:style-name="ce17" office:value-type="date" office:date-value="2018-05-04" calcext:value-type="date">
            <text:p>05/04/18</text:p>
          </table:table-cell>
          <table:table-cell table:style-name="ce16" office:value-type="float" office:value="1313" calcext:value-type="float">
            <text:p>1313</text:p>
          </table:table-cell>
          <table:table-cell table:style-name="ce16" office:value-type="string" calcext:value-type="string">
            <text:p>!xowAT4Z3VQ</text:p>
          </table:table-cell>
          <table:table-cell table:style-name="ce16" office:value-type="string" calcext:value-type="string">
            <text:p>45782f</text:p>
          </table:table-cell>
          <table:table-cell office:value-type="string" calcext:value-type="string">
            <text:p>#Freed@m-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/patriotsﬁght/ <text:s/>confirming new board</text:p>
          </table:table-cell>
        </table:table-row>
        <table:table-row table:style-name="ro2">
          <table:table-cell table:style-name="ce17" office:value-type="string" calcext:value-type="string">
            <text:p>05/04/18-05/08/18</text:p>
          </table:table-cell>
          <table:table-cell table:style-name="ce16" office:value-type="string" calcext:value-type="string">
            <text:p>1314-1321</text:p>
          </table:table-cell>
          <table:table-cell table:style-name="ce16" office:value-type="string" calcext:value-type="string">
            <text:p><text:s/>!2jsTvXXmXs 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F!ghtF!g <text:s/>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1321: Trip update</text:p>
          </table:table-cell>
        </table:table-row>
        <table:table-row table:style-name="ro2">
          <table:table-cell table:style-name="ce17" office:value-type="date" office:date-value="2018-05-08" calcext:value-type="date">
            <text:p>05/08/18</text:p>
          </table:table-cell>
          <table:table-cell table:style-name="ce16" office:value-type="string" calcext:value-type="string">
            <text:p>1322-1323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1322: Trip confirmed. 1323: admitted error exposing password </text:p>
          </table:table-cell>
        </table:table-row>
        <table:table-row table:style-name="ro2">
          <table:table-cell table:style-name="ce17" office:value-type="date" office:date-value="2018-05-08" calcext:value-type="date">
            <text:p>05/08/18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591fce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09" calcext:value-type="date">
            <text:p>05/09/18</text:p>
          </table:table-cell>
          <table:table-cell table:style-name="ce16" office:value-type="float" office:value="1325" calcext:value-type="float">
            <text:p>1325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acf304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0" calcext:value-type="date">
            <text:p>05/10/18</text:p>
          </table:table-cell>
          <table:table-cell table:style-name="ce16" office:value-type="string" calcext:value-type="string">
            <text:p>1326-1327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429643" calcext:value-type="float">
            <text:p>429643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0" calcext:value-type="date">
            <text:p>05/10/18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9d52eb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0" calcext:value-type="date">
            <text:p>05/10/18</text:p>
          </table:table-cell>
          <table:table-cell table:style-name="ce16" office:value-type="float" office:value="1329" calcext:value-type="float">
            <text:p>1329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/>
        </table:table-row>
        <table:table-row table:style-name="ro2">
          <table:table-cell table:style-name="ce17" office:value-type="date" office:date-value="2018-05-10" calcext:value-type="date">
            <text:p>05/10/18</text:p>
          </table:table-cell>
          <table:table-cell table:style-name="ce16" office:value-type="float" office:value="1330" calcext:value-type="float">
            <text:p>1330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b42911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0" calcext:value-type="date">
            <text:p>05/10/18</text:p>
          </table:table-cell>
          <table:table-cell table:style-name="ce16" office:value-type="string" calcext:value-type="string">
            <text:p>1331-1334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1333: castle lock Freedom.png</text:p>
          </table:table-cell>
        </table:table-row>
        <table:table-row table:style-name="ro2">
          <table:table-cell table:style-name="ce17" office:value-type="date" office:date-value="2018-05-10" calcext:value-type="date">
            <text:p>05/10/18</text:p>
          </table:table-cell>
          <table:table-cell table:style-name="ce16" office:value-type="float" office:value="1335" calcext:value-type="float">
            <text:p>1335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5a8a44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1" calcext:value-type="date">
            <text:p>05/11/18</text:p>
          </table:table-cell>
          <table:table-cell table:style-name="ce16" office:value-type="string" calcext:value-type="string">
            <text:p>1336-1337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1337: F9 algo</text:p>
          </table:table-cell>
        </table:table-row>
        <table:table-row table:style-name="ro2">
          <table:table-cell table:style-name="ce17" office:value-type="date" office:date-value="2018-05-11" calcext:value-type="date">
            <text:p>05/11/18</text:p>
          </table:table-cell>
          <table:table-cell table:style-name="ce16" office:value-type="float" office:value="1338" calcext:value-type="float">
            <text:p>1338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da0ef2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1" calcext:value-type="date">
            <text:p>05/11/18</text:p>
          </table:table-cell>
          <table:table-cell table:style-name="ce16" office:value-type="string" calcext:value-type="string">
            <text:p>1339-1340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9b1a97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 office:value-type="string" calcext:value-type="string">
            <text:p>1339: <text:s/>Do we use platforms whereby we collect followers? <text:s/>1340: This is why we are here. https://www.reddit.com/r/greatawakening/comments/8ia0vu/the_long_and_secret_info_wars_against_q_and_how/ </text:p>
          </table:table-cell>
        </table:table-row>
        <table:table-row table:style-name="ro2">
          <table:table-cell table:style-name="ce17" office:value-type="date" office:date-value="2018-05-12" calcext:value-type="date">
            <text:p>05/12/18</text:p>
          </table:table-cell>
          <table:table-cell table:style-name="ce16" office:value-type="float" office:value="1341" calcext:value-type="float">
            <text:p>1341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904c6f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2" calcext:value-type="date">
            <text:p>05/12/18</text:p>
          </table:table-cell>
          <table:table-cell table:style-name="ce16" office:value-type="float" office:value="1342" calcext:value-type="float">
            <text:p>1342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4ecafa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2" calcext:value-type="date">
            <text:p>05/12/18</text:p>
          </table:table-cell>
          <table:table-cell table:style-name="ce16" office:value-type="float" office:value="1343" calcext:value-type="float">
            <text:p>1343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3b3f44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2" calcext:value-type="date">
            <text:p>05/12/18</text:p>
          </table:table-cell>
          <table:table-cell table:style-name="ce16" office:value-type="float" office:value="1344" calcext:value-type="float">
            <text:p>1344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png of post no outside comms</text:p>
          </table:table-cell>
        </table:table-row>
        <table:table-row table:style-name="ro2">
          <table:table-cell table:style-name="ce17" office:value-type="date" office:date-value="2018-05-12" calcext:value-type="date">
            <text:p>05/12/18</text:p>
          </table:table-cell>
          <table:table-cell table:style-name="ce16" office:value-type="string" calcext:value-type="string">
            <text:p>1345-1349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224bb5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table:style-name="ce20"/>
        </table:table-row>
        <table:table-row table:style-name="ro2">
          <table:table-cell table:style-name="ce17" office:value-type="date" office:date-value="2018-05-12" calcext:value-type="date">
            <text:p>05/12/18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36da6f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3" calcext:value-type="date">
            <text:p>05/13/18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62bbb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3" calcext:value-type="date">
            <text:p>05/13/18</text:p>
          </table:table-cell>
          <table:table-cell table:style-name="ce16" office:value-type="string" calcext:value-type="string">
            <text:p>1352-1357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a31055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352: https://nationalsecurityaction.org/who-we-are/ ,, 1357: 11-11 reference </text:p>
          </table:table-cell>
        </table:table-row>
        <table:table-row table:style-name="ro2">
          <table:table-cell table:style-name="ce17" office:value-type="date" office:date-value="2018-05-13" calcext:value-type="date">
            <text:p>05/13/18</text:p>
          </table:table-cell>
          <table:table-cell table:style-name="ce16" office:value-type="string" calcext:value-type="string">
            <text:p>1358-1359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390b3e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358: Q+</text:p>
          </table:table-cell>
        </table:table-row>
        <table:table-row table:style-name="ro2">
          <table:table-cell table:style-name="ce17" office:value-type="date" office:date-value="2018-05-13" calcext:value-type="date">
            <text:p>05/13/18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b080f8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4" calcext:value-type="date">
            <text:p>05/14/18</text:p>
          </table:table-cell>
          <table:table-cell table:style-name="ce16" office:value-type="string" calcext:value-type="string">
            <text:p>1361-1363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14" calcext:value-type="date">
            <text:p>05/14/18</text:p>
          </table:table-cell>
          <table:table-cell table:style-name="ce16" office:value-type="string" calcext:value-type="string">
            <text:p>1364-1367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1ab4eb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erik prince and rudy G reference </text:p>
          </table:table-cell>
        </table:table-row>
        <table:table-row table:style-name="ro2">
          <table:table-cell table:style-name="ce17" office:value-type="date" office:date-value="2018-05-14" calcext:value-type="date">
            <text:p>05/14/18</text:p>
          </table:table-cell>
          <table:table-cell table:style-name="ce16" office:value-type="float" office:value="1368" calcext:value-type="float">
            <text:p>1368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b9b7bb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5" calcext:value-type="date">
            <text:p>05/15/18</text:p>
          </table:table-cell>
          <table:table-cell table:style-name="ce16" office:value-type="string" calcext:value-type="string">
            <text:p>1369-1371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352a77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5" calcext:value-type="date">
            <text:p>05/15/18</text:p>
          </table:table-cell>
          <table:table-cell table:style-name="ce16" office:value-type="string" calcext:value-type="string">
            <text:p>1372-1374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91120f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5" calcext:value-type="date">
            <text:p>05/15/18</text:p>
          </table:table-cell>
          <table:table-cell table:style-name="ce16" office:value-type="string" calcext:value-type="string">
            <text:p>1375-1377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<text:s/>563afa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6" calcext:value-type="date">
            <text:p>05/16/18</text:p>
          </table:table-cell>
          <table:table-cell table:style-name="ce16" office:value-type="float" office:value="1378" calcext:value-type="float">
            <text:p>1378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string" calcext:value-type="string">
            <text:p>cc831c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6" calcext:value-type="date">
            <text:p>05/16/18</text:p>
          </table:table-cell>
          <table:table-cell table:style-name="ce16" office:value-type="float" office:value="1379" calcext:value-type="float">
            <text:p>1379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442012" calcext:value-type="float">
            <text:p>442012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6" calcext:value-type="date">
            <text:p>05/16/18</text:p>
          </table:table-cell>
          <table:table-cell table:style-name="ce16" office:value-type="float" office:value="1380" calcext:value-type="float">
            <text:p>1380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115e25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No Such Agency vs Clowns In America.</text:p>
          </table:table-cell>
        </table:table-row>
        <table:table-row table:style-name="ro2">
          <table:table-cell table:style-name="ce17" office:value-type="date" office:date-value="2018-05-16" calcext:value-type="date">
            <text:p>05/16/18</text:p>
          </table:table-cell>
          <table:table-cell table:style-name="ce16" office:value-type="string" calcext:value-type="string">
            <text:p>1381-1384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<text:s/>a8f52e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6" calcext:value-type="date">
            <text:p>05/16/18</text:p>
          </table:table-cell>
          <table:table-cell table:style-name="ce16" office:value-type="string" calcext:value-type="string">
            <text:p>1385-1387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6380d3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6" calcext:value-type="date">
            <text:p>05/16/18</text:p>
          </table:table-cell>
          <table:table-cell table:style-name="ce16" office:value-type="string" calcext:value-type="string">
            <text:p>1388-1389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16" calcext:value-type="date">
            <text:p>05/16/18</text:p>
          </table:table-cell>
          <table:table-cell table:style-name="ce16" office:value-type="string" calcext:value-type="string">
            <text:p>1390-1391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<text:s/>02243d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string" calcext:value-type="string">
            <text:p>1392-1395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7d06df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float" office:value="1396" calcext:value-type="float">
            <text:p>1396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bdea96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string" calcext:value-type="string">
            <text:p>1397-1398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string" calcext:value-type="string">
            <text:p>1399-1403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349934 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402: Is the puzzle coming together?</text:p>
          </table:table-cell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float" office:value="1404" calcext:value-type="float">
            <text:p>1404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office:value-type="string" calcext:value-type="string">
            <text:p>58204802B92838x-ZjA378402-12</text:p>
          </table:table-cell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string" calcext:value-type="string">
            <text:p>1405-1407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<text:s/>598069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string" calcext:value-type="string">
            <text:p>1408-1410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cfcc74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we are everywhere</text:p>
          </table:table-cell>
        </table:table-row>
        <table:table-row table:style-name="ro2">
          <table:table-cell table:style-name="ce17" office:value-type="date" office:date-value="2018-05-17" calcext:value-type="date">
            <text:p>05/17/18</text:p>
          </table:table-cell>
          <table:table-cell table:style-name="ce16" office:value-type="string" calcext:value-type="string">
            <text:p>1411-1414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610b24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19" calcext:value-type="date">
            <text:p>05/19/18</text:p>
          </table:table-cell>
          <table:table-cell table:style-name="ce16" office:value-type="float" office:value="1415" calcext:value-type="float">
            <text:p>1415</text:p>
          </table:table-cell>
          <table:table-cell table:style-name="ce16" office:value-type="string" calcext:value-type="string">
            <text:p>!4pRcUAOIBE</text:p>
          </table:table-cell>
          <table:table-cell table:style-name="ce18" office:value-type="string" calcext:value-type="string">
            <text:p>43dd2a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check note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NowC@mesTHEP@in—-23!!! password was made public as sig</text:p>
          </table:table-cell>
        </table:table-row>
        <table:table-row table:style-name="ro2">
          <table:table-cell table:style-name="ce17" office:value-type="date" office:date-value="2018-05-19" calcext:value-type="date">
            <text:p>05/19/18</text:p>
          </table:table-cell>
          <table:table-cell table:style-name="ce16" office:value-type="float" office:value="1416" calcext:value-type="float">
            <text:p>1416</text:p>
          </table:table-cell>
          <table:table-cell table:style-name="ce16" office:value-type="string" calcext:value-type="string">
            <text:p>!4pRcUAOIBE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NowC@mes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office:value-type="string" calcext:value-type="string">
            <text:p>trip change</text:p>
          </table:table-cell>
        </table:table-row>
        <table:table-row table:style-name="ro2">
          <table:table-cell table:style-name="ce17" office:value-type="date" office:date-value="2018-05-19" calcext:value-type="date">
            <text:p>05/19/18</text:p>
          </table:table-cell>
          <table:table-cell table:style-name="ce16" office:value-type="float" office:value="1417" calcext:value-type="float">
            <text:p>141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office:value-type="string" calcext:value-type="string">
            <text:p>trip updated</text:p>
          </table:table-cell>
        </table:table-row>
        <table:table-row table:style-name="ro2">
          <table:table-cell table:style-name="ce17" office:value-type="date" office:date-value="2018-05-19" calcext:value-type="date">
            <text:p>05/19/18</text:p>
          </table:table-cell>
          <table:table-cell table:style-name="ce16" office:value-type="string" calcext:value-type="string">
            <text:p>1418-142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f6885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420: /CM/BO/: IP hash release OK. Proves same throughout. We control [utility].</text:p>
          </table:table-cell>
        </table:table-row>
        <table:table-row table:style-name="ro2">
          <table:table-cell table:style-name="ce16" office:value-type="string" calcext:value-type="string">
            <text:p>05/19/18-05/20/18</text:p>
          </table:table-cell>
          <table:table-cell table:style-name="ce16" office:value-type="string" calcext:value-type="string">
            <text:p>1421-142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20" calcext:value-type="date">
            <text:p>05/20/18</text:p>
          </table:table-cell>
          <table:table-cell table:style-name="ce16" office:value-type="float" office:value="1425" calcext:value-type="float">
            <text:p>142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d22c7f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20" calcext:value-type="date">
            <text:p>05/20/18</text:p>
          </table:table-cell>
          <table:table-cell table:style-name="ce16" office:value-type="string" calcext:value-type="string">
            <text:p>1426-142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20" calcext:value-type="date">
            <text:p>05/20/18</text:p>
          </table:table-cell>
          <table:table-cell table:style-name="ce16" office:value-type="string" calcext:value-type="string">
            <text:p>1428-142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3f4bb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428: ROT = Rotation, Rot is a cipher method</text:p>
          </table:table-cell>
        </table:table-row>
        <table:table-row table:style-name="ro2">
          <table:table-cell table:style-name="ce17" office:value-type="date" office:date-value="2018-05-20" calcext:value-type="date">
            <text:p>05/20/18</text:p>
          </table:table-cell>
          <table:table-cell table:style-name="ce16" office:value-type="float" office:value="1430" calcext:value-type="float">
            <text:p>143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902859" calcext:value-type="float">
            <text:p>90285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We exposed the password [#91] on purpose [23]. Subsequent posts [on here] were then made by Anons.</text:p>
          </table:table-cell>
        </table:table-row>
        <table:table-row table:style-name="ro2">
          <table:table-cell table:style-name="ce17" office:value-type="date" office:date-value="2018-05-20" calcext:value-type="date">
            <text:p>05/20/18</text:p>
          </table:table-cell>
          <table:table-cell table:style-name="ce16" office:value-type="string" calcext:value-type="string">
            <text:p>1431-143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21" calcext:value-type="date">
            <text:p>05/21/18</text:p>
          </table:table-cell>
          <table:table-cell table:style-name="ce16" office:value-type="float" office:value="1433" calcext:value-type="float">
            <text:p>1433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622a9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22" calcext:value-type="date">
            <text:p>05/22/18</text:p>
          </table:table-cell>
          <table:table-cell table:style-name="ce16" office:value-type="float" office:value="1434" calcext:value-type="float">
            <text:p>143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22" calcext:value-type="date">
            <text:p>05/22/18</text:p>
          </table:table-cell>
          <table:table-cell table:style-name="ce16" office:value-type="string" calcext:value-type="string">
            <text:p>1435-1436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a4b68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22" calcext:value-type="date">
            <text:p>05/22/18</text:p>
          </table:table-cell>
          <table:table-cell table:style-name="ce16" office:value-type="float" office:value="1437" calcext:value-type="float">
            <text:p>143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5-22" calcext:value-type="date">
            <text:p>05/22/18</text:p>
          </table:table-cell>
          <table:table-cell table:style-name="ce16" office:value-type="float" office:value="1438" calcext:value-type="float">
            <text:p>143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19d1c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5-22" calcext:value-type="date">
            <text:p>05/22/18</text:p>
          </table:table-cell>
          <table:table-cell table:style-name="ce16" office:value-type="float" office:value="1439" calcext:value-type="float">
            <text:p>143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fe402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03" calcext:value-type="date">
            <text:p>06/03/18</text:p>
          </table:table-cell>
          <table:table-cell table:style-name="ce16" office:value-type="float" office:value="1440" calcext:value-type="float">
            <text:p>144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5a7e3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0" calcext:value-type="date">
            <text:p>06/10/18</text:p>
          </table:table-cell>
          <table:table-cell table:style-name="ce16" office:value-type="float" office:value="1441" calcext:value-type="float">
            <text:p>1441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6-10" calcext:value-type="date">
            <text:p>06/10/18</text:p>
          </table:table-cell>
          <table:table-cell table:style-name="ce16" office:value-type="float" office:value="1442" calcext:value-type="float">
            <text:p>144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2af22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string" calcext:value-type="string">
            <text:p>06/10/18-06/11/18</text:p>
          </table:table-cell>
          <table:table-cell table:style-name="ce16" office:value-type="string" calcext:value-type="string">
            <text:p>1443-144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string" calcext:value-type="string">
            <text:p>1445-144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205f7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float" office:value="1448" calcext:value-type="float">
            <text:p>144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c78f8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float" office:value="1449" calcext:value-type="float">
            <text:p>144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float" office:value="1450" calcext:value-type="float">
            <text:p>145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2ee3a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string" calcext:value-type="string">
            <text:p>1451-145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3497f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string" calcext:value-type="string">
            <text:p>1455-1456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e623e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float" office:value="1457" calcext:value-type="float">
            <text:p>145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d3a64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string" calcext:value-type="string">
            <text:p>1458-145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6bb0a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float" office:value="1460" calcext:value-type="float">
            <text:p>146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947e1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1" calcext:value-type="date">
            <text:p>06/11/18</text:p>
          </table:table-cell>
          <table:table-cell table:style-name="ce16" office:value-type="string" calcext:value-type="string">
            <text:p>1461-1463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22318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float" office:value="1464" calcext:value-type="float">
            <text:p>146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65-146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c65af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70-147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d949d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73-147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office:value-type="string" calcext:value-type="string">
            <text:p>1475: Q+</text:p>
          </table:table-cell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76-147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824a6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78-148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bc4d59 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480: Ghost-Con active</text:p>
          </table:table-cell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81-148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793722" calcext:value-type="float">
            <text:p>79372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83-148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90dc6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2" calcext:value-type="date">
            <text:p>06/12/18</text:p>
          </table:table-cell>
          <table:table-cell table:style-name="ce16" office:value-type="string" calcext:value-type="string">
            <text:p>1485-148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ba4b10 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3" calcext:value-type="date">
            <text:p>06/13/18</text:p>
          </table:table-cell>
          <table:table-cell table:style-name="ce16" office:value-type="float" office:value="1489" calcext:value-type="float">
            <text:p>148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b3cfa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3" calcext:value-type="date">
            <text:p>06/13/18</text:p>
          </table:table-cell>
          <table:table-cell table:style-name="ce16" office:value-type="string" calcext:value-type="string">
            <text:p>1490-1491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4d9ab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491: Q+</text:p>
          </table:table-cell>
        </table:table-row>
        <table:table-row table:style-name="ro2">
          <table:table-cell table:style-name="ce17" office:value-type="date" office:date-value="2018-06-13" calcext:value-type="date">
            <text:p>06/13/18</text:p>
          </table:table-cell>
          <table:table-cell table:style-name="ce16" office:value-type="string" calcext:value-type="string">
            <text:p>1492-149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21a04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3" calcext:value-type="date">
            <text:p>06/13/18</text:p>
          </table:table-cell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6-13" calcext:value-type="date">
            <text:p>06/13/18</text:p>
          </table:table-cell>
          <table:table-cell table:style-name="ce16" office:value-type="string" calcext:value-type="string">
            <text:p>1496-149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8d924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4" calcext:value-type="date">
            <text:p>06/14/18</text:p>
          </table:table-cell>
          <table:table-cell table:style-name="ce16" office:value-type="string" calcext:value-type="string">
            <text:p>1498-149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6-15" calcext:value-type="date">
            <text:p>06/15/18</text:p>
          </table:table-cell>
          <table:table-cell table:style-name="ce16" office:value-type="string" calcext:value-type="string">
            <text:p>1500-150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33af9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5" calcext:value-type="date">
            <text:p>06/15/18</text:p>
          </table:table-cell>
          <table:table-cell table:style-name="ce16" office:value-type="string" calcext:value-type="string">
            <text:p>1503-150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0d582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5" calcext:value-type="date">
            <text:p>06/15/18</text:p>
          </table:table-cell>
          <table:table-cell table:style-name="ce16" office:value-type="string" calcext:value-type="string">
            <text:p>1508-151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bb2ba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6" calcext:value-type="date">
            <text:p>06/16/18</text:p>
          </table:table-cell>
          <table:table-cell table:style-name="ce16" office:value-type="string" calcext:value-type="string">
            <text:p>1513-151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e5e78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6" calcext:value-type="date">
            <text:p>06/16/18</text:p>
          </table:table-cell>
          <table:table-cell table:style-name="ce16" office:value-type="string" calcext:value-type="string">
            <text:p>1515-151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0b60d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6" calcext:value-type="date">
            <text:p>06/16/18</text:p>
          </table:table-cell>
          <table:table-cell table:style-name="ce16" office:value-type="float" office:value="1519" calcext:value-type="float">
            <text:p>151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6409b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7" calcext:value-type="date">
            <text:p>06/17/18</text:p>
          </table:table-cell>
          <table:table-cell table:style-name="ce16" office:value-type="string" calcext:value-type="string">
            <text:p>1520-152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f983d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7" calcext:value-type="date">
            <text:p>06/17/18</text:p>
          </table:table-cell>
          <table:table-cell table:style-name="ce16" office:value-type="string" calcext:value-type="string">
            <text:p>1525-152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0ea77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7" calcext:value-type="date">
            <text:p>06/17/18</text:p>
          </table:table-cell>
          <table:table-cell table:style-name="ce16" office:value-type="string" calcext:value-type="string">
            <text:p>1529-1531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9fc2c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7" calcext:value-type="date">
            <text:p>06/17/18</text:p>
          </table:table-cell>
          <table:table-cell table:style-name="ce16" office:value-type="string" calcext:value-type="string">
            <text:p>1532-153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734920" calcext:value-type="float">
            <text:p>73492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7" calcext:value-type="date">
            <text:p>06/17/18</text:p>
          </table:table-cell>
          <table:table-cell table:style-name="ce16" office:value-type="string" calcext:value-type="string">
            <text:p>1536-153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f7ad3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float" office:value="1538" calcext:value-type="float">
            <text:p>153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bdc7d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string" calcext:value-type="string">
            <text:p>1539-154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763a5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float" office:value="1541" calcext:value-type="float">
            <text:p>154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763a5a</text:p>
          </table:table-cell>
          <table:table-cell office:value-type="string" calcext:value-type="string">
            <text:p>NULL</text:p>
          </table:table-cell>
          <table:table-cell table:style-name="ce16" office:value-type="string" calcext:value-type="string">
            <text:p>Anonymous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was pulled by qalerts.com because the ID matched a post that was signed by Q trip</text:p>
          </table:table-cell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string" calcext:value-type="string">
            <text:p>1542-154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0537d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string" calcext:value-type="string">
            <text:p>1546-154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f6ee4f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float" office:value="1548" calcext:value-type="float">
            <text:p>154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45f58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string" calcext:value-type="string">
            <text:p>1549-155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555c2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string" calcext:value-type="string">
            <text:p>1551-155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d7782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string" calcext:value-type="string">
            <text:p>1553-155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502ea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8" calcext:value-type="date">
            <text:p>06/18/18</text:p>
          </table:table-cell>
          <table:table-cell table:style-name="ce16" office:value-type="float" office:value="1555" calcext:value-type="float">
            <text:p>155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cebcb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string" calcext:value-type="string">
            <text:p>1556-155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1f5d0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float" office:value="1558" calcext:value-type="float">
            <text:p>155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c7541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Free iran</text:p>
          </table:table-cell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float" office:value="1559" calcext:value-type="float">
            <text:p>155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9ddda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string" calcext:value-type="string">
            <text:p>1560-156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0d679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float" office:value="1563" calcext:value-type="float">
            <text:p>1563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99d77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float" office:value="1564" calcext:value-type="float">
            <text:p>156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ba1d2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float" office:value="1565" calcext:value-type="float">
            <text:p>156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3b1d7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string" calcext:value-type="string">
            <text:p>1566-1568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cb505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19" calcext:value-type="date">
            <text:p>06/19/18</text:p>
          </table:table-cell>
          <table:table-cell table:style-name="ce16" office:value-type="float" office:value="1569" calcext:value-type="float">
            <text:p>1569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20cef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string" calcext:value-type="string">
            <text:p>1570-157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e96ba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float" office:value="1573" calcext:value-type="float">
            <text:p>1573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48c89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float" office:value="1574" calcext:value-type="float">
            <text:p>157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17f4e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float" office:value="1575" calcext:value-type="float">
            <text:p>1575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22739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float" office:value="1576" calcext:value-type="float">
            <text:p>1576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dab18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string" calcext:value-type="string">
            <text:p>1577-1580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c04bc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float" office:value="1581" calcext:value-type="float">
            <text:p>1581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682934" calcext:value-type="float">
            <text:p>68293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0" calcext:value-type="date">
            <text:p>06/20/18</text:p>
          </table:table-cell>
          <table:table-cell table:style-name="ce16" office:value-type="float" office:value="1582" calcext:value-type="float">
            <text:p>158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a38ba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Q+</text:p>
          </table:table-cell>
        </table:table-row>
        <table:table-row table:style-name="ro2">
          <table:table-cell table:style-name="ce17" office:value-type="date" office:date-value="2018-06-21" calcext:value-type="date">
            <text:p>06/21/18</text:p>
          </table:table-cell>
          <table:table-cell table:style-name="ce16" office:value-type="string" calcext:value-type="string">
            <text:p>1583-1586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97de5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2" calcext:value-type="date">
            <text:p>06/22/18</text:p>
          </table:table-cell>
          <table:table-cell table:style-name="ce16" office:value-type="float" office:value="1587" calcext:value-type="float">
            <text:p>1587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float" office:value="610405" calcext:value-type="float">
            <text:p>61040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6" calcext:value-type="date">
            <text:p>06/26/18</text:p>
          </table:table-cell>
          <table:table-cell table:style-name="ce16" office:value-type="string" calcext:value-type="string">
            <text:p>1588-1591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388ae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6" calcext:value-type="date">
            <text:p>06/26/18</text:p>
          </table:table-cell>
          <table:table-cell table:style-name="ce16" office:value-type="float" office:value="1592" calcext:value-type="float">
            <text:p>1592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197f2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6" calcext:value-type="date">
            <text:p>06/26/18</text:p>
          </table:table-cell>
          <table:table-cell table:style-name="ce16" office:value-type="string" calcext:value-type="string">
            <text:p>1593-1594</text:p>
          </table:table-cell>
          <table:table-cell table:style-name="ce16" office:value-type="string" calcext:value-type="string">
            <text:p>!CbboFOtcZs</text:p>
          </table:table-cell>
          <table:table-cell table:style-name="ce16" office:value-type="string" calcext:value-type="string">
            <text:p><text:s/>aa163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6" calcext:value-type="date">
            <text:p>06/26/18</text:p>
          </table:table-cell>
          <table:table-cell table:style-name="ce16" office:value-type="float" office:value="1595" calcext:value-type="float">
            <text:p>159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267e2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6" calcext:value-type="date">
            <text:p>06/26/18</text:p>
          </table:table-cell>
          <table:table-cell table:style-name="ce16" office:value-type="string" calcext:value-type="string">
            <text:p>1596-159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40c8c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88131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float" office:value="1601" calcext:value-type="float">
            <text:p>160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bbabf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string" calcext:value-type="string">
            <text:p>1602-160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79dd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string" calcext:value-type="string">
            <text:p>1604-160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1a8b5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string" calcext:value-type="string">
            <text:p>1606-160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8dbeb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float" office:value="1608" calcext:value-type="float">
            <text:p>160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9860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string" calcext:value-type="string">
            <text:p>1609-161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19fdc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string" calcext:value-type="string">
            <text:p>1611-161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9dd2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float" office:value="1615" calcext:value-type="float">
            <text:p>161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61c4d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7" calcext:value-type="date">
            <text:p>06/27/18</text:p>
          </table:table-cell>
          <table:table-cell table:style-name="ce16" office:value-type="float" office:value="1616" calcext:value-type="float">
            <text:p>161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a8b0a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string" calcext:value-type="string">
            <text:p>1617-162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3831d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string" calcext:value-type="string">
            <text:p>1623-162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aaf6b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string" calcext:value-type="string">
            <text:p>1625-162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99e3d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string" calcext:value-type="string">
            <text:p>1629-163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c545b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float" office:value="1632" calcext:value-type="float">
            <text:p>163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cdb58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string" calcext:value-type="string">
            <text:p>1633-163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1df4e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string" calcext:value-type="string">
            <text:p>1635-163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309a1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string" calcext:value-type="string">
            <text:p>1639-164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fee7bf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float" office:value="1641" calcext:value-type="float">
            <text:p>164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f240d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9" calcext:value-type="date">
            <text:p>06/29/18</text:p>
          </table:table-cell>
          <table:table-cell table:style-name="ce16" office:value-type="string" calcext:value-type="string">
            <text:p>1642-164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f240d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8" calcext:value-type="date">
            <text:p>06/28/18</text:p>
          </table:table-cell>
          <table:table-cell table:style-name="ce16" office:value-type="float" office:value="1644" calcext:value-type="float">
            <text:p>164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03ac6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29" calcext:value-type="date">
            <text:p>06/29/18</text:p>
          </table:table-cell>
          <table:table-cell table:style-name="ce16" office:value-type="float" office:value="1645" calcext:value-type="float">
            <text:p>164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4f35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Q+</text:p>
          </table:table-cell>
        </table:table-row>
        <table:table-row table:style-name="ro2">
          <table:table-cell table:style-name="ce17" office:value-type="date" office:date-value="2018-06-30" calcext:value-type="date">
            <text:p>06/30/18</text:p>
          </table:table-cell>
          <table:table-cell table:style-name="ce16" office:value-type="float" office:value="1646" calcext:value-type="float">
            <text:p>164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ff7c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6-30" calcext:value-type="date">
            <text:p>06/30/18</text:p>
          </table:table-cell>
          <table:table-cell table:style-name="ce16" office:value-type="string" calcext:value-type="string">
            <text:p>1647-165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31734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string" calcext:value-type="string">
            <text:p>1651-165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35b53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79c3e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string" calcext:value-type="string">
            <text:p>1658-165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35fcbf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string" calcext:value-type="string">
            <text:p>1660-166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4a21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float" office:value="1662" calcext:value-type="float">
            <text:p>166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14726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float" office:value="1663" calcext:value-type="float">
            <text:p>166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9f17f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float" office:value="1664" calcext:value-type="float">
            <text:p>166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8704f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1" calcext:value-type="date">
            <text:p>07/01/18</text:p>
          </table:table-cell>
          <table:table-cell table:style-name="ce16" office:value-type="float" office:value="1665" calcext:value-type="float">
            <text:p>166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3bf8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string" calcext:value-type="string">
            <text:p>1666-166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e429c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string" calcext:value-type="string">
            <text:p>1669-167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6bce7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float" office:value="1671" calcext:value-type="float">
            <text:p>167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80067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float" office:value="1672" calcext:value-type="float">
            <text:p>167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27f5c8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float" office:value="1673" calcext:value-type="float">
            <text:p>167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a50a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float" office:value="1674" calcext:value-type="float">
            <text:p>167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aa0f2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float" office:value="1675" calcext:value-type="float">
            <text:p>167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a0b0f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float" office:value="1676" calcext:value-type="float">
            <text:p>167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9bf6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3" calcext:value-type="date">
            <text:p>07/03/18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aa9e3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4" calcext:value-type="date">
            <text:p>07/04/18</text:p>
          </table:table-cell>
          <table:table-cell table:style-name="ce16" office:value-type="string" calcext:value-type="string">
            <text:p>1678-168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802a1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04" calcext:value-type="date">
            <text:p>07/04/18</text:p>
          </table:table-cell>
          <table:table-cell table:style-name="ce16" office:value-type="float" office:value="1681" calcext:value-type="float">
            <text:p>168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8d884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4" calcext:value-type="date">
            <text:p>07/24/18</text:p>
          </table:table-cell>
          <table:table-cell table:style-name="ce16" office:value-type="float" office:value="1682" calcext:value-type="float">
            <text:p>168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b7dc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20 day gap between last post</text:p>
          </table:table-cell>
        </table:table-row>
        <table:table-row table:style-name="ro2">
          <table:table-cell table:style-name="ce17" office:value-type="date" office:date-value="2018-07-24" calcext:value-type="date">
            <text:p>07/24/18</text:p>
          </table:table-cell>
          <table:table-cell table:style-name="ce16" office:value-type="float" office:value="1683" calcext:value-type="float">
            <text:p>168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a223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4" calcext:value-type="date">
            <text:p>07/24/18</text:p>
          </table:table-cell>
          <table:table-cell table:style-name="ce16" office:value-type="string" calcext:value-type="string">
            <text:p>1684-168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7b0b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685: logical thinking. [20]</text:p>
          </table:table-cell>
        </table:table-row>
        <table:table-row table:style-name="ro2">
          <table:table-cell table:style-name="ce17" office:value-type="date" office:date-value="2018-07-24" calcext:value-type="date">
            <text:p>07/24/18</text:p>
          </table:table-cell>
          <table:table-cell table:style-name="ce16" office:value-type="string" calcext:value-type="string">
            <text:p>1687-168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5c60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4" calcext:value-type="date">
            <text:p>07/24/18</text:p>
          </table:table-cell>
          <table:table-cell table:style-name="ce16" office:value-type="string" calcext:value-type="string">
            <text:p>1690-169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a4b4d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4" calcext:value-type="date">
            <text:p>07/24/18</text:p>
          </table:table-cell>
          <table:table-cell table:style-name="ce16" office:value-type="float" office:value="1692" calcext:value-type="float">
            <text:p>169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6f9b9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4" calcext:value-type="date">
            <text:p>07/24/18</text:p>
          </table:table-cell>
          <table:table-cell table:style-name="ce16" office:value-type="float" office:value="1693" calcext:value-type="float">
            <text:p>169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96448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float" office:value="1694" calcext:value-type="float">
            <text:p>169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142c4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string" calcext:value-type="string">
            <text:p>1695-169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6532f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string" calcext:value-type="string">
            <text:p>1698-170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1dc9c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float" office:value="1702" calcext:value-type="float">
            <text:p>170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12602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string" calcext:value-type="string">
            <text:p>1703-170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28fc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string" calcext:value-type="string">
            <text:p>1705-170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77016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float" office:value="1709" calcext:value-type="float">
            <text:p>170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bc48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5" calcext:value-type="date">
            <text:p>07/25/18</text:p>
          </table:table-cell>
          <table:table-cell table:style-name="ce16" office:value-type="float" office:value="1710" calcext:value-type="float">
            <text:p>171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859c1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6" calcext:value-type="date">
            <text:p>07/26/18</text:p>
          </table:table-cell>
          <table:table-cell table:style-name="ce16" office:value-type="float" office:value="1711" calcext:value-type="float">
            <text:p>171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74be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6" calcext:value-type="date">
            <text:p>07/26/18</text:p>
          </table:table-cell>
          <table:table-cell table:style-name="ce16" office:value-type="string" calcext:value-type="string">
            <text:p>1712-171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0f66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714: How do you hide a message in clear sight? Stegonagraphy </text:p>
          </table:table-cell>
        </table:table-row>
        <table:table-row table:style-name="ro2">
          <table:table-cell table:style-name="ce17" office:value-type="date" office:date-value="2018-07-26" calcext:value-type="date">
            <text:p>07/26/18</text:p>
          </table:table-cell>
          <table:table-cell table:style-name="ce16" office:value-type="float" office:value="1716" calcext:value-type="float">
            <text:p>171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51c8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6" calcext:value-type="date">
            <text:p>07/26/18</text:p>
          </table:table-cell>
          <table:table-cell table:style-name="ce16" office:value-type="string" calcext:value-type="string">
            <text:p>1717-171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f4774f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7" calcext:value-type="date">
            <text:p>07/27/18</text:p>
          </table:table-cell>
          <table:table-cell table:style-name="ce16" office:value-type="string" calcext:value-type="string">
            <text:p>1719-172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3a6d3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1719: @jack</text:p>
          </table:table-cell>
        </table:table-row>
        <table:table-row table:style-name="ro2">
          <table:table-cell table:style-name="ce17" office:value-type="date" office:date-value="2018-07-27" calcext:value-type="date">
            <text:p>07/27/18</text:p>
          </table:table-cell>
          <table:table-cell table:style-name="ce16" office:value-type="string" calcext:value-type="string">
            <text:p>1726-172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64a0d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7" calcext:value-type="date">
            <text:p>07/27/18</text:p>
          </table:table-cell>
          <table:table-cell table:style-name="ce16" office:value-type="string" calcext:value-type="string">
            <text:p>1728-173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0533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7" calcext:value-type="date">
            <text:p>07/27/18</text:p>
          </table:table-cell>
          <table:table-cell table:style-name="ce16" office:value-type="string" calcext:value-type="string">
            <text:p>1733-173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c4ba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7" calcext:value-type="date">
            <text:p>07/27/18</text:p>
          </table:table-cell>
          <table:table-cell table:style-name="ce16" office:value-type="string" calcext:value-type="string">
            <text:p>1737-173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28032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device test E</text:p>
          </table:table-cell>
        </table:table-row>
        <table:table-row table:style-name="ro2">
          <table:table-cell table:style-name="ce17" office:value-type="date" office:date-value="2018-07-27" calcext:value-type="date">
            <text:p>07/27/18</text:p>
          </table:table-cell>
          <table:table-cell table:style-name="ce16" office:value-type="float" office:value="1739" calcext:value-type="float">
            <text:p>173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3f4d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7" calcext:value-type="date">
            <text:p>07/27/18</text:p>
          </table:table-cell>
          <table:table-cell table:style-name="ce16" office:value-type="float" office:value="1740" calcext:value-type="float">
            <text:p>174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4592cf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8" calcext:value-type="date">
            <text:p>07/28/18</text:p>
          </table:table-cell>
          <table:table-cell table:style-name="ce16" office:value-type="string" calcext:value-type="string">
            <text:p>1741-174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3574e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8" calcext:value-type="date">
            <text:p>07/28/18</text:p>
          </table:table-cell>
          <table:table-cell table:style-name="ce16" office:value-type="string" calcext:value-type="string">
            <text:p>1744-174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90197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8" calcext:value-type="date">
            <text:p>07/28/18</text:p>
          </table:table-cell>
          <table:table-cell table:style-name="ce16" office:value-type="float" office:value="1747" calcext:value-type="float">
            <text:p>174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9a201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float" office:value="1748" calcext:value-type="float">
            <text:p>174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ec54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c016e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string" calcext:value-type="string">
            <text:p>1750-175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33313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9453e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string" calcext:value-type="string">
            <text:p>1753-175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8456f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string" calcext:value-type="string">
            <text:p>1757-175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cb206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float" office:value="1760" calcext:value-type="float">
            <text:p>176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469e5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29" calcext:value-type="date">
            <text:p>07/29/18</text:p>
          </table:table-cell>
          <table:table-cell table:style-name="ce16" office:value-type="float" office:value="1761" calcext:value-type="float">
            <text:p>176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27fba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0" calcext:value-type="date">
            <text:p>07/30/18</text:p>
          </table:table-cell>
          <table:table-cell table:style-name="ce16" office:value-type="string" calcext:value-type="string">
            <text:p>1762-176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486c3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0" calcext:value-type="date">
            <text:p>07/30/18</text:p>
          </table:table-cell>
          <table:table-cell table:style-name="ce16" office:value-type="float" office:value="1764" calcext:value-type="float">
            <text:p>176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5f6a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0" calcext:value-type="date">
            <text:p>07/30/18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9c6d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0" calcext:value-type="date">
            <text:p>07/30/18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baa26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0" calcext:value-type="date">
            <text:p>07/30/18</text:p>
          </table:table-cell>
          <table:table-cell table:style-name="ce16" office:value-type="string" calcext:value-type="string">
            <text:p>1767-176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2b8bd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0" calcext:value-type="date">
            <text:p>07/30/18</text:p>
          </table:table-cell>
          <table:table-cell table:style-name="ce16" office:value-type="string" calcext:value-type="string">
            <text:p>1770-177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1386c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72" calcext:value-type="float">
            <text:p>177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7817e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6632e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fdb2c 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1c2bb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string" calcext:value-type="string">
            <text:p>1776-177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6a01e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78" calcext:value-type="float">
            <text:p>177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72c02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79" calcext:value-type="float">
            <text:p>177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c9dcd5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80" calcext:value-type="float">
            <text:p>1780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96656c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string" calcext:value-type="string">
            <text:p>1781-178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9a94e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7-31" calcext:value-type="date">
            <text:p>07/31/18</text:p>
          </table:table-cell>
          <table:table-cell table:style-name="ce16" office:value-type="float" office:value="1784" calcext:value-type="float">
            <text:p>178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63ed4d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1" calcext:value-type="date">
            <text:p>08/01/18</text:p>
          </table:table-cell>
          <table:table-cell table:style-name="ce16" office:value-type="string" calcext:value-type="string">
            <text:p>1785-178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b3ecc4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1" calcext:value-type="date">
            <text:p>08/01/18</text:p>
          </table:table-cell>
          <table:table-cell table:style-name="ce16" office:value-type="float" office:value="1788" calcext:value-type="float">
            <text:p>178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cec6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1" calcext:value-type="date">
            <text:p>08/01/18</text:p>
          </table:table-cell>
          <table:table-cell table:style-name="ce16" office:value-type="float" office:value="1789" calcext:value-type="float">
            <text:p>178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31f381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1" calcext:value-type="date">
            <text:p>08/01/18</text:p>
          </table:table-cell>
          <table:table-cell table:style-name="ce16" office:value-type="string" calcext:value-type="string">
            <text:p>1790-179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90ad1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1" calcext:value-type="date">
            <text:p>08/01/18</text:p>
          </table:table-cell>
          <table:table-cell table:style-name="ce16" office:value-type="float" office:value="1792" calcext:value-type="float">
            <text:p>179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2a8ae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1" calcext:value-type="date">
            <text:p>08/01/18</text:p>
          </table:table-cell>
          <table:table-cell table:style-name="ce16" office:value-type="float" office:value="1793" calcext:value-type="float">
            <text:p>179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3f0a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float" office:value="1794" calcext:value-type="float">
            <text:p>179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c1bb83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[20]</text:p>
          </table:table-cell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float" office:value="1795" calcext:value-type="float">
            <text:p>179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<text:s/>1c177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float" office:value="1796" calcext:value-type="float">
            <text:p>179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557a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float" office:value="1797" calcext:value-type="float">
            <text:p>179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0000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table:style-name="ce20" office:value-type="string" calcext:value-type="string">
            <text:p>no tor post all JUL</text:p>
          </table:table-cell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float" office:value="1798" calcext:value-type="float">
            <text:p>179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55635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float" office:value="1799" calcext:value-type="float">
            <text:p>179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0000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string" calcext:value-type="string">
            <text:p>1800-180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e7126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2" calcext:value-type="date">
            <text:p>08/02/18</text:p>
          </table:table-cell>
          <table:table-cell table:style-name="ce16" office:value-type="float" office:value="1802" calcext:value-type="float">
            <text:p>180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0000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string" calcext:value-type="string">
            <text:p>1803-180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33feae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float" office:value="1806" calcext:value-type="float">
            <text:p>180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51ef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string" calcext:value-type="string">
            <text:p>1807-180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0000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string" calcext:value-type="string">
            <text:p>1810-1811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ff37c9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float" office:value="1812" calcext:value-type="float">
            <text:p>1812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bebc32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float" office:value="1813" calcext:value-type="float">
            <text:p>1813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8f904a 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float" office:value="1814" calcext:value-type="float">
            <text:p>1814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dcf936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3" calcext:value-type="date">
            <text:p>08/03/18</text:p>
          </table:table-cell>
          <table:table-cell table:style-name="ce16" office:value-type="float" office:value="1815" calcext:value-type="float">
            <text:p>1815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0000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/>
        </table:table-row>
        <table:table-row table:style-name="ro2">
          <table:table-cell table:style-name="ce17" office:value-type="date" office:date-value="2018-08-05" calcext:value-type="date">
            <text:p>08/05/18</text:p>
          </table:table-cell>
          <table:table-cell table:style-name="ce16" office:value-type="float" office:value="1816" calcext:value-type="float">
            <text:p>1816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66b78b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 office:value-type="string" calcext:value-type="string">
            <text:p>[20]</text:p>
          </table:table-cell>
        </table:table-row>
        <table:table-row table:style-name="ro2">
          <table:table-cell table:style-name="ce17" office:value-type="date" office:date-value="2018-08-05" calcext:value-type="date">
            <text:p>08/05/18</text:p>
          </table:table-cell>
          <table:table-cell table:style-name="ce16" office:value-type="float" office:value="1817" calcext:value-type="float">
            <text:p>1817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8e6eea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5" calcext:value-type="date">
            <text:p>08/05/18</text:p>
          </table:table-cell>
          <table:table-cell table:style-name="ce16" office:value-type="float" office:value="1818" calcext:value-type="float">
            <text:p>1818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cd5377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2">
          <table:table-cell table:style-name="ce17" office:value-type="date" office:date-value="2018-08-05" calcext:value-type="date">
            <text:p>08/05/1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string" calcext:value-type="string">
            <text:p>!CbboFOtcZs</text:p>
          </table:table-cell>
          <table:table-cell table:style-name="ce18" office:value-type="string" calcext:value-type="string">
            <text:p>000000</text:p>
          </table:table-cell>
          <table:table-cell office:value-type="string" calcext:value-type="string">
            <text:p>#StoRMkiL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8 Chan / patriotsfight</text:p>
          </table:table-cell>
          <table:table-cell office:value-type="string" calcext:value-type="string">
            <text:p>trip update</text:p>
          </table:table-cell>
        </table:table-row>
        <table:table-row table:style-name="ro3">
          <table:table-cell table:style-name="ce17" office:value-type="string" calcext:value-type="string">
            <text:p>08/05/18-08/07/18</text:p>
          </table:table-cell>
          <table:table-cell table:style-name="ce16" office:value-type="string" calcext:value-type="string">
            <text:p>1820-1825</text:p>
          </table:table-cell>
          <table:table-cell table:style-name="ce16" office:value-type="string" calcext:value-type="string">
            <text:p>!A6yxsPKia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WeAReQ@Q</text:p>
          </table:table-cell>
          <table:table-cell table:style-name="ce16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17" office:value-type="date" office:date-value="2018-08-09" calcext:value-type="date">
            <text:p>08/09/18</text:p>
          </table:table-cell>
          <table:table-cell table:style-name="ce16" office:value-type="float" office:value="1826" calcext:value-type="float">
            <text:p>1826</text:p>
          </table:table-cell>
          <table:table-cell table:style-name="ce16" office:value-type="string" calcext:value-type="string">
            <text:p>!A6yxsPKia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WeAReQ@Q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17" office:value-type="date" office:date-value="2018-08-09" calcext:value-type="date">
            <text:p>08/09/18</text:p>
          </table:table-cell>
          <table:table-cell table:style-name="ce16" office:value-type="float" office:value="1827" calcext:value-type="float">
            <text:p>1827</text:p>
          </table:table-cell>
          <table:table-cell table:style-name="ce16" office:value-type="string" calcext:value-type="string">
            <text:p>!A6yxsPKia</text:p>
          </table:table-cell>
          <table:table-cell table:style-name="ce16" office:value-type="string" calcext:value-type="string">
            <text:p>41fd34</text:p>
          </table:table-cell>
          <table:table-cell office:value-type="string" calcext:value-type="string">
            <text:p>#WeAReQ@Q</text:p>
          </table:table-cell>
          <table:table-cell table:style-name="ce12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3">
          <table:table-cell table:style-name="ce17" office:value-type="date" office:date-value="2018-08-09" calcext:value-type="date">
            <text:p>08/09/18</text:p>
          </table:table-cell>
          <table:table-cell table:style-name="ce16" office:value-type="string" calcext:value-type="string">
            <text:p>1828-1830</text:p>
          </table:table-cell>
          <table:table-cell table:style-name="ce16" office:value-type="string" calcext:value-type="string">
            <text:p>!A6yxsPKia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WeAReQ@Q</text:p>
          </table:table-cell>
          <table:table-cell table:style-name="ce16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17" office:value-type="date" office:date-value="2018-08-10" calcext:value-type="date">
            <text:p>08/10/18</text:p>
          </table:table-cell>
          <table:table-cell table:style-name="ce16" office:value-type="float" office:value="1831" calcext:value-type="float">
            <text:p>1831</text:p>
          </table:table-cell>
          <table:table-cell table:style-name="ce16" office:value-type="string" calcext:value-type="string">
            <text:p>!A6yxsPKia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WeAReQ@Q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17" office:value-type="date" office:date-value="2018-08-10" calcext:value-type="date">
            <text:p>08/10/18</text:p>
          </table:table-cell>
          <table:table-cell table:style-name="ce16" office:value-type="float" office:value="1832" calcext:value-type="float">
            <text:p>1832</text:p>
          </table:table-cell>
          <table:table-cell table:style-name="ce16" office:value-type="string" calcext:value-type="string">
            <text:p>!A6yxsPKia</text:p>
          </table:table-cell>
          <table:table-cell table:style-name="ce16" office:value-type="string" calcext:value-type="string">
            <text:p>32060e</text:p>
          </table:table-cell>
          <table:table-cell office:value-type="string" calcext:value-type="string">
            <text:p>#WeAReQ@Q</text:p>
          </table:table-cell>
          <table:table-cell table:style-name="ce12" office:value-type="string" calcext:value-type="string">
            <text:p>Q</text:p>
          </table:table-cell>
          <table:table-cell table:style-name="ce16" office:value-type="string" calcext:value-type="string">
            <text:p>8 Chan / qresearch</text:p>
          </table:table-cell>
          <table:table-cell/>
        </table:table-row>
        <table:table-row table:style-name="ro3">
          <table:table-cell table:style-name="ce17" office:value-type="date" office:date-value="2018-08-10" calcext:value-type="date">
            <text:p>08/10/18</text:p>
          </table:table-cell>
          <table:table-cell table:style-name="ce16" office:value-type="string" calcext:value-type="string">
            <text:p>1833-1835</text:p>
          </table:table-cell>
          <table:table-cell table:style-name="ce16" office:value-type="string" calcext:value-type="string">
            <text:p>!A6yxsPKia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#WeAReQ@Q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 office:value-type="string" calcext:value-type="string">
            <text:p>1834: Q+ 1835: We are under HEAVY attack. AB[C] took control. Tripcode compromised. No. 131 Last.</text:p>
          </table:table-cell>
        </table:table-row>
        <table:table-row table:style-name="ro3">
          <table:table-cell table:style-name="ce5" office:value-type="date" office:date-value="2018-08-10" calcext:value-type="date">
            <text:p>8/10/2018</text:p>
          </table:table-cell>
          <table:table-cell table:style-name="ce12" office:value-type="string" calcext:value-type="string">
            <text:p>1836-184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1" calcext:value-type="date">
            <text:p>8/11/2018</text:p>
          </table:table-cell>
          <table:table-cell table:style-name="ce12" office:value-type="string" calcext:value-type="string">
            <text:p>1841-184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1" calcext:value-type="date">
            <text:p>8/11/2018</text:p>
          </table:table-cell>
          <table:table-cell table:style-name="ce12" office:value-type="string" calcext:value-type="string">
            <text:p>1845-18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92e3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1" calcext:value-type="date">
            <text:p>8/11/2018</text:p>
          </table:table-cell>
          <table:table-cell table:style-name="ce12" office:value-type="float" office:value="1848" calcext:value-type="float">
            <text:p>184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937e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1" calcext:value-type="date">
            <text:p>8/11/2018</text:p>
          </table:table-cell>
          <table:table-cell table:style-name="ce12" office:value-type="string" calcext:value-type="string">
            <text:p>1849-18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1" calcext:value-type="date">
            <text:p>8/11/2018</text:p>
          </table:table-cell>
          <table:table-cell table:style-name="ce12" office:value-type="float" office:value="1852" calcext:value-type="float">
            <text:p>185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21ea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1" calcext:value-type="date">
            <text:p>8/11/2018</text:p>
          </table:table-cell>
          <table:table-cell table:style-name="ce12" office:value-type="float" office:value="1853" calcext:value-type="float">
            <text:p>18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fb1b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1" calcext:value-type="date">
            <text:p>8/11/2018</text:p>
          </table:table-cell>
          <table:table-cell table:style-name="ce12" office:value-type="float" office:value="1854" calcext:value-type="float">
            <text:p>18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c967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2" calcext:value-type="date">
            <text:p>8/12/2018</text:p>
          </table:table-cell>
          <table:table-cell table:style-name="ce12" office:value-type="string" calcext:value-type="string">
            <text:p>1855-185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2" calcext:value-type="date">
            <text:p>8/12/2018</text:p>
          </table:table-cell>
          <table:table-cell table:style-name="ce12" office:value-type="string" calcext:value-type="string">
            <text:p>1857-185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fc2a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2" calcext:value-type="date">
            <text:p>8/12/2018</text:p>
          </table:table-cell>
          <table:table-cell table:style-name="ce12" office:value-type="float" office:value="1859" calcext:value-type="float">
            <text:p>185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799825" calcext:value-type="float">
            <text:p>79982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3" calcext:value-type="date">
            <text:p>8/13/2018</text:p>
          </table:table-cell>
          <table:table-cell table:style-name="ce12" office:value-type="string" calcext:value-type="string">
            <text:p>1860-186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4" calcext:value-type="date">
            <text:p>8/14/2018</text:p>
          </table:table-cell>
          <table:table-cell table:style-name="ce12" office:value-type="float" office:value="1865" calcext:value-type="float">
            <text:p>186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2c0b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4" calcext:value-type="date">
            <text:p>8/14/2018</text:p>
          </table:table-cell>
          <table:table-cell table:style-name="ce12" office:value-type="string" calcext:value-type="string">
            <text:p>1866-186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39e1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4" calcext:value-type="date">
            <text:p>8/14/2018</text:p>
          </table:table-cell>
          <table:table-cell table:style-name="ce12" office:value-type="string" calcext:value-type="string">
            <text:p>1870-187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8bc7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4" calcext:value-type="date">
            <text:p>8/14/2018</text:p>
          </table:table-cell>
          <table:table-cell table:style-name="ce12" office:value-type="string" calcext:value-type="string">
            <text:p>1874-18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58cd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4" calcext:value-type="date">
            <text:p>8/14/2018</text:p>
          </table:table-cell>
          <table:table-cell table:style-name="ce12" office:value-type="float" office:value="1876" calcext:value-type="float">
            <text:p>187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b9df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4" calcext:value-type="date">
            <text:p>8/14/2018</text:p>
          </table:table-cell>
          <table:table-cell table:style-name="ce12" office:value-type="string" calcext:value-type="string">
            <text:p>1877-187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c531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float" office:value="1879" calcext:value-type="float">
            <text:p>187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074d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string" calcext:value-type="string">
            <text:p>1880-18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float" office:value="1887" calcext:value-type="float">
            <text:p>188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884b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float" office:value="1888" calcext:value-type="float">
            <text:p>18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8d9e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string" calcext:value-type="string">
            <text:p>1889-189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string" calcext:value-type="string">
            <text:p>1893-189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a4f6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string" calcext:value-type="string">
            <text:p>1898-19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fb03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5" calcext:value-type="date">
            <text:p>8/15/2018</text:p>
          </table:table-cell>
          <table:table-cell table:style-name="ce12" office:value-type="float" office:value="1904" calcext:value-type="float">
            <text:p>19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9be1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string" calcext:value-type="string">
            <text:p>1905-190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489187" calcext:value-type="float">
            <text:p>48918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float" office:value="1910" calcext:value-type="float">
            <text:p>191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float" office:value="1911" calcext:value-type="float">
            <text:p>191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b7c6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string" calcext:value-type="string">
            <text:p>1912-191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float" office:value="1914" calcext:value-type="float">
            <text:p>191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d2d0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float" office:value="1915" calcext:value-type="float">
            <text:p>191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float" office:value="1916" calcext:value-type="float">
            <text:p>191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8219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float" office:value="1917" calcext:value-type="float">
            <text:p>191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ffad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string" calcext:value-type="string">
            <text:p>1918-192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9e76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string" calcext:value-type="string">
            <text:p>1921-192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5e14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string" calcext:value-type="string">
            <text:p>1923-192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3250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6" calcext:value-type="date">
            <text:p>8/16/2018</text:p>
          </table:table-cell>
          <table:table-cell table:style-name="ce12" office:value-type="float" office:value="1925" calcext:value-type="float">
            <text:p>192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1e48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19" calcext:value-type="date">
            <text:p>8/19/2018</text:p>
          </table:table-cell>
          <table:table-cell table:style-name="ce12" office:value-type="string" calcext:value-type="string">
            <text:p>1926-192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20" calcext:value-type="date">
            <text:p>8/20/2018</text:p>
          </table:table-cell>
          <table:table-cell table:style-name="ce12" office:value-type="string" calcext:value-type="string">
            <text:p>1928-192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20" calcext:value-type="date">
            <text:p>8/20/2018</text:p>
          </table:table-cell>
          <table:table-cell table:style-name="ce12" office:value-type="float" office:value="1930" calcext:value-type="float">
            <text:p>193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380986" calcext:value-type="float">
            <text:p>38098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0" calcext:value-type="date">
            <text:p>8/20/2018</text:p>
          </table:table-cell>
          <table:table-cell table:style-name="ce12" office:value-type="float" office:value="1931" calcext:value-type="float">
            <text:p>193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21" calcext:value-type="date">
            <text:p>8/21/2018</text:p>
          </table:table-cell>
          <table:table-cell table:style-name="ce12" office:value-type="float" office:value="1932" calcext:value-type="float">
            <text:p>193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8-26" calcext:value-type="date">
            <text:p>8/26/2018</text:p>
          </table:table-cell>
          <table:table-cell table:style-name="ce12" office:value-type="float" office:value="1933" calcext:value-type="float">
            <text:p>193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a2c4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7" calcext:value-type="date">
            <text:p>8/27/2018</text:p>
          </table:table-cell>
          <table:table-cell table:style-name="ce12" office:value-type="float" office:value="1934" calcext:value-type="float">
            <text:p>193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871a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7" calcext:value-type="date">
            <text:p>8/27/2018</text:p>
          </table:table-cell>
          <table:table-cell table:style-name="ce12" office:value-type="string" calcext:value-type="string">
            <text:p>1935-193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d6f5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7" calcext:value-type="date">
            <text:p>8/27/2018</text:p>
          </table:table-cell>
          <table:table-cell table:style-name="ce12" office:value-type="float" office:value="1938" calcext:value-type="float">
            <text:p>193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49c1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39-194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49c1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float" office:value="1941" calcext:value-type="float">
            <text:p>194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da08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42-19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56a7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44-194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31ec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46-19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775f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float" office:value="1948" calcext:value-type="float">
            <text:p>194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965371" calcext:value-type="float">
            <text:p>96537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49-195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0cc4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float" office:value="1951" calcext:value-type="float">
            <text:p>19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69a0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52-19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2dcb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55-195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a13e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float" office:value="1959" calcext:value-type="float">
            <text:p>195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5a7f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60-196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1f9a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64-196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71ad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70-197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f8ed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float" office:value="1972" calcext:value-type="float">
            <text:p>197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690c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string" calcext:value-type="string">
            <text:p>1973-197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17b1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float" office:value="1975" calcext:value-type="float">
            <text:p>19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6e41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8" calcext:value-type="date">
            <text:p>8/28/2018</text:p>
          </table:table-cell>
          <table:table-cell table:style-name="ce12" office:value-type="float" office:value="1976" calcext:value-type="float">
            <text:p>197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ffb0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string" calcext:value-type="string">
            <text:p>1977-198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a669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string" calcext:value-type="string">
            <text:p>1982-198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d309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string" calcext:value-type="string">
            <text:p>1985-198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0958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string" calcext:value-type="string">
            <text:p>1988-198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742d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float" office:value="1990" calcext:value-type="float">
            <text:p>199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580584" calcext:value-type="float">
            <text:p>58058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float" office:value="1991" calcext:value-type="float">
            <text:p>199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c17f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float" office:value="1992" calcext:value-type="float">
            <text:p>199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718e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float" office:value="1993" calcext:value-type="float">
            <text:p>199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18bc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29" calcext:value-type="date">
            <text:p>8/29/2018</text:p>
          </table:table-cell>
          <table:table-cell table:style-name="ce12" office:value-type="string" calcext:value-type="string">
            <text:p>1994-199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43f5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string" calcext:value-type="string">
            <text:p>1997-200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a082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float" office:value="2003" calcext:value-type="float">
            <text:p>200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bed3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float" office:value="2004" calcext:value-type="float">
            <text:p>20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7ed7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float" office:value="2005" calcext:value-type="float">
            <text:p>200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3219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float" office:value="2006" calcext:value-type="float">
            <text:p>200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06b0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string" calcext:value-type="string">
            <text:p>2007-200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3654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string" calcext:value-type="string">
            <text:p>2009-201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d678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a686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string" calcext:value-type="string">
            <text:p>2019-202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64ce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string" calcext:value-type="string">
            <text:p>2021-202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9f30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float" office:value="2023" calcext:value-type="float">
            <text:p>202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c4ac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float" office:value="2024" calcext:value-type="float">
            <text:p>202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d9bf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0" calcext:value-type="date">
            <text:p>8/30/2018</text:p>
          </table:table-cell>
          <table:table-cell table:style-name="ce12" office:value-type="string" calcext:value-type="string">
            <text:p>2025-202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b857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float" office:value="2027" calcext:value-type="float">
            <text:p>202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9eba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float" office:value="2028" calcext:value-type="float">
            <text:p>202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3bd4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string" calcext:value-type="string">
            <text:p>2029-203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6edd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float" office:value="2032" calcext:value-type="float">
            <text:p>203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04d8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string" calcext:value-type="string">
            <text:p>2033-203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3e06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float" office:value="2036" calcext:value-type="float">
            <text:p>203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2041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string" calcext:value-type="string">
            <text:p>2037-204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7fd5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float" office:value="2041" calcext:value-type="float">
            <text:p>204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afeb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float" office:value="2042" calcext:value-type="float">
            <text:p>20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a55c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float" office:value="2043" calcext:value-type="float">
            <text:p>20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6751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string" calcext:value-type="string">
            <text:p>2044-204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a26f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string" calcext:value-type="string">
            <text:p>2046-20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d70d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8-31" calcext:value-type="date">
            <text:p>8/31/2018</text:p>
          </table:table-cell>
          <table:table-cell table:style-name="ce12" office:value-type="string" calcext:value-type="string">
            <text:p>2049-205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58b7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1" calcext:value-type="date">
            <text:p>9/1/2018</text:p>
          </table:table-cell>
          <table:table-cell table:style-name="ce12" office:value-type="float" office:value="2051" calcext:value-type="float">
            <text:p>20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e6c7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1" calcext:value-type="date">
            <text:p>9/1/2018</text:p>
          </table:table-cell>
          <table:table-cell table:style-name="ce12" office:value-type="float" office:value="2052" calcext:value-type="float">
            <text:p>205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6883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1" calcext:value-type="date">
            <text:p>9/1/2018</text:p>
          </table:table-cell>
          <table:table-cell table:style-name="ce12" office:value-type="float" office:value="2053" calcext:value-type="float">
            <text:p>20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f75e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1" calcext:value-type="date">
            <text:p>9/1/2018</text:p>
          </table:table-cell>
          <table:table-cell table:style-name="ce12" office:value-type="float" office:value="2054" calcext:value-type="float">
            <text:p>20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1b11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1" calcext:value-type="date">
            <text:p>9/1/2018</text:p>
          </table:table-cell>
          <table:table-cell table:style-name="ce12" office:value-type="float" office:value="2055" calcext:value-type="float">
            <text:p>205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946e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1" calcext:value-type="date">
            <text:p>9/1/2018</text:p>
          </table:table-cell>
          <table:table-cell table:style-name="ce12" office:value-type="float" office:value="2056" calcext:value-type="float">
            <text:p>205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da84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2" calcext:value-type="date">
            <text:p>9/2/2018</text:p>
          </table:table-cell>
          <table:table-cell table:style-name="ce12" office:value-type="string" calcext:value-type="string">
            <text:p>2057-205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96ac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2" calcext:value-type="date">
            <text:p>9/2/2018</text:p>
          </table:table-cell>
          <table:table-cell table:style-name="ce12" office:value-type="float" office:value="2059" calcext:value-type="float">
            <text:p>205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5b32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2" calcext:value-type="date">
            <text:p>9/2/2018</text:p>
          </table:table-cell>
          <table:table-cell table:style-name="ce12" office:value-type="string" calcext:value-type="string">
            <text:p>2060-206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d695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2" calcext:value-type="date">
            <text:p>9/2/2018</text:p>
          </table:table-cell>
          <table:table-cell table:style-name="ce12" office:value-type="string" calcext:value-type="string">
            <text:p>2064-206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4b60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3" calcext:value-type="date">
            <text:p>9/3/2018</text:p>
          </table:table-cell>
          <table:table-cell table:style-name="ce12" office:value-type="float" office:value="2067" calcext:value-type="float">
            <text:p>206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68ba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3" calcext:value-type="date">
            <text:p>9/3/2018</text:p>
          </table:table-cell>
          <table:table-cell table:style-name="ce12" office:value-type="string" calcext:value-type="string">
            <text:p>2068-206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5a58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3" calcext:value-type="date">
            <text:p>9/3/2018</text:p>
          </table:table-cell>
          <table:table-cell table:style-name="ce12" office:value-type="string" calcext:value-type="string">
            <text:p>2070-207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3" calcext:value-type="date">
            <text:p>9/3/2018</text:p>
          </table:table-cell>
          <table:table-cell table:style-name="ce12" office:value-type="string" calcext:value-type="string">
            <text:p>2073-207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ccf2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3" calcext:value-type="date">
            <text:p>9/3/2018</text:p>
          </table:table-cell>
          <table:table-cell table:style-name="ce12" office:value-type="float" office:value="2075" calcext:value-type="float">
            <text:p>20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d027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4" calcext:value-type="date">
            <text:p>9/4/2018</text:p>
          </table:table-cell>
          <table:table-cell table:style-name="ce12" office:value-type="string" calcext:value-type="string">
            <text:p>2076-208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4" calcext:value-type="date">
            <text:p>9/4/2018</text:p>
          </table:table-cell>
          <table:table-cell table:style-name="ce12" office:value-type="float" office:value="2086" calcext:value-type="float">
            <text:p>20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bc4d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5" calcext:value-type="date">
            <text:p>9/5/2018</text:p>
          </table:table-cell>
          <table:table-cell table:style-name="ce12" office:value-type="string" calcext:value-type="string">
            <text:p>2087-20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5" calcext:value-type="date">
            <text:p>9/5/2018</text:p>
          </table:table-cell>
          <table:table-cell table:style-name="ce12" office:value-type="float" office:value="2089" calcext:value-type="float">
            <text:p>208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87d5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5" calcext:value-type="date">
            <text:p>9/5/2018</text:p>
          </table:table-cell>
          <table:table-cell table:style-name="ce12" office:value-type="string" calcext:value-type="string">
            <text:p>2090-209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097" calcext:value-type="float">
            <text:p>209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253002" calcext:value-type="float">
            <text:p>25300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098" calcext:value-type="float">
            <text:p>209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960b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099" calcext:value-type="float">
            <text:p>209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2b17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100" calcext:value-type="float">
            <text:p>210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101" calcext:value-type="float">
            <text:p>210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9d65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102" calcext:value-type="float">
            <text:p>210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3b95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103" calcext:value-type="float">
            <text:p>210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104" calcext:value-type="float">
            <text:p>21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8e8d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6" calcext:value-type="date">
            <text:p>9/6/2018</text:p>
          </table:table-cell>
          <table:table-cell table:style-name="ce12" office:value-type="float" office:value="2105" calcext:value-type="float">
            <text:p>210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7" calcext:value-type="date">
            <text:p>9/7/2018</text:p>
          </table:table-cell>
          <table:table-cell table:style-name="ce12" office:value-type="float" office:value="2106" calcext:value-type="float">
            <text:p>210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33f0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7" calcext:value-type="date">
            <text:p>9/7/2018</text:p>
          </table:table-cell>
          <table:table-cell table:style-name="ce12" office:value-type="string" calcext:value-type="string">
            <text:p>2107-211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7" calcext:value-type="date">
            <text:p>9/7/2018</text:p>
          </table:table-cell>
          <table:table-cell table:style-name="ce12" office:value-type="string" calcext:value-type="string">
            <text:p>2112-211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7e1f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7" calcext:value-type="date">
            <text:p>9/7/2018</text:p>
          </table:table-cell>
          <table:table-cell table:style-name="ce12" office:value-type="string" calcext:value-type="string">
            <text:p>2116-211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d905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8" calcext:value-type="date">
            <text:p>9/8/2018</text:p>
          </table:table-cell>
          <table:table-cell table:style-name="ce12" office:value-type="string" calcext:value-type="string">
            <text:p>2119-212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09" calcext:value-type="date">
            <text:p>9/9/2018</text:p>
          </table:table-cell>
          <table:table-cell table:style-name="ce12" office:value-type="string" calcext:value-type="string">
            <text:p>2121-212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f4ec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09" calcext:value-type="date">
            <text:p>9/9/2018</text:p>
          </table:table-cell>
          <table:table-cell table:style-name="ce12" office:value-type="string" calcext:value-type="string">
            <text:p>2123-212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d0a4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0" calcext:value-type="date">
            <text:p>9/10/2018</text:p>
          </table:table-cell>
          <table:table-cell table:style-name="ce12" office:value-type="string" calcext:value-type="string">
            <text:p>2127-213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0" calcext:value-type="date">
            <text:p>9/10/2018</text:p>
          </table:table-cell>
          <table:table-cell table:style-name="ce12" office:value-type="string" calcext:value-type="string">
            <text:p>2133-213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8a60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0" calcext:value-type="date">
            <text:p>9/10/2018</text:p>
          </table:table-cell>
          <table:table-cell table:style-name="ce12" office:value-type="string" calcext:value-type="string">
            <text:p>2135-213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0" calcext:value-type="date">
            <text:p>9/10/2018</text:p>
          </table:table-cell>
          <table:table-cell table:style-name="ce12" office:value-type="string" calcext:value-type="string">
            <text:p>2137-213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b0fa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0" calcext:value-type="date">
            <text:p>9/10/2018</text:p>
          </table:table-cell>
          <table:table-cell table:style-name="ce12" office:value-type="string" calcext:value-type="string">
            <text:p>2139-214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83f8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0" calcext:value-type="date">
            <text:p>9/10/2018</text:p>
          </table:table-cell>
          <table:table-cell table:style-name="ce12" office:value-type="string" calcext:value-type="string">
            <text:p>2145-214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b50a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0" calcext:value-type="date">
            <text:p>9/10/2018</text:p>
          </table:table-cell>
          <table:table-cell table:style-name="ce12" office:value-type="float" office:value="2149" calcext:value-type="float">
            <text:p>214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1" calcext:value-type="date">
            <text:p>9/11/2018</text:p>
          </table:table-cell>
          <table:table-cell table:style-name="ce12" office:value-type="string" calcext:value-type="string">
            <text:p>2150-216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2" calcext:value-type="date">
            <text:p>9/12/2018</text:p>
          </table:table-cell>
          <table:table-cell table:style-name="ce12" office:value-type="string" calcext:value-type="string">
            <text:p>2165-216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2" calcext:value-type="date">
            <text:p>9/12/2018</text:p>
          </table:table-cell>
          <table:table-cell table:style-name="ce12" office:value-type="float" office:value="2168" calcext:value-type="float">
            <text:p>216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9b90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2" calcext:value-type="date">
            <text:p>9/12/2018</text:p>
          </table:table-cell>
          <table:table-cell table:style-name="ce12" office:value-type="float" office:value="2169" calcext:value-type="float">
            <text:p>216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2e4b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2" calcext:value-type="date">
            <text:p>9/12/2018</text:p>
          </table:table-cell>
          <table:table-cell table:style-name="ce12" office:value-type="string" calcext:value-type="string">
            <text:p>2170-217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5" calcext:value-type="date">
            <text:p>9/15/2018</text:p>
          </table:table-cell>
          <table:table-cell table:style-name="ce12" office:value-type="string" calcext:value-type="string">
            <text:p>2172-217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6" calcext:value-type="date">
            <text:p>9/16/2018</text:p>
          </table:table-cell>
          <table:table-cell table:style-name="ce12" office:value-type="string" calcext:value-type="string">
            <text:p>2178-218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6" calcext:value-type="date">
            <text:p>9/16/2018</text:p>
          </table:table-cell>
          <table:table-cell table:style-name="ce12" office:value-type="string" calcext:value-type="string">
            <text:p>2182-218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db43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6" calcext:value-type="date">
            <text:p>9/16/2018</text:p>
          </table:table-cell>
          <table:table-cell table:style-name="ce12" office:value-type="float" office:value="2185" calcext:value-type="float">
            <text:p>218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6" calcext:value-type="date">
            <text:p>9/16/2018</text:p>
          </table:table-cell>
          <table:table-cell table:style-name="ce12" office:value-type="string" calcext:value-type="string">
            <text:p>2186-218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b7fb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7" calcext:value-type="date">
            <text:p>9/17/2018</text:p>
          </table:table-cell>
          <table:table-cell table:style-name="ce13" office:value-type="float" office:value="2188" calcext:value-type="float">
            <text:p>21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7" calcext:value-type="date">
            <text:p>9/17/2018</text:p>
          </table:table-cell>
          <table:table-cell table:style-name="ce13" office:value-type="string" calcext:value-type="string">
            <text:p>2189-219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d97e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7" calcext:value-type="date">
            <text:p>9/17/2018</text:p>
          </table:table-cell>
          <table:table-cell table:style-name="ce13" office:value-type="float" office:value="2191" calcext:value-type="float">
            <text:p>219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7" calcext:value-type="date">
            <text:p>9/17/2018</text:p>
          </table:table-cell>
          <table:table-cell table:style-name="ce13" office:value-type="float" office:value="2192" calcext:value-type="float">
            <text:p>219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d97e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7" calcext:value-type="date">
            <text:p>9/17/2018</text:p>
          </table:table-cell>
          <table:table-cell table:style-name="ce13" office:value-type="string" calcext:value-type="string">
            <text:p>2193-219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7" calcext:value-type="date">
            <text:p>9/17/2018</text:p>
          </table:table-cell>
          <table:table-cell table:style-name="ce13" office:value-type="float" office:value="2195" calcext:value-type="float">
            <text:p>219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1fe0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7" calcext:value-type="date">
            <text:p>9/17/2018</text:p>
          </table:table-cell>
          <table:table-cell table:style-name="ce12" office:value-type="string" calcext:value-type="string">
            <text:p>2196-220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8" calcext:value-type="date">
            <text:p>9/18/2018</text:p>
          </table:table-cell>
          <table:table-cell table:style-name="ce12" office:value-type="string" calcext:value-type="string">
            <text:p>2206-221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9" calcext:value-type="date">
            <text:p>9/19/2018</text:p>
          </table:table-cell>
          <table:table-cell table:style-name="ce12" office:value-type="string" calcext:value-type="string">
            <text:p>2211-221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19" calcext:value-type="date">
            <text:p>9/19/2018</text:p>
          </table:table-cell>
          <table:table-cell table:style-name="ce12" office:value-type="float" office:value="2214" calcext:value-type="float">
            <text:p>221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7bb6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9" calcext:value-type="date">
            <text:p>9/19/2018</text:p>
          </table:table-cell>
          <table:table-cell table:style-name="ce12" office:value-type="string" calcext:value-type="string">
            <text:p>2215-221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2b08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9" calcext:value-type="date">
            <text:p>9/19/2018</text:p>
          </table:table-cell>
          <table:table-cell table:style-name="ce12" office:value-type="string" calcext:value-type="string">
            <text:p>2219-222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8088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19" calcext:value-type="date">
            <text:p>9/19/2018</text:p>
          </table:table-cell>
          <table:table-cell table:style-name="ce12" office:value-type="string" calcext:value-type="string">
            <text:p>2225-222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922952" calcext:value-type="float">
            <text:p>92295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0" calcext:value-type="date">
            <text:p>9/20/2018</text:p>
          </table:table-cell>
          <table:table-cell table:style-name="ce12" office:value-type="float" office:value="2227" calcext:value-type="float">
            <text:p>222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0" calcext:value-type="date">
            <text:p>9/20/2018</text:p>
          </table:table-cell>
          <table:table-cell table:style-name="ce12" office:value-type="string" calcext:value-type="string">
            <text:p>2228-223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1469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0" calcext:value-type="date">
            <text:p>9/20/2018</text:p>
          </table:table-cell>
          <table:table-cell table:style-name="ce12" office:value-type="string" calcext:value-type="string">
            <text:p>2236-22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0" calcext:value-type="date">
            <text:p>9/20/2018</text:p>
          </table:table-cell>
          <table:table-cell table:style-name="ce12" office:value-type="float" office:value="2243" calcext:value-type="float">
            <text:p>22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de55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0" calcext:value-type="date">
            <text:p>9/20/2018</text:p>
          </table:table-cell>
          <table:table-cell table:style-name="ce12" office:value-type="float" office:value="2244" calcext:value-type="float">
            <text:p>224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float" office:value="2245" calcext:value-type="float">
            <text:p>224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string" calcext:value-type="string">
            <text:p>2246-22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5c88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float" office:value="2248" calcext:value-type="float">
            <text:p>224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float" office:value="2249" calcext:value-type="float">
            <text:p>224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98bb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string" calcext:value-type="string">
            <text:p>2250-22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float" office:value="2255" calcext:value-type="float">
            <text:p>225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37c2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string" calcext:value-type="string">
            <text:p>2256-226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string" calcext:value-type="string">
            <text:p>2265-226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be23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string" calcext:value-type="string">
            <text:p>2267-226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7c3e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string" calcext:value-type="string">
            <text:p>2269-227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c211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1" calcext:value-type="date">
            <text:p>9/21/2018</text:p>
          </table:table-cell>
          <table:table-cell table:style-name="ce12" office:value-type="float" office:value="2272" calcext:value-type="float">
            <text:p>227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3" calcext:value-type="date">
            <text:p>9/23/2018</text:p>
          </table:table-cell>
          <table:table-cell table:style-name="ce12" office:value-type="string" calcext:value-type="string">
            <text:p>2273-227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4" calcext:value-type="date">
            <text:p>9/24/2018</text:p>
          </table:table-cell>
          <table:table-cell table:style-name="ce12" office:value-type="float" office:value="2275" calcext:value-type="float">
            <text:p>22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7" calcext:value-type="date">
            <text:p>9/27/2018</text:p>
          </table:table-cell>
          <table:table-cell table:style-name="ce12" office:value-type="string" calcext:value-type="string">
            <text:p>2276-227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7" calcext:value-type="date">
            <text:p>9/27/2018</text:p>
          </table:table-cell>
          <table:table-cell table:style-name="ce12" office:value-type="float" office:value="2279" calcext:value-type="float">
            <text:p>227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b73d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7" calcext:value-type="date">
            <text:p>9/27/2018</text:p>
          </table:table-cell>
          <table:table-cell table:style-name="ce12" office:value-type="string" calcext:value-type="string">
            <text:p>2280-228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7" calcext:value-type="date">
            <text:p>9/27/2018</text:p>
          </table:table-cell>
          <table:table-cell table:style-name="ce12" office:value-type="string" calcext:value-type="string">
            <text:p>2286-228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fc7a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8" calcext:value-type="date">
            <text:p>9/28/2018</text:p>
          </table:table-cell>
          <table:table-cell table:style-name="ce12" office:value-type="string" calcext:value-type="string">
            <text:p>2288-228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fc7a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8" calcext:value-type="date">
            <text:p>9/28/2018</text:p>
          </table:table-cell>
          <table:table-cell table:style-name="ce12" office:value-type="string" calcext:value-type="string">
            <text:p>2290-229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7fde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8" calcext:value-type="date">
            <text:p>9/28/2018</text:p>
          </table:table-cell>
          <table:table-cell table:style-name="ce12" office:value-type="float" office:value="2294" calcext:value-type="float">
            <text:p>229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8" calcext:value-type="date">
            <text:p>9/28/2018</text:p>
          </table:table-cell>
          <table:table-cell table:style-name="ce12" office:value-type="float" office:value="2295" calcext:value-type="float">
            <text:p>229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2bd2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09-28" calcext:value-type="date">
            <text:p>9/28/2018</text:p>
          </table:table-cell>
          <table:table-cell table:style-name="ce12" office:value-type="float" office:value="2296" calcext:value-type="float">
            <text:p>229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29" calcext:value-type="date">
            <text:p>9/29/2018</text:p>
          </table:table-cell>
          <table:table-cell table:style-name="ce12" office:value-type="string" calcext:value-type="string">
            <text:p>2297-299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09-30" calcext:value-type="date">
            <text:p>9/30/2018</text:p>
          </table:table-cell>
          <table:table-cell table:style-name="ce12" office:value-type="string" calcext:value-type="string">
            <text:p>2300-230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1" calcext:value-type="date">
            <text:p>10/1/2018</text:p>
          </table:table-cell>
          <table:table-cell table:style-name="ce12" office:value-type="string" calcext:value-type="string">
            <text:p>2302-23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1" calcext:value-type="date">
            <text:p>10/1/2018</text:p>
          </table:table-cell>
          <table:table-cell table:style-name="ce12" office:value-type="string" calcext:value-type="string">
            <text:p>2305-230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8f15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1" calcext:value-type="date">
            <text:p>10/1/2018</text:p>
          </table:table-cell>
          <table:table-cell table:style-name="ce12" office:value-type="string" calcext:value-type="string">
            <text:p>2307-230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1" calcext:value-type="date">
            <text:p>10/1/2018</text:p>
          </table:table-cell>
          <table:table-cell table:style-name="ce12" office:value-type="float" office:value="2309" calcext:value-type="float">
            <text:p>230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7e2e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1" calcext:value-type="date">
            <text:p>10/1/2018</text:p>
          </table:table-cell>
          <table:table-cell table:style-name="ce12" office:value-type="string" calcext:value-type="string">
            <text:p>2310-231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0c7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1" calcext:value-type="date">
            <text:p>10/1/2018</text:p>
          </table:table-cell>
          <table:table-cell table:style-name="ce12" office:value-type="string" calcext:value-type="string">
            <text:p>2313-231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38d7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2" calcext:value-type="date">
            <text:p>10/2/2018</text:p>
          </table:table-cell>
          <table:table-cell table:style-name="ce12" office:value-type="string" calcext:value-type="string">
            <text:p>2315-231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3" calcext:value-type="date">
            <text:p>10/3/2018</text:p>
          </table:table-cell>
          <table:table-cell table:style-name="ce12" office:value-type="string" calcext:value-type="string">
            <text:p>2319-232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3" calcext:value-type="date">
            <text:p>10/3/2018</text:p>
          </table:table-cell>
          <table:table-cell table:style-name="ce12" office:value-type="float" office:value="2322" calcext:value-type="float">
            <text:p>232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2469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3" calcext:value-type="date">
            <text:p>10/3/2018</text:p>
          </table:table-cell>
          <table:table-cell table:style-name="ce12" office:value-type="string" calcext:value-type="string">
            <text:p>2323-232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4" calcext:value-type="date">
            <text:p>10/4/2018</text:p>
          </table:table-cell>
          <table:table-cell table:style-name="ce12" office:value-type="string" calcext:value-type="string">
            <text:p>2328-232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729a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4" calcext:value-type="date">
            <text:p>10/4/2018</text:p>
          </table:table-cell>
          <table:table-cell table:style-name="ce12" office:value-type="string" calcext:value-type="string">
            <text:p>2330-234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4" calcext:value-type="date">
            <text:p>10/4/2018</text:p>
          </table:table-cell>
          <table:table-cell table:style-name="ce12" office:value-type="float" office:value="2342" calcext:value-type="float">
            <text:p>23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45b8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4" calcext:value-type="date">
            <text:p>10/4/2018</text:p>
          </table:table-cell>
          <table:table-cell table:style-name="ce12" office:value-type="string" calcext:value-type="string">
            <text:p>2343-234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747524" calcext:value-type="float">
            <text:p>74752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5" calcext:value-type="date">
            <text:p>10/5/2018</text:p>
          </table:table-cell>
          <table:table-cell table:style-name="ce12" office:value-type="string" calcext:value-type="string">
            <text:p>2345-23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6" calcext:value-type="date">
            <text:p>10/6/2018</text:p>
          </table:table-cell>
          <table:table-cell table:style-name="ce12" office:value-type="string" calcext:value-type="string">
            <text:p>2352-23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6" calcext:value-type="date">
            <text:p>10/6/2018</text:p>
          </table:table-cell>
          <table:table-cell table:style-name="ce12" office:value-type="float" office:value="2355" calcext:value-type="float">
            <text:p>235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b450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6" calcext:value-type="date">
            <text:p>10/6/2018</text:p>
          </table:table-cell>
          <table:table-cell table:style-name="ce12" office:value-type="string" calcext:value-type="string">
            <text:p>2356-236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7" calcext:value-type="date">
            <text:p>10/7/2018</text:p>
          </table:table-cell>
          <table:table-cell table:style-name="ce12" office:value-type="string" calcext:value-type="string">
            <text:p>2362-236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8" calcext:value-type="date">
            <text:p>10/8/2018</text:p>
          </table:table-cell>
          <table:table-cell table:style-name="ce12" office:value-type="string" calcext:value-type="string">
            <text:p>2366-237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8" calcext:value-type="date">
            <text:p>10/8/2018</text:p>
          </table:table-cell>
          <table:table-cell table:style-name="ce12" office:value-type="float" office:value="2375" calcext:value-type="float">
            <text:p>23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f96e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8" calcext:value-type="date">
            <text:p>10/8/2018</text:p>
          </table:table-cell>
          <table:table-cell table:style-name="ce12" office:value-type="float" office:value="2376" calcext:value-type="float">
            <text:p>237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9" calcext:value-type="date">
            <text:p>10/9/2018</text:p>
          </table:table-cell>
          <table:table-cell table:style-name="ce12" office:value-type="string" calcext:value-type="string">
            <text:p>2377-237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0-09" calcext:value-type="date">
            <text:p>10/9/2018</text:p>
          </table:table-cell>
          <table:table-cell table:style-name="ce12" office:value-type="float" office:value="2380" calcext:value-type="float">
            <text:p>238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3824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0-09" calcext:value-type="date">
            <text:p>10/9/2018</text:p>
          </table:table-cell>
          <table:table-cell table:style-name="ce12" office:value-type="float" office:value="2381" calcext:value-type="float">
            <text:p>238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1" calcext:value-type="date">
            <text:p>11/1/2018</text:p>
          </table:table-cell>
          <table:table-cell table:style-name="ce12" office:value-type="string" calcext:value-type="string">
            <text:p>2382-238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2" calcext:value-type="date">
            <text:p>11/2/2018</text:p>
          </table:table-cell>
          <table:table-cell table:style-name="ce12" office:value-type="string" calcext:value-type="string">
            <text:p>2385-23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2" calcext:value-type="date">
            <text:p>11/2/2018</text:p>
          </table:table-cell>
          <table:table-cell table:style-name="ce12" office:value-type="float" office:value="2387" calcext:value-type="float">
            <text:p>238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a640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2" calcext:value-type="date">
            <text:p>11/2/2018</text:p>
          </table:table-cell>
          <table:table-cell table:style-name="ce12" office:value-type="string" calcext:value-type="string">
            <text:p>2388-239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3" calcext:value-type="date">
            <text:p>11/3/2018</text:p>
          </table:table-cell>
          <table:table-cell table:style-name="ce12" office:value-type="string" calcext:value-type="string">
            <text:p>2396-239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2989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3" calcext:value-type="date">
            <text:p>11/3/2018</text:p>
          </table:table-cell>
          <table:table-cell table:style-name="ce12" office:value-type="string" calcext:value-type="string">
            <text:p>2398-340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4" calcext:value-type="date">
            <text:p>11/4/2018</text:p>
          </table:table-cell>
          <table:table-cell table:style-name="ce12" office:value-type="string" calcext:value-type="string">
            <text:p>2401-241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5" calcext:value-type="date">
            <text:p>11/5/2018</text:p>
          </table:table-cell>
          <table:table-cell table:style-name="ce12" office:value-type="string" calcext:value-type="string">
            <text:p>2418-2412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5" calcext:value-type="date">
            <text:p>11/5/2018</text:p>
          </table:table-cell>
          <table:table-cell table:style-name="ce12" office:value-type="float" office:value="2421" calcext:value-type="float">
            <text:p>242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db1f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5" calcext:value-type="date">
            <text:p>11/5/2018</text:p>
          </table:table-cell>
          <table:table-cell table:style-name="ce12" office:value-type="float" office:value="2422" calcext:value-type="float">
            <text:p>242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5" calcext:value-type="date">
            <text:p>11/5/2018</text:p>
          </table:table-cell>
          <table:table-cell table:style-name="ce12" office:value-type="string" calcext:value-type="string">
            <text:p>2423-242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48be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5" calcext:value-type="date">
            <text:p>11/5/2018</text:p>
          </table:table-cell>
          <table:table-cell table:style-name="ce12" office:value-type="float" office:value="2426" calcext:value-type="float">
            <text:p>242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5" calcext:value-type="date">
            <text:p>11/5/2018</text:p>
          </table:table-cell>
          <table:table-cell table:style-name="ce12" office:value-type="float" office:value="2427" calcext:value-type="float">
            <text:p>242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a06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5" calcext:value-type="date">
            <text:p>11/5/2018</text:p>
          </table:table-cell>
          <table:table-cell table:style-name="ce12" office:value-type="float" office:value="2428" calcext:value-type="float">
            <text:p>242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6" calcext:value-type="date">
            <text:p>11/6/2018</text:p>
          </table:table-cell>
          <table:table-cell table:style-name="ce12" office:value-type="string" calcext:value-type="string">
            <text:p>2429-243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6" calcext:value-type="date">
            <text:p>11/6/2018</text:p>
          </table:table-cell>
          <table:table-cell table:style-name="ce12" office:value-type="string" calcext:value-type="string">
            <text:p>2432-243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7eb2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6" calcext:value-type="date">
            <text:p>11/6/2018</text:p>
          </table:table-cell>
          <table:table-cell table:style-name="ce12" office:value-type="string" calcext:value-type="string">
            <text:p>2436-24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7" calcext:value-type="date">
            <text:p>11/7/2018</text:p>
          </table:table-cell>
          <table:table-cell table:style-name="ce12" office:value-type="string" calcext:value-type="string">
            <text:p>2444-24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7" calcext:value-type="date">
            <text:p>11/7/2018</text:p>
          </table:table-cell>
          <table:table-cell table:style-name="ce12" office:value-type="string" calcext:value-type="string">
            <text:p>2448-245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bc49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7" calcext:value-type="date">
            <text:p>11/7/2018</text:p>
          </table:table-cell>
          <table:table-cell table:style-name="ce12" office:value-type="string" calcext:value-type="string">
            <text:p>2451-24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7" calcext:value-type="date">
            <text:p>11/7/2018</text:p>
          </table:table-cell>
          <table:table-cell table:style-name="ce12" office:value-type="string" calcext:value-type="string">
            <text:p>2454-245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5743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07" calcext:value-type="date">
            <text:p>11/7/2018</text:p>
          </table:table-cell>
          <table:table-cell table:style-name="ce12" office:value-type="string" calcext:value-type="string">
            <text:p>2456-246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09" calcext:value-type="date">
            <text:p>11/9/2018</text:p>
          </table:table-cell>
          <table:table-cell table:style-name="ce12" office:value-type="string" calcext:value-type="string">
            <text:p>2461-246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10" calcext:value-type="date">
            <text:p>11/10/2018</text:p>
          </table:table-cell>
          <table:table-cell table:style-name="ce12" office:value-type="string" calcext:value-type="string">
            <text:p>2467-247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10" calcext:value-type="date">
            <text:p>11/10/2018</text:p>
          </table:table-cell>
          <table:table-cell table:style-name="ce12" office:value-type="float" office:value="2471" calcext:value-type="float">
            <text:p>247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f580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10" calcext:value-type="date">
            <text:p>11/10/2018</text:p>
          </table:table-cell>
          <table:table-cell table:style-name="ce12" office:value-type="string" calcext:value-type="string">
            <text:p>2472-247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11" calcext:value-type="date">
            <text:p>11/11/2018</text:p>
          </table:table-cell>
          <table:table-cell table:style-name="ce12" office:value-type="string" calcext:value-type="string">
            <text:p>2477-24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12" calcext:value-type="date">
            <text:p>11/12/2018</text:p>
          </table:table-cell>
          <table:table-cell table:style-name="ce12" office:value-type="string" calcext:value-type="string">
            <text:p>2489-249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13" calcext:value-type="date">
            <text:p>11/13/2018</text:p>
          </table:table-cell>
          <table:table-cell table:style-name="ce12" office:value-type="float" office:value="2493" calcext:value-type="float">
            <text:p>249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00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patriotsfight</text:p>
          </table:table-cell>
          <table:table-cell/>
        </table:table-row>
        <table:table-row table:style-name="ro3">
          <table:table-cell table:style-name="ce5" office:value-type="date" office:date-value="2018-11-20" calcext:value-type="date">
            <text:p>11/20/2018</text:p>
          </table:table-cell>
          <table:table-cell table:style-name="ce12" office:value-type="string" calcext:value-type="string">
            <text:p>2494-249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e0a0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20" calcext:value-type="date">
            <text:p>11/20/2018</text:p>
          </table:table-cell>
          <table:table-cell table:style-name="ce12" office:value-type="string" calcext:value-type="string">
            <text:p>2496-249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f1a0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25" calcext:value-type="date">
            <text:p>11/25/2018</text:p>
          </table:table-cell>
          <table:table-cell table:style-name="ce12" office:value-type="string" calcext:value-type="string">
            <text:p>2499-250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9308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25" calcext:value-type="date">
            <text:p>11/25/2018</text:p>
          </table:table-cell>
          <table:table-cell table:style-name="ce12" office:value-type="float" office:value="2501" calcext:value-type="float">
            <text:p>250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3d1d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25" calcext:value-type="date">
            <text:p>11/25/2018</text:p>
          </table:table-cell>
          <table:table-cell table:style-name="ce12" office:value-type="float" office:value="2502" calcext:value-type="float">
            <text:p>250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b8e5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29" calcext:value-type="date">
            <text:p>11/29/2018</text:p>
          </table:table-cell>
          <table:table-cell table:style-name="ce12" office:value-type="string" calcext:value-type="string">
            <text:p>2503-25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a2ad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30" calcext:value-type="date">
            <text:p>11/30/2018</text:p>
          </table:table-cell>
          <table:table-cell table:style-name="ce12" office:value-type="string" calcext:value-type="string">
            <text:p>2505-250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9463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30" calcext:value-type="date">
            <text:p>11/30/2018</text:p>
          </table:table-cell>
          <table:table-cell table:style-name="ce12" office:value-type="string" calcext:value-type="string">
            <text:p>2507-250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191a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30" calcext:value-type="date">
            <text:p>11/30/2018</text:p>
          </table:table-cell>
          <table:table-cell table:style-name="ce12" office:value-type="string" calcext:value-type="string">
            <text:p>2510-251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c526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30" calcext:value-type="date">
            <text:p>11/30/2018</text:p>
          </table:table-cell>
          <table:table-cell table:style-name="ce12" office:value-type="string" calcext:value-type="string">
            <text:p>2516-251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fc17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1-30" calcext:value-type="date">
            <text:p>11/30/2018</text:p>
          </table:table-cell>
          <table:table-cell table:style-name="ce12" office:value-type="string" calcext:value-type="string">
            <text:p>2518-252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dec1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1" calcext:value-type="date">
            <text:p>12/1/2018</text:p>
          </table:table-cell>
          <table:table-cell table:style-name="ce12" office:value-type="float" office:value="2522" calcext:value-type="float">
            <text:p>252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e474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2" calcext:value-type="date">
            <text:p>12/2/2018</text:p>
          </table:table-cell>
          <table:table-cell table:style-name="ce12" office:value-type="string" calcext:value-type="string">
            <text:p>2523-252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536c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2" calcext:value-type="date">
            <text:p>12/2/2018</text:p>
          </table:table-cell>
          <table:table-cell table:style-name="ce12" office:value-type="string" calcext:value-type="string">
            <text:p>2526-252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6527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2" calcext:value-type="date">
            <text:p>12/2/2018</text:p>
          </table:table-cell>
          <table:table-cell table:style-name="ce12" office:value-type="float" office:value="2528" calcext:value-type="float">
            <text:p>252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7c8d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2" calcext:value-type="date">
            <text:p>12/2/2018</text:p>
          </table:table-cell>
          <table:table-cell table:style-name="ce12" office:value-type="string" calcext:value-type="string">
            <text:p>2529-253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d90e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2" calcext:value-type="date">
            <text:p>12/2/2018</text:p>
          </table:table-cell>
          <table:table-cell table:style-name="ce12" office:value-type="float" office:value="2533" calcext:value-type="float">
            <text:p>253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3896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2" calcext:value-type="date">
            <text:p>12/2/2018</text:p>
          </table:table-cell>
          <table:table-cell table:style-name="ce12" office:value-type="string" calcext:value-type="string">
            <text:p>2534-253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a964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2" calcext:value-type="date">
            <text:p>12/2/2018</text:p>
          </table:table-cell>
          <table:table-cell table:style-name="ce12" office:value-type="float" office:value="2536" calcext:value-type="float">
            <text:p>253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9d5a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3" calcext:value-type="date">
            <text:p>12/3/2018</text:p>
          </table:table-cell>
          <table:table-cell table:style-name="ce12" office:value-type="string" calcext:value-type="string">
            <text:p>2537-254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8622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3" calcext:value-type="date">
            <text:p>12/3/2018</text:p>
          </table:table-cell>
          <table:table-cell table:style-name="ce12" office:value-type="float" office:value="2541" calcext:value-type="float">
            <text:p>254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177e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3" calcext:value-type="date">
            <text:p>12/3/2018</text:p>
          </table:table-cell>
          <table:table-cell table:style-name="ce12" office:value-type="float" office:value="2542" calcext:value-type="float">
            <text:p>25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7cf1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3" calcext:value-type="date">
            <text:p>12/3/2018</text:p>
          </table:table-cell>
          <table:table-cell table:style-name="ce12" office:value-type="float" office:value="2543" calcext:value-type="float">
            <text:p>25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7afd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3" calcext:value-type="date">
            <text:p>12/3/2018</text:p>
          </table:table-cell>
          <table:table-cell table:style-name="ce12" office:value-type="string" calcext:value-type="string">
            <text:p>2544-254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0ae8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3" calcext:value-type="date">
            <text:p>12/3/2018</text:p>
          </table:table-cell>
          <table:table-cell table:style-name="ce12" office:value-type="float" office:value="2547" calcext:value-type="float">
            <text:p>25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301d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4" calcext:value-type="date">
            <text:p>12/4/2018</text:p>
          </table:table-cell>
          <table:table-cell table:style-name="ce12" office:value-type="float" office:value="2548" calcext:value-type="float">
            <text:p>254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4a34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5" calcext:value-type="date">
            <text:p>12/5/2018</text:p>
          </table:table-cell>
          <table:table-cell table:style-name="ce12" office:value-type="float" office:value="2549" calcext:value-type="float">
            <text:p>254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01c1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5" calcext:value-type="date">
            <text:p>12/5/2018</text:p>
          </table:table-cell>
          <table:table-cell table:style-name="ce12" office:value-type="string" calcext:value-type="string">
            <text:p>2550-25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1525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5" calcext:value-type="date">
            <text:p>12/5/2018</text:p>
          </table:table-cell>
          <table:table-cell table:style-name="ce12" office:value-type="float" office:value="2552" calcext:value-type="float">
            <text:p>255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6e76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5" calcext:value-type="date">
            <text:p>12/5/2018</text:p>
          </table:table-cell>
          <table:table-cell table:style-name="ce12" office:value-type="float" office:value="2553" calcext:value-type="float">
            <text:p>25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4b5e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5" calcext:value-type="date">
            <text:p>12/5/2018</text:p>
          </table:table-cell>
          <table:table-cell table:style-name="ce12" office:value-type="string" calcext:value-type="string">
            <text:p>2554-255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48c3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5" calcext:value-type="date">
            <text:p>12/5/2018</text:p>
          </table:table-cell>
          <table:table-cell table:style-name="ce12" office:value-type="float" office:value="2556" calcext:value-type="float">
            <text:p>255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38ad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5" calcext:value-type="date">
            <text:p>12/5/2018</text:p>
          </table:table-cell>
          <table:table-cell table:style-name="ce12" office:value-type="string" calcext:value-type="string">
            <text:p>2557-255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ef2d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6" calcext:value-type="date">
            <text:p>12/6/2018</text:p>
          </table:table-cell>
          <table:table-cell table:style-name="ce12" office:value-type="string" calcext:value-type="string">
            <text:p>2560-256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1feb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7" calcext:value-type="date">
            <text:p>12/7/2018</text:p>
          </table:table-cell>
          <table:table-cell table:style-name="ce12" office:value-type="float" office:value="2562" calcext:value-type="float">
            <text:p>256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4d00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07" calcext:value-type="date">
            <text:p>12/7/2018</text:p>
          </table:table-cell>
          <table:table-cell table:style-name="ce12" office:value-type="string" calcext:value-type="string">
            <text:p>2563-256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442e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0" calcext:value-type="date">
            <text:p>12/10/2018</text:p>
          </table:table-cell>
          <table:table-cell table:style-name="ce12" office:value-type="float" office:value="2566" calcext:value-type="float">
            <text:p>256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0264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0" calcext:value-type="date">
            <text:p>12/10/2018</text:p>
          </table:table-cell>
          <table:table-cell table:style-name="ce12" office:value-type="string" calcext:value-type="string">
            <text:p>2567-257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5ad3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0" calcext:value-type="date">
            <text:p>12/10/2018</text:p>
          </table:table-cell>
          <table:table-cell table:style-name="ce12" office:value-type="float" office:value="2572" calcext:value-type="float">
            <text:p>257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cce8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0" calcext:value-type="date">
            <text:p>12/10/2018</text:p>
          </table:table-cell>
          <table:table-cell table:style-name="ce12" office:value-type="string" calcext:value-type="string">
            <text:p>2573-257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4e7e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0" calcext:value-type="date">
            <text:p>12/10/2018</text:p>
          </table:table-cell>
          <table:table-cell table:style-name="ce12" office:value-type="string" calcext:value-type="string">
            <text:p>2575-257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22a9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0" calcext:value-type="date">
            <text:p>12/10/2018</text:p>
          </table:table-cell>
          <table:table-cell table:style-name="ce12" office:value-type="string" calcext:value-type="string">
            <text:p>2577-257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2a4e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1" calcext:value-type="date">
            <text:p>12/11/2018</text:p>
          </table:table-cell>
          <table:table-cell table:style-name="ce12" office:value-type="string" calcext:value-type="string">
            <text:p>2579-258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80ea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1" calcext:value-type="date">
            <text:p>12/11/2018</text:p>
          </table:table-cell>
          <table:table-cell table:style-name="ce12" office:value-type="string" calcext:value-type="string">
            <text:p>2581-258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b306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1" calcext:value-type="date">
            <text:p>12/11/2018</text:p>
          </table:table-cell>
          <table:table-cell table:style-name="ce12" office:value-type="float" office:value="2583" calcext:value-type="float">
            <text:p>258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64ab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1" calcext:value-type="date">
            <text:p>12/11/2018</text:p>
          </table:table-cell>
          <table:table-cell table:style-name="ce12" office:value-type="float" office:value="2584" calcext:value-type="float">
            <text:p>258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7260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1" calcext:value-type="date">
            <text:p>12/11/2018</text:p>
          </table:table-cell>
          <table:table-cell table:style-name="ce12" office:value-type="float" office:value="2585" calcext:value-type="float">
            <text:p>258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8c9d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1" calcext:value-type="date">
            <text:p>12/11/2018</text:p>
          </table:table-cell>
          <table:table-cell table:style-name="ce12" office:value-type="float" office:value="2586" calcext:value-type="float">
            <text:p>25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99f4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1" calcext:value-type="date">
            <text:p>12/11/2018</text:p>
          </table:table-cell>
          <table:table-cell table:style-name="ce12" office:value-type="string" calcext:value-type="string">
            <text:p>2587-25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b6f4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float" office:value="2589" calcext:value-type="float">
            <text:p>258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12a7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string" calcext:value-type="string">
            <text:p>2590-259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4506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string" calcext:value-type="string">
            <text:p>2596-259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576371" calcext:value-type="float">
            <text:p>57637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float" office:value="2599" calcext:value-type="float">
            <text:p>259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a672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float" office:value="2600" calcext:value-type="float">
            <text:p>260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4829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string" calcext:value-type="string">
            <text:p>2601-260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8451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float" office:value="2604" calcext:value-type="float">
            <text:p>26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432368" calcext:value-type="float">
            <text:p>43236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string" calcext:value-type="string">
            <text:p>2605-261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836c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string" calcext:value-type="string">
            <text:p>2614-261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8920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string" calcext:value-type="string">
            <text:p>2620-262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2138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2" calcext:value-type="date">
            <text:p>12/12/2018</text:p>
          </table:table-cell>
          <table:table-cell table:style-name="ce12" office:value-type="float" office:value="2625" calcext:value-type="float">
            <text:p>262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8c89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19" calcext:value-type="date">
            <text:p>12/19/2018</text:p>
          </table:table-cell>
          <table:table-cell table:style-name="ce12" office:value-type="string" calcext:value-type="string">
            <text:p>2626-262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365f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0" calcext:value-type="date">
            <text:p>12/20/2018</text:p>
          </table:table-cell>
          <table:table-cell table:style-name="ce12" office:value-type="float" office:value="2630" calcext:value-type="float">
            <text:p>263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f357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0" calcext:value-type="date">
            <text:p>12/20/2018</text:p>
          </table:table-cell>
          <table:table-cell table:style-name="ce12" office:value-type="string" calcext:value-type="string">
            <text:p>2631-263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631f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0" calcext:value-type="date">
            <text:p>12/20/2018</text:p>
          </table:table-cell>
          <table:table-cell table:style-name="ce12" office:value-type="string" calcext:value-type="string">
            <text:p>2635-263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7ea0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0" calcext:value-type="date">
            <text:p>12/20/2018</text:p>
          </table:table-cell>
          <table:table-cell table:style-name="ce12" office:value-type="string" calcext:value-type="string">
            <text:p>2637-262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8b40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1" calcext:value-type="date">
            <text:p>12/21/2018</text:p>
          </table:table-cell>
          <table:table-cell table:style-name="ce12" office:value-type="float" office:value="2639" calcext:value-type="float">
            <text:p>263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cade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1" calcext:value-type="date">
            <text:p>12/21/2018</text:p>
          </table:table-cell>
          <table:table-cell table:style-name="ce12" office:value-type="float" office:value="2640" calcext:value-type="float">
            <text:p>264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879143" calcext:value-type="float">
            <text:p>87914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2" calcext:value-type="date">
            <text:p>12/22/2018</text:p>
          </table:table-cell>
          <table:table-cell table:style-name="ce12" office:value-type="float" office:value="2641" calcext:value-type="float">
            <text:p>264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3e23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8-12-22" calcext:value-type="date">
            <text:p>12/22/2018</text:p>
          </table:table-cell>
          <table:table-cell table:style-name="ce12" office:value-type="float" office:value="2642" calcext:value-type="float">
            <text:p>26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509c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5" calcext:value-type="date">
            <text:p>1/5/2019</text:p>
          </table:table-cell>
          <table:table-cell table:style-name="ce12" office:value-type="float" office:value="2643" calcext:value-type="float">
            <text:p>26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a88a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5" calcext:value-type="date">
            <text:p>1/5/2019</text:p>
          </table:table-cell>
          <table:table-cell table:style-name="ce12" office:value-type="string" calcext:value-type="string">
            <text:p>2644-264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71f7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5" calcext:value-type="date">
            <text:p>1/5/2019</text:p>
          </table:table-cell>
          <table:table-cell table:style-name="ce12" office:value-type="float" office:value="2646" calcext:value-type="float">
            <text:p>264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f47f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5" calcext:value-type="date">
            <text:p>1/5/2019</text:p>
          </table:table-cell>
          <table:table-cell table:style-name="ce12" office:value-type="float" office:value="2647" calcext:value-type="float">
            <text:p>26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c0a9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5" calcext:value-type="date">
            <text:p>1/5/2019</text:p>
          </table:table-cell>
          <table:table-cell table:style-name="ce12" office:value-type="float" office:value="2648" calcext:value-type="float">
            <text:p>264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886549" calcext:value-type="float">
            <text:p>88654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5" calcext:value-type="date">
            <text:p>1/5/2019</text:p>
          </table:table-cell>
          <table:table-cell table:style-name="ce12" office:value-type="string" calcext:value-type="string">
            <text:p>2649-265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d106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5" calcext:value-type="date">
            <text:p>1/5/2019</text:p>
          </table:table-cell>
          <table:table-cell table:style-name="ce12" office:value-type="string" calcext:value-type="string">
            <text:p>2651-265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f240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float" office:value="2653" calcext:value-type="float">
            <text:p>26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8db4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float" office:value="2654" calcext:value-type="float">
            <text:p>26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3a8f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string" calcext:value-type="string">
            <text:p>2655-265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7327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float" office:value="2657" calcext:value-type="float">
            <text:p>265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bfec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float" office:value="2658" calcext:value-type="float">
            <text:p>265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4fc2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string" calcext:value-type="string">
            <text:p>2659-266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22d6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float" office:value="2661" calcext:value-type="float">
            <text:p>266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1940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6" calcext:value-type="date">
            <text:p>1/6/2019</text:p>
          </table:table-cell>
          <table:table-cell table:style-name="ce12" office:value-type="float" office:value="2662" calcext:value-type="float">
            <text:p>266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8b95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7" calcext:value-type="date">
            <text:p>1/7/2019</text:p>
          </table:table-cell>
          <table:table-cell table:style-name="ce12" office:value-type="float" office:value="2663" calcext:value-type="float">
            <text:p>266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2bac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7" calcext:value-type="date">
            <text:p>1/7/2019</text:p>
          </table:table-cell>
          <table:table-cell table:style-name="ce12" office:value-type="string" calcext:value-type="string">
            <text:p>2664-266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5268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07" calcext:value-type="date">
            <text:p>1/7/2019</text:p>
          </table:table-cell>
          <table:table-cell table:style-name="ce12" office:value-type="string" calcext:value-type="string">
            <text:p>2666-266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7748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11" calcext:value-type="date">
            <text:p>1/11/2019</text:p>
          </table:table-cell>
          <table:table-cell table:style-name="ce12" office:value-type="float" office:value="2668" calcext:value-type="float">
            <text:p>266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67fd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11" calcext:value-type="date">
            <text:p>1/11/2019</text:p>
          </table:table-cell>
          <table:table-cell table:style-name="ce12" office:value-type="string" calcext:value-type="string">
            <text:p>2669-267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b77a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11" calcext:value-type="date">
            <text:p>1/11/2019</text:p>
          </table:table-cell>
          <table:table-cell table:style-name="ce12" office:value-type="float" office:value="2671" calcext:value-type="float">
            <text:p>267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9f0b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13" calcext:value-type="date">
            <text:p>1/13/2019</text:p>
          </table:table-cell>
          <table:table-cell table:style-name="ce12" office:value-type="float" office:value="2672" calcext:value-type="float">
            <text:p>267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c745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1-13" calcext:value-type="date">
            <text:p>1/13/2019</text:p>
          </table:table-cell>
          <table:table-cell table:style-name="ce12" office:value-type="float" office:value="2673" calcext:value-type="float">
            <text:p>267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6eaf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01" calcext:value-type="date">
            <text:p>2/1/2019</text:p>
          </table:table-cell>
          <table:table-cell table:style-name="ce12" office:value-type="string" calcext:value-type="string">
            <text:p>2674-26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73ae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09" calcext:value-type="date">
            <text:p>2/9/2019</text:p>
          </table:table-cell>
          <table:table-cell table:style-name="ce12" office:value-type="string" calcext:value-type="string">
            <text:p>2676-267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662e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09" calcext:value-type="date">
            <text:p>2/9/2019</text:p>
          </table:table-cell>
          <table:table-cell table:style-name="ce12" office:value-type="string" calcext:value-type="string">
            <text:p>2678-267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ba8c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09" calcext:value-type="date">
            <text:p>2/9/2019</text:p>
          </table:table-cell>
          <table:table-cell table:style-name="ce12" office:value-type="float" office:value="2680" calcext:value-type="float">
            <text:p>268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9fa3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09" calcext:value-type="date">
            <text:p>2/9/2019</text:p>
          </table:table-cell>
          <table:table-cell table:style-name="ce12" office:value-type="float" office:value="2681" calcext:value-type="float">
            <text:p>268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cc52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0" calcext:value-type="date">
            <text:p>2/10/2019</text:p>
          </table:table-cell>
          <table:table-cell table:style-name="ce12" office:value-type="float" office:value="2682" calcext:value-type="float">
            <text:p>268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9082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0" calcext:value-type="date">
            <text:p>2/10/2019</text:p>
          </table:table-cell>
          <table:table-cell table:style-name="ce12" office:value-type="string" calcext:value-type="string">
            <text:p>2683-238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3856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0" calcext:value-type="date">
            <text:p>2/10/2019</text:p>
          </table:table-cell>
          <table:table-cell table:style-name="ce12" office:value-type="float" office:value="2685" calcext:value-type="float">
            <text:p>268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429f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0" calcext:value-type="date">
            <text:p>2/10/2019</text:p>
          </table:table-cell>
          <table:table-cell table:style-name="ce12" office:value-type="float" office:value="2686" calcext:value-type="float">
            <text:p>26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94a4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string" calcext:value-type="string">
            <text:p>2/10/2019-2/11/2019</text:p>
          </table:table-cell>
          <table:table-cell table:style-name="ce12" office:value-type="string" calcext:value-type="string">
            <text:p>2687-26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951e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1" calcext:value-type="date">
            <text:p>2/11/2019</text:p>
          </table:table-cell>
          <table:table-cell table:style-name="ce12" office:value-type="string" calcext:value-type="string">
            <text:p>2689-269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2893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1" calcext:value-type="date">
            <text:p>2/11/2019</text:p>
          </table:table-cell>
          <table:table-cell table:style-name="ce12" office:value-type="float" office:value="2691" calcext:value-type="float">
            <text:p>269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5e24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1" calcext:value-type="date">
            <text:p>2/11/2019</text:p>
          </table:table-cell>
          <table:table-cell table:style-name="ce12" office:value-type="string" calcext:value-type="string">
            <text:p>2692-269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306030" calcext:value-type="float">
            <text:p>30603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1" calcext:value-type="date">
            <text:p>2/11/2019</text:p>
          </table:table-cell>
          <table:table-cell table:style-name="ce12" office:value-type="string" calcext:value-type="string">
            <text:p>2695-269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2895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2" calcext:value-type="date">
            <text:p>2/12/2019</text:p>
          </table:table-cell>
          <table:table-cell table:style-name="ce12" office:value-type="string" calcext:value-type="string">
            <text:p>2697-269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78ae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2" calcext:value-type="date">
            <text:p>2/12/2019</text:p>
          </table:table-cell>
          <table:table-cell table:style-name="ce12" office:value-type="float" office:value="2700" calcext:value-type="float">
            <text:p>270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39e8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2" calcext:value-type="date">
            <text:p>2/12/2019</text:p>
          </table:table-cell>
          <table:table-cell table:style-name="ce12" office:value-type="string" calcext:value-type="string">
            <text:p>2701-270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3052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3" office:value-type="float" office:value="2706" calcext:value-type="float">
            <text:p>2706</text:p>
          </table:table-cell>
          <table:table-cell table:style-name="ce24" office:value-type="string" calcext:value-type="string">
            <text:p>NULL</text:p>
          </table:table-cell>
          <table:table-cell table:style-name="ce28" office:value-type="string" calcext:value-type="string">
            <text:p>1d2b6a</text:p>
          </table:table-cell>
          <table:table-cell table:style-name="ce12"/>
          <table:table-cell table:style-name="ce12" office:value-type="string" calcext:value-type="string">
            <text:p>Anonymous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3" office:value-type="float" office:value="2707" calcext:value-type="float">
            <text:p>2707</text:p>
          </table:table-cell>
          <table:table-cell table:style-name="ce24" office:value-type="string" calcext:value-type="string">
            <text:p>NULL</text:p>
          </table:table-cell>
          <table:table-cell table:style-name="ce28" office:value-type="string" calcext:value-type="string">
            <text:p>15e89a</text:p>
          </table:table-cell>
          <table:table-cell table:style-name="ce12"/>
          <table:table-cell table:style-name="ce12" office:value-type="string" calcext:value-type="string">
            <text:p>Anonymous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3" office:value-type="string" calcext:value-type="string">
            <text:p>2708-271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5e89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2" office:value-type="string" calcext:value-type="string">
            <text:p>2711-271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853443" calcext:value-type="float">
            <text:p>85344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2" office:value-type="string" calcext:value-type="string">
            <text:p>2714-371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a07f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2" office:value-type="string" calcext:value-type="string">
            <text:p>2717-271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38d0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2" office:value-type="string" calcext:value-type="string">
            <text:p>2719-272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152a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2" office:value-type="string" calcext:value-type="string">
            <text:p>2721-272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e159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4" calcext:value-type="date">
            <text:p>2/14/2019</text:p>
          </table:table-cell>
          <table:table-cell table:style-name="ce12" office:value-type="float" office:value="2725" calcext:value-type="float">
            <text:p>272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6cb9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float" office:value="2726" calcext:value-type="float">
            <text:p>272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8dea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float" office:value="2727" calcext:value-type="float">
            <text:p>272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8d3f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string" calcext:value-type="string">
            <text:p>2728-273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2a9e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float" office:value="2731" calcext:value-type="float">
            <text:p>273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cb29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float" office:value="2732" calcext:value-type="float">
            <text:p>273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0552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string" calcext:value-type="string">
            <text:p>2733-273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75bd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string" calcext:value-type="string">
            <text:p>2735-273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b89d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5" calcext:value-type="date">
            <text:p>2/15/2019</text:p>
          </table:table-cell>
          <table:table-cell table:style-name="ce12" office:value-type="float" office:value="2737" calcext:value-type="float">
            <text:p>273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6836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6" calcext:value-type="date">
            <text:p>2/16/2019</text:p>
          </table:table-cell>
          <table:table-cell table:style-name="ce12" office:value-type="float" office:value="2738" calcext:value-type="float">
            <text:p>273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7dea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6" calcext:value-type="date">
            <text:p>2/16/2019</text:p>
          </table:table-cell>
          <table:table-cell table:style-name="ce12" office:value-type="string" calcext:value-type="string">
            <text:p>2739-274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8d7d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6" calcext:value-type="date">
            <text:p>2/16/2019</text:p>
          </table:table-cell>
          <table:table-cell table:style-name="ce12" office:value-type="string" calcext:value-type="string">
            <text:p>2741-27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2dd4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6" calcext:value-type="date">
            <text:p>2/16/2019</text:p>
          </table:table-cell>
          <table:table-cell table:style-name="ce12" office:value-type="float" office:value="2743" calcext:value-type="float">
            <text:p>27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4d46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6" calcext:value-type="date">
            <text:p>2/16/2019</text:p>
          </table:table-cell>
          <table:table-cell table:style-name="ce12" office:value-type="float" office:value="2744" calcext:value-type="float">
            <text:p>274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d110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45" calcext:value-type="float">
            <text:p>274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2a42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string" calcext:value-type="string">
            <text:p>2746-27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c93e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52" calcext:value-type="float">
            <text:p>275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176a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53" calcext:value-type="float">
            <text:p>27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95247" calcext:value-type="float">
            <text:p>9524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string" calcext:value-type="string">
            <text:p>2754-276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5f1a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string" calcext:value-type="string">
            <text:p>2762-276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983433" calcext:value-type="float">
            <text:p>98343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65" calcext:value-type="float">
            <text:p>276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e4b5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66" calcext:value-type="float">
            <text:p>276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7e02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67" calcext:value-type="float">
            <text:p>276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47c3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string" calcext:value-type="string">
            <text:p>2768-276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1fd9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string" calcext:value-type="string">
            <text:p>2770-277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ab28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75" calcext:value-type="float">
            <text:p>27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e50a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string" calcext:value-type="string">
            <text:p>2776-277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7d0f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7" calcext:value-type="date">
            <text:p>2/17/2019</text:p>
          </table:table-cell>
          <table:table-cell table:style-name="ce12" office:value-type="float" office:value="2778" calcext:value-type="float">
            <text:p>277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1874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string" calcext:value-type="string">
            <text:p>2779-278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1be5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float" office:value="2781" calcext:value-type="float">
            <text:p>278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f4e5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float" office:value="2782" calcext:value-type="float">
            <text:p>278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d7d7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float" office:value="2783" calcext:value-type="float">
            <text:p>278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bc3e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string" calcext:value-type="string">
            <text:p>2784-27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700827" calcext:value-type="float">
            <text:p>70082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float" office:value="2787" calcext:value-type="float">
            <text:p>278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8e3f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string" calcext:value-type="string">
            <text:p>2788-278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7326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string" calcext:value-type="string">
            <text:p>2790-279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25b1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string" calcext:value-type="string">
            <text:p>2793-279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4054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string" calcext:value-type="string">
            <text:p>2797-280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4e59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float" office:value="2801" calcext:value-type="float">
            <text:p>280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8ae0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float" office:value="2802" calcext:value-type="float">
            <text:p>280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4ff8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8" calcext:value-type="date">
            <text:p>2/18/2019</text:p>
          </table:table-cell>
          <table:table-cell table:style-name="ce12" office:value-type="string" calcext:value-type="string">
            <text:p>2803-28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09f7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05" calcext:value-type="float">
            <text:p>280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4e3b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06" calcext:value-type="float">
            <text:p>280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65c2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07" calcext:value-type="float">
            <text:p>280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b85f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08" calcext:value-type="float">
            <text:p>280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6b9f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09" calcext:value-type="float">
            <text:p>280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4ca6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string" calcext:value-type="string">
            <text:p>2810-281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441976" calcext:value-type="float">
            <text:p>44197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12" calcext:value-type="float">
            <text:p>281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679c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13" calcext:value-type="float">
            <text:p>281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69b5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string" calcext:value-type="string">
            <text:p>2814-281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7547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string" calcext:value-type="string">
            <text:p>2816-281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390a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string" calcext:value-type="string">
            <text:p>2819-282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254408" calcext:value-type="float">
            <text:p>25440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21" calcext:value-type="float">
            <text:p>282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3e85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string" calcext:value-type="string">
            <text:p>2822-282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bc99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19" calcext:value-type="date">
            <text:p>2/19/2019</text:p>
          </table:table-cell>
          <table:table-cell table:style-name="ce12" office:value-type="float" office:value="2825" calcext:value-type="float">
            <text:p>282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ff2a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string" calcext:value-type="string">
            <text:p>2826-282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2a80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string" calcext:value-type="string">
            <text:p>2830-283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ca18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string" calcext:value-type="string">
            <text:p>2834-283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a1b8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float" office:value="2838" calcext:value-type="float">
            <text:p>283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f564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float" office:value="2839" calcext:value-type="float">
            <text:p>283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f5aa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string" calcext:value-type="string">
            <text:p>2840-284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4306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float" office:value="2842" calcext:value-type="float">
            <text:p>28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de11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0" calcext:value-type="date">
            <text:p>2/20/2019</text:p>
          </table:table-cell>
          <table:table-cell table:style-name="ce12" office:value-type="float" office:value="2843" calcext:value-type="float">
            <text:p>284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7ef6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string" calcext:value-type="string">
            <text:p>2844-284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358d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float" office:value="2846" calcext:value-type="float">
            <text:p>284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b73a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float" office:value="2847" calcext:value-type="float">
            <text:p>28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e0cd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string" calcext:value-type="string">
            <text:p>2848-285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ec21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float" office:value="2851" calcext:value-type="float">
            <text:p>28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9f3a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string" calcext:value-type="string">
            <text:p>2852-28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6bf4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float" office:value="2854" calcext:value-type="float">
            <text:p>28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b3b8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1" calcext:value-type="date">
            <text:p>2/21/2019</text:p>
          </table:table-cell>
          <table:table-cell table:style-name="ce12" office:value-type="float" office:value="2855" calcext:value-type="float">
            <text:p>285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b347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float" office:value="2856" calcext:value-type="float">
            <text:p>285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6888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57-283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0d97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float" office:value="2859" calcext:value-type="float">
            <text:p>285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dda5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60-286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bf6c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float" office:value="2862" calcext:value-type="float">
            <text:p>286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af0d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63-286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fa6f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66-286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ef0f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float" office:value="2868" calcext:value-type="float">
            <text:p>286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ba78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69-287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55f0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73-28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f924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76-287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92cf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float" office:value="2879" calcext:value-type="float">
            <text:p>287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3ae8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80-288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a1c9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2" calcext:value-type="date">
            <text:p>2/22/2019</text:p>
          </table:table-cell>
          <table:table-cell table:style-name="ce12" office:value-type="string" calcext:value-type="string">
            <text:p>2883-288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7fee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4" calcext:value-type="date">
            <text:p>2/24/2019</text:p>
          </table:table-cell>
          <table:table-cell table:style-name="ce12" office:value-type="string" calcext:value-type="string">
            <text:p>2885-28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3258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4" calcext:value-type="date">
            <text:p>2/24/2019</text:p>
          </table:table-cell>
          <table:table-cell table:style-name="ce12" office:value-type="float" office:value="2887" calcext:value-type="float">
            <text:p>288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b8fd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5" calcext:value-type="date">
            <text:p>2/25/2019</text:p>
          </table:table-cell>
          <table:table-cell table:style-name="ce12" office:value-type="float" office:value="2888" calcext:value-type="float">
            <text:p>28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85da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5" calcext:value-type="date">
            <text:p>2/25/2019</text:p>
          </table:table-cell>
          <table:table-cell table:style-name="ce12" office:value-type="string" calcext:value-type="string">
            <text:p>2889-289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ea8a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5" calcext:value-type="date">
            <text:p>2/25/2019</text:p>
          </table:table-cell>
          <table:table-cell table:style-name="ce12" office:value-type="float" office:value="2893" calcext:value-type="float">
            <text:p>289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8579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5" calcext:value-type="date">
            <text:p>2/25/2019</text:p>
          </table:table-cell>
          <table:table-cell table:style-name="ce12" office:value-type="string" calcext:value-type="string">
            <text:p>2894-289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d767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5" calcext:value-type="date">
            <text:p>2/25/2019</text:p>
          </table:table-cell>
          <table:table-cell table:style-name="ce12" office:value-type="float" office:value="2896" calcext:value-type="float">
            <text:p>289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d36b8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5" calcext:value-type="date">
            <text:p>2/25/2019</text:p>
          </table:table-cell>
          <table:table-cell table:style-name="ce12" office:value-type="float" office:value="2897" calcext:value-type="float">
            <text:p>289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3c54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5" calcext:value-type="date">
            <text:p>2/25/2019</text:p>
          </table:table-cell>
          <table:table-cell table:style-name="ce12" office:value-type="float" office:value="2898" calcext:value-type="float">
            <text:p>289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414b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float" office:value="2899" calcext:value-type="float">
            <text:p>289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81f8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float" office:value="2900" calcext:value-type="float">
            <text:p>290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4cf4d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string" calcext:value-type="string">
            <text:p>2901-290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8767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string" calcext:value-type="string">
            <text:p>2903-290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e2b4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float" office:value="2905" calcext:value-type="float">
            <text:p>290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7f18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float" office:value="2906" calcext:value-type="float">
            <text:p>290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4e203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float" office:value="2907" calcext:value-type="float">
            <text:p>290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4436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6" calcext:value-type="date">
            <text:p>2/26/2019</text:p>
          </table:table-cell>
          <table:table-cell table:style-name="ce12" office:value-type="float" office:value="2908" calcext:value-type="float">
            <text:p>290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d054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7" calcext:value-type="date">
            <text:p>2/27/2019</text:p>
          </table:table-cell>
          <table:table-cell table:style-name="ce12" office:value-type="float" office:value="2909" calcext:value-type="float">
            <text:p>290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795131" calcext:value-type="float">
            <text:p>79513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7" calcext:value-type="date">
            <text:p>2/27/2019</text:p>
          </table:table-cell>
          <table:table-cell table:style-name="ce12" office:value-type="float" office:value="2910" calcext:value-type="float">
            <text:p>291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09d8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2-27" calcext:value-type="date">
            <text:p>2/27/2019</text:p>
          </table:table-cell>
          <table:table-cell table:style-name="ce12" office:value-type="float" office:value="2911" calcext:value-type="float">
            <text:p>291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f48d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1" calcext:value-type="date">
            <text:p>3/1/2019</text:p>
          </table:table-cell>
          <table:table-cell table:style-name="ce12" office:value-type="float" office:value="2912" calcext:value-type="float">
            <text:p>291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62c03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2" calcext:value-type="date">
            <text:p>3/2/2019</text:p>
          </table:table-cell>
          <table:table-cell table:style-name="ce12" office:value-type="float" office:value="2913" calcext:value-type="float">
            <text:p>291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2c60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2" calcext:value-type="date">
            <text:p>3/2/2019</text:p>
          </table:table-cell>
          <table:table-cell table:style-name="ce12" office:value-type="string" calcext:value-type="string">
            <text:p>2914-291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88cb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2" calcext:value-type="date">
            <text:p>3/2/2019</text:p>
          </table:table-cell>
          <table:table-cell table:style-name="ce12" office:value-type="string" calcext:value-type="string">
            <text:p>2916-291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3053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2" calcext:value-type="date">
            <text:p>3/2/2019</text:p>
          </table:table-cell>
          <table:table-cell table:style-name="ce12" office:value-type="float" office:value="2918" calcext:value-type="float">
            <text:p>291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fc75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19-292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c924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26-293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4ae7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float" office:value="2934" calcext:value-type="float">
            <text:p>293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1816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35-293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ca665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37-293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88b95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float" office:value="2939" calcext:value-type="float">
            <text:p>293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493988" calcext:value-type="float">
            <text:p>49398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40-294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8edf7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float" office:value="2942" calcext:value-type="float">
            <text:p>294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e30d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43-294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c2e9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45-294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b25f2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string" calcext:value-type="string">
            <text:p>2948-295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float" office:value="380289" calcext:value-type="float">
            <text:p>38028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float" office:value="2951" calcext:value-type="float">
            <text:p>295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bde2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float" office:value="2952" calcext:value-type="float">
            <text:p>2952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09e18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float" office:value="2953" calcext:value-type="float">
            <text:p>295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afcbc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3" calcext:value-type="date">
            <text:p>3/3/2019</text:p>
          </table:table-cell>
          <table:table-cell table:style-name="ce12" office:value-type="float" office:value="2954" calcext:value-type="float">
            <text:p>295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70a0ec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4" calcext:value-type="date">
            <text:p>3/4/2019</text:p>
          </table:table-cell>
          <table:table-cell table:style-name="ce12" office:value-type="string" calcext:value-type="string">
            <text:p>2955-295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73c1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4" calcext:value-type="date">
            <text:p>3/4/2019</text:p>
          </table:table-cell>
          <table:table-cell table:style-name="ce12" office:value-type="string" calcext:value-type="string">
            <text:p>2958-295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88bf0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4" calcext:value-type="date">
            <text:p>3/4/2019</text:p>
          </table:table-cell>
          <table:table-cell table:style-name="ce12" office:value-type="float" office:value="2960" calcext:value-type="float">
            <text:p>296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ee2f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4" calcext:value-type="date">
            <text:p>3/4/2019</text:p>
          </table:table-cell>
          <table:table-cell table:style-name="ce12" office:value-type="float" office:value="2961" calcext:value-type="float">
            <text:p>296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61c8a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4" calcext:value-type="date">
            <text:p>3/4/2019</text:p>
          </table:table-cell>
          <table:table-cell table:style-name="ce12" office:value-type="string" calcext:value-type="string">
            <text:p>2962-296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22e7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4" calcext:value-type="date">
            <text:p>3/4/2019</text:p>
          </table:table-cell>
          <table:table-cell table:style-name="ce12" office:value-type="string" calcext:value-type="string">
            <text:p>2968-296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052a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5" calcext:value-type="date">
            <text:p>3/5/2019</text:p>
          </table:table-cell>
          <table:table-cell table:style-name="ce12" office:value-type="string" calcext:value-type="string">
            <text:p>2970-297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310b06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5" calcext:value-type="date">
            <text:p>3/5/2019</text:p>
          </table:table-cell>
          <table:table-cell table:style-name="ce12" office:value-type="string" calcext:value-type="string">
            <text:p>2972-297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7704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5" calcext:value-type="date">
            <text:p>3/5/2019</text:p>
          </table:table-cell>
          <table:table-cell table:style-name="ce12" office:value-type="string" calcext:value-type="string">
            <text:p>2976-297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536f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5" calcext:value-type="date">
            <text:p>3/5/2019</text:p>
          </table:table-cell>
          <table:table-cell table:style-name="ce12" office:value-type="string" calcext:value-type="string">
            <text:p>2978-297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99c6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6" calcext:value-type="date">
            <text:p>3/6/2019</text:p>
          </table:table-cell>
          <table:table-cell table:style-name="ce12" office:value-type="float" office:value="2980" calcext:value-type="float">
            <text:p>2980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9890e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6" calcext:value-type="date">
            <text:p>3/6/2019</text:p>
          </table:table-cell>
          <table:table-cell table:style-name="ce12" office:value-type="string" calcext:value-type="string">
            <text:p>2981-2983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908c7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6" calcext:value-type="date">
            <text:p>3/6/2019</text:p>
          </table:table-cell>
          <table:table-cell table:style-name="ce12" office:value-type="string" calcext:value-type="string">
            <text:p>2984-2985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b3d8f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6" calcext:value-type="date">
            <text:p>3/6/2019</text:p>
          </table:table-cell>
          <table:table-cell table:style-name="ce12" office:value-type="float" office:value="2986" calcext:value-type="float">
            <text:p>298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efd49b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6" calcext:value-type="date">
            <text:p>3/6/2019</text:p>
          </table:table-cell>
          <table:table-cell table:style-name="ce12" office:value-type="string" calcext:value-type="string">
            <text:p>2987-2988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27adf2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string" calcext:value-type="string">
            <text:p>3/6/2019-3/7/2019</text:p>
          </table:table-cell>
          <table:table-cell table:style-name="ce12" office:value-type="string" calcext:value-type="string">
            <text:p>2989-2991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5de4f4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7" calcext:value-type="date">
            <text:p>3/7/2019</text:p>
          </table:table-cell>
          <table:table-cell table:style-name="ce12" office:value-type="string" calcext:value-type="string">
            <text:p>2992-2994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4e2679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7" calcext:value-type="date">
            <text:p>3/7/2019</text:p>
          </table:table-cell>
          <table:table-cell table:style-name="ce12" office:value-type="string" calcext:value-type="string">
            <text:p>2995-2996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1e3478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7" calcext:value-type="date">
            <text:p>3/7/2019</text:p>
          </table:table-cell>
          <table:table-cell table:style-name="ce12" office:value-type="float" office:value="2997" calcext:value-type="float">
            <text:p>2997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9950b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table:style-name="ce5" office:value-type="date" office:date-value="2019-03-07" calcext:value-type="date">
            <text:p>3/7/2019</text:p>
          </table:table-cell>
          <table:table-cell table:style-name="ce12" office:value-type="string" calcext:value-type="string">
            <text:p>2998-2999</text:p>
          </table:table-cell>
          <table:table-cell table:style-name="ce24" office:value-type="string" calcext:value-type="string">
            <text:p>!!mG7VJxZNCI</text:p>
          </table:table-cell>
          <table:table-cell table:style-name="ce28" office:value-type="string" calcext:value-type="string">
            <text:p>f9e971</text:p>
          </table:table-cell>
          <table:table-cell table:style-name="ce12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7" calcext:value-type="date">
            <text:p>3/7/2019</text:p>
          </table:table-cell>
          <table:table-cell office:value-type="string" calcext:value-type="string">
            <text:p>3000-3002</text:p>
          </table:table-cell>
          <table:table-cell office:value-type="string" calcext:value-type="string">
            <text:p>!!mG7VJxZNCI</text:p>
          </table:table-cell>
          <table:table-cell office:value-type="float" office:value="285835" calcext:value-type="float">
            <text:p>28583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7" calcext:value-type="date">
            <text:p>3/7/2019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6e0f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9" calcext:value-type="date">
            <text:p>3/9/2019</text:p>
          </table:table-cell>
          <table:table-cell office:value-type="string" calcext:value-type="string">
            <text:p>3004-300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61e1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9" calcext:value-type="date">
            <text:p>3/9/2019</text:p>
          </table:table-cell>
          <table:table-cell office:value-type="string" calcext:value-type="string">
            <text:p>3009-301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560b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9" calcext:value-type="date">
            <text:p>3/9/2019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f5e1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9" calcext:value-type="date">
            <text:p>3/9/2019</text:p>
          </table:table-cell>
          <table:table-cell office:value-type="string" calcext:value-type="string">
            <text:p>3012-301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bdfd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9" calcext:value-type="date">
            <text:p>3/9/2019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e714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9" calcext:value-type="date">
            <text:p>3/9/2019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08ef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09" calcext:value-type="date">
            <text:p>3/9/2019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9f5c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0" calcext:value-type="date">
            <text:p>3/10/2019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6e69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0" calcext:value-type="date">
            <text:p>3/10/201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86c0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c955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string" calcext:value-type="string">
            <text:p>3021-302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c541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string" calcext:value-type="string">
            <text:p>3024-302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e3a9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string" calcext:value-type="string">
            <text:p>3026-302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4af2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351e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string" calcext:value-type="string">
            <text:p>3029-303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8ea9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string" calcext:value-type="string">
            <text:p>3031-303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e2d8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1" calcext:value-type="date">
            <text:p>3/11/2019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7131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string" calcext:value-type="string">
            <text:p>3034-303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7f7c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7c4fd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6b07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fe51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!!mG7VJxZNCI</text:p>
          </table:table-cell>
          <table:table-cell office:value-type="float" office:value="507382" calcext:value-type="float">
            <text:p>50738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string" calcext:value-type="string">
            <text:p>3040-304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293d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23a3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2" calcext:value-type="date">
            <text:p>3/12/2019</text:p>
          </table:table-cell>
          <table:table-cell office:value-type="string" calcext:value-type="string">
            <text:p>3043-304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6d29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3" calcext:value-type="date">
            <text:p>3/13/2019</text:p>
          </table:table-cell>
          <table:table-cell office:value-type="string" calcext:value-type="string">
            <text:p>3045-304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dd97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3" calcext:value-type="date">
            <text:p>3/13/2019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76ba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3" calcext:value-type="date">
            <text:p>3/13/2019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473d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3" calcext:value-type="date">
            <text:p>3/13/2019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9fad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3" calcext:value-type="date">
            <text:p>3/13/2019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174b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3" calcext:value-type="date">
            <text:p>3/13/2019</text:p>
          </table:table-cell>
          <table:table-cell office:value-type="string" calcext:value-type="string">
            <text:p>3051-3052</text:p>
          </table:table-cell>
          <table:table-cell office:value-type="string" calcext:value-type="string">
            <text:p>!!mG7VJxZNCI</text:p>
          </table:table-cell>
          <table:table-cell office:value-type="float" office:value="373780" calcext:value-type="float">
            <text:p>37378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3" calcext:value-type="date">
            <text:p>3/13/2019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e818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string" calcext:value-type="string">
            <text:p>3054-305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2b5a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string" calcext:value-type="string">
            <text:p>3056-305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daaf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string" calcext:value-type="string">
            <text:p>3060-306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3511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a9d5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cd8b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string" calcext:value-type="string">
            <text:p>3066-307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1414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string" calcext:value-type="string">
            <text:p>3071-307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7aa2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2a11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string" calcext:value-type="string">
            <text:p>3074-307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e5a0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3e3b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d323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4" calcext:value-type="date">
            <text:p>3/14/2019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!!mG7VJxZNCI</text:p>
          </table:table-cell>
          <table:table-cell office:value-type="float" office:value="987941" calcext:value-type="float">
            <text:p>98794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table:style-name="ce9" office:value-type="float" office:value="3079" calcext:value-type="float">
            <text:p>307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99ea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table:style-name="ce9" office:value-type="float" office:value="3080" calcext:value-type="float">
            <text:p>308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patriotsfight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string" calcext:value-type="string">
            <text:p>3081-308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f3d6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string" calcext:value-type="string">
            <text:p>3084-308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c456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string" calcext:value-type="string">
            <text:p>3087-308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04cc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string" calcext:value-type="string">
            <text:p>3089-309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74fb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string" calcext:value-type="string">
            <text:p>3092-309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d33d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ed39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7fff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5" calcext:value-type="date">
            <text:p>3/15/2019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fd4c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7" calcext:value-type="date">
            <text:p>3/17/2019</text:p>
          </table:table-cell>
          <table:table-cell office:value-type="string" calcext:value-type="string">
            <text:p>3097-309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e07c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7" calcext:value-type="date">
            <text:p>3/17/2019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3b44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7" calcext:value-type="date">
            <text:p>3/17/2019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64e9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7" calcext:value-type="date">
            <text:p>3/17/2019</text:p>
          </table:table-cell>
          <table:table-cell office:value-type="string" calcext:value-type="string">
            <text:p>3102-310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0a53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7" calcext:value-type="date">
            <text:p>3/17/2019</text:p>
          </table:table-cell>
          <table:table-cell office:value-type="string" calcext:value-type="string">
            <text:p>3104-3107</text:p>
          </table:table-cell>
          <table:table-cell office:value-type="string" calcext:value-type="string">
            <text:p>!!mG7VJxZNCI</text:p>
          </table:table-cell>
          <table:table-cell office:value-type="float" office:value="893044" calcext:value-type="float">
            <text:p>89304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7" calcext:value-type="date">
            <text:p>3/17/2019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e121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7" calcext:value-type="date">
            <text:p>3/17/2019</text:p>
          </table:table-cell>
          <table:table-cell office:value-type="string" calcext:value-type="string">
            <text:p>3109-311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08a6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8" calcext:value-type="date">
            <text:p>3/18/2019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3f38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8" calcext:value-type="date">
            <text:p>3/18/2019</text:p>
          </table:table-cell>
          <table:table-cell office:value-type="string" calcext:value-type="string">
            <text:p>3112-311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bfcf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8" calcext:value-type="date">
            <text:p>3/18/2019</text:p>
          </table:table-cell>
          <table:table-cell office:value-type="string" calcext:value-type="string">
            <text:p>3120-312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f8e5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18" calcext:value-type="date">
            <text:p>3/18/2019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b137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7e2ec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ad5e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string" calcext:value-type="string">
            <text:p>3126-312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1672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string" calcext:value-type="string">
            <text:p>3128-312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ac09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721b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0edf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7263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string" calcext:value-type="string">
            <text:p>3133-313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ba2b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string" calcext:value-type="string">
            <text:p>3140-315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36d8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string" calcext:value-type="string">
            <text:p>3154-315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ffc9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0" calcext:value-type="date">
            <text:p>3/20/2019</text:p>
          </table:table-cell>
          <table:table-cell office:value-type="string" calcext:value-type="string">
            <text:p>3158-316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e3ce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2" calcext:value-type="date">
            <text:p>3/22/2019</text:p>
          </table:table-cell>
          <table:table-cell office:value-type="string" calcext:value-type="string">
            <text:p>3161-316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c4f1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2" calcext:value-type="date">
            <text:p>3/22/2019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d934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2" calcext:value-type="date">
            <text:p>3/22/2019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!!mG7VJxZNCI</text:p>
          </table:table-cell>
          <table:table-cell office:value-type="float" office:value="236539" calcext:value-type="float">
            <text:p>23653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3" calcext:value-type="date">
            <text:p>3/23/2019</text:p>
          </table:table-cell>
          <table:table-cell office:value-type="string" calcext:value-type="string">
            <text:p>3167-316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11cf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3" calcext:value-type="date">
            <text:p>3/23/2019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b7cf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3" calcext:value-type="date">
            <text:p>3/23/2019</text:p>
          </table:table-cell>
          <table:table-cell office:value-type="string" calcext:value-type="string">
            <text:p>3171-317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cdbf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3" calcext:value-type="date">
            <text:p>3/23/2019</text:p>
          </table:table-cell>
          <table:table-cell office:value-type="string" calcext:value-type="string">
            <text:p>3173-317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09fd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ca87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string" calcext:value-type="string">
            <text:p>3177-318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29d9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80cc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string" calcext:value-type="string">
            <text:p>3182-318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e08b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string" calcext:value-type="string">
            <text:p>3187-318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4d64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dcbb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fa53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string" calcext:value-type="string">
            <text:p>3191-319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555e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5" calcext:value-type="date">
            <text:p>3/25/2019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26f9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0d69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string" calcext:value-type="string">
            <text:p>3196-319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62b2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string" calcext:value-type="string">
            <text:p>3199-320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431e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string" calcext:value-type="string">
            <text:p>3204-320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0f63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string" calcext:value-type="string">
            <text:p>3206-320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9117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string" calcext:value-type="string">
            <text:p>3209-321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b6cc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string" calcext:value-type="string">
            <text:p>3212-321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855c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string" calcext:value-type="string">
            <text:p>3218-321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838f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6" calcext:value-type="date">
            <text:p>3/26/2019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!!mG7VJxZNCI</text:p>
          </table:table-cell>
          <table:table-cell office:value-type="float" office:value="488660" calcext:value-type="float">
            <text:p>48866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7" calcext:value-type="date">
            <text:p>3/27/2019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28da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7" calcext:value-type="date">
            <text:p>3/27/2019</text:p>
          </table:table-cell>
          <table:table-cell office:value-type="string" calcext:value-type="string">
            <text:p>3222-322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5df4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7" calcext:value-type="date">
            <text:p>3/27/2019</text:p>
          </table:table-cell>
          <table:table-cell office:value-type="string" calcext:value-type="string">
            <text:p>3224-322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764d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7" calcext:value-type="date">
            <text:p>3/27/2019</text:p>
          </table:table-cell>
          <table:table-cell office:value-type="string" calcext:value-type="string">
            <text:p>3227-3229</text:p>
          </table:table-cell>
          <table:table-cell office:value-type="string" calcext:value-type="string">
            <text:p>!!mG7VJxZNCI</text:p>
          </table:table-cell>
          <table:table-cell office:value-type="float" office:value="968323" calcext:value-type="float">
            <text:p>96832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7" calcext:value-type="date">
            <text:p>3/27/2019</text:p>
          </table:table-cell>
          <table:table-cell office:value-type="string" calcext:value-type="string">
            <text:p>3230-323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1738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7" calcext:value-type="date">
            <text:p>3/27/2019</text:p>
          </table:table-cell>
          <table:table-cell office:value-type="string" calcext:value-type="string">
            <text:p>3233-323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13b8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7" calcext:value-type="date">
            <text:p>3/27/2019</text:p>
          </table:table-cell>
          <table:table-cell office:value-type="string" calcext:value-type="string">
            <text:p>3236-324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b870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string" calcext:value-type="string">
            <text:p>3241-3243</text:p>
          </table:table-cell>
          <table:table-cell office:value-type="string" calcext:value-type="string">
            <text:p>!!mG7VJxZNCI</text:p>
          </table:table-cell>
          <table:table-cell office:value-type="float" office:value="767183" calcext:value-type="float">
            <text:p>76718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string" calcext:value-type="string">
            <text:p>3244-325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7b5e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string" calcext:value-type="string">
            <text:p>3254-325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9e53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16a1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string" calcext:value-type="string">
            <text:p>3260-326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1eeb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string" calcext:value-type="string">
            <text:p>3264-327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bc01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string" calcext:value-type="string">
            <text:p>3274-328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0eaf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string" calcext:value-type="string">
            <text:p>3290-330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ec95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8" calcext:value-type="date">
            <text:p>3/28/2019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a457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9" calcext:value-type="date">
            <text:p>3/29/2019</text:p>
          </table:table-cell>
          <table:table-cell office:value-type="string" calcext:value-type="string">
            <text:p>3304-330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d96c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9" calcext:value-type="date">
            <text:p>3/29/2019</text:p>
          </table:table-cell>
          <table:table-cell office:value-type="string" calcext:value-type="string">
            <text:p>3306-330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2965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3-29" calcext:value-type="date">
            <text:p>3/29/2019</text:p>
          </table:table-cell>
          <table:table-cell office:value-type="string" calcext:value-type="string">
            <text:p>3309-331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ce77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10" calcext:value-type="date">
            <text:p>4/10/2019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1af9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11" calcext:value-type="date">
            <text:p>4/11/2019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661a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18" calcext:value-type="date">
            <text:p>4/18/2019</text:p>
          </table:table-cell>
          <table:table-cell office:value-type="string" calcext:value-type="string">
            <text:p>3313-331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dec0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18" calcext:value-type="date">
            <text:p>4/18/2019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52a3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19" calcext:value-type="date">
            <text:p>4/19/2019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5b0a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24" calcext:value-type="date">
            <text:p>4/24/2019</text:p>
          </table:table-cell>
          <table:table-cell office:value-type="string" calcext:value-type="string">
            <text:p>3317-331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a519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24" calcext:value-type="date">
            <text:p>4/24/2019</text:p>
          </table:table-cell>
          <table:table-cell office:value-type="string" calcext:value-type="string">
            <text:p>3320-332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9f8c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25" calcext:value-type="date">
            <text:p>4/25/2019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!!mG7VJxZNCI</text:p>
          </table:table-cell>
          <table:table-cell office:value-type="float" office:value="819412" calcext:value-type="float">
            <text:p>81941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25" calcext:value-type="date">
            <text:p>4/25/2019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95d4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25" calcext:value-type="date">
            <text:p>4/25/2019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78db0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27" calcext:value-type="date">
            <text:p>4/27/2019</text:p>
          </table:table-cell>
          <table:table-cell office:value-type="string" calcext:value-type="string">
            <text:p>3326-332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fa98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4-27" calcext:value-type="date">
            <text:p>4/27/2019</text:p>
          </table:table-cell>
          <table:table-cell office:value-type="string" calcext:value-type="string">
            <text:p>3329-303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61e5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02" calcext:value-type="date">
            <text:p>5/2/2019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e77a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12" calcext:value-type="date">
            <text:p>5/12/2019</text:p>
          </table:table-cell>
          <table:table-cell office:value-type="string" calcext:value-type="string">
            <text:p>3332-333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616d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12" calcext:value-type="date">
            <text:p>5/12/2019</text:p>
          </table:table-cell>
          <table:table-cell office:value-type="string" calcext:value-type="string">
            <text:p>3334-333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fede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23" calcext:value-type="date">
            <text:p>5/23/2019</text:p>
          </table:table-cell>
          <table:table-cell office:value-type="string" calcext:value-type="string">
            <text:p>3336-334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476f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23" calcext:value-type="date">
            <text:p>5/23/2019</text:p>
          </table:table-cell>
          <table:table-cell office:value-type="string" calcext:value-type="string">
            <text:p>3341-334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f664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23" calcext:value-type="date">
            <text:p>5/23/2019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729b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23" calcext:value-type="date">
            <text:p>5/23/2019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bb66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5-26" calcext:value-type="date">
            <text:p>5/26/2019</text:p>
          </table:table-cell>
          <table:table-cell office:value-type="string" calcext:value-type="string">
            <text:p>3348-334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fb7e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6-27" calcext:value-type="date">
            <text:p>6/27/2019</text:p>
          </table:table-cell>
          <table:table-cell office:value-type="string" calcext:value-type="string">
            <text:p>3350-335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patriotsfight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53-335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72efc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58-336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4106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63-336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3724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66-336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58fe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3c62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69-337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a5b2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73-337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c1fb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79-338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9603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74e6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75ab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8" calcext:value-type="date">
            <text:p>7/8/2019</text:p>
          </table:table-cell>
          <table:table-cell office:value-type="string" calcext:value-type="string">
            <text:p>3383-338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a3d4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string" calcext:value-type="string">
            <text:p>3385-338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c988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32d7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string" calcext:value-type="string">
            <text:p>3388-338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517d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string" calcext:value-type="string">
            <text:p>3390-339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ed8f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613d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8876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string" calcext:value-type="string">
            <text:p>3395-339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77a2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string" calcext:value-type="string">
            <text:p>3397-339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8670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string" calcext:value-type="string">
            <text:p>3399-340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4313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09" calcext:value-type="date">
            <text:p>7/9/2019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f494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0" calcext:value-type="date">
            <text:p>7/10/2019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!!mG7VJxZNCI</text:p>
          </table:table-cell>
          <table:table-cell table:style-name="ce15" office:value-type="string" calcext:value-type="string">
            <text:p>5479e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0" calcext:value-type="date">
            <text:p>7/10/2019</text:p>
          </table:table-cell>
          <table:table-cell office:value-type="string" calcext:value-type="string">
            <text:p>3406-340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a09b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0" calcext:value-type="date">
            <text:p>7/10/2019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!!mG7VJxZNCI</text:p>
          </table:table-cell>
          <table:table-cell office:value-type="float" office:value="302365" calcext:value-type="float">
            <text:p>30236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0" calcext:value-type="date">
            <text:p>7/10/2019</text:p>
          </table:table-cell>
          <table:table-cell office:value-type="string" calcext:value-type="string">
            <text:p>3409-3410</text:p>
          </table:table-cell>
          <table:table-cell office:value-type="string" calcext:value-type="string">
            <text:p>!!mG7VJxZNCI</text:p>
          </table:table-cell>
          <table:table-cell office:value-type="float" office:value="895132" calcext:value-type="float">
            <text:p>89513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0" calcext:value-type="date">
            <text:p>7/10/2019</text:p>
          </table:table-cell>
          <table:table-cell office:value-type="string" calcext:value-type="string">
            <text:p>3411-341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ec56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1" calcext:value-type="date">
            <text:p>7/11/2019</text:p>
          </table:table-cell>
          <table:table-cell office:value-type="string" calcext:value-type="string">
            <text:p>3413-3414</text:p>
          </table:table-cell>
          <table:table-cell office:value-type="string" calcext:value-type="string">
            <text:p>!!mG7VJxZNCI</text:p>
          </table:table-cell>
          <table:table-cell office:value-type="float" office:value="726192" calcext:value-type="float">
            <text:p>72619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1" calcext:value-type="date">
            <text:p>7/11/2019</text:p>
          </table:table-cell>
          <table:table-cell office:value-type="string" calcext:value-type="string">
            <text:p>3415-341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6997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1" calcext:value-type="date">
            <text:p>7/11/2019</text:p>
          </table:table-cell>
          <table:table-cell office:value-type="string" calcext:value-type="string">
            <text:p>3417-341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66e8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1" calcext:value-type="date">
            <text:p>7/11/2019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7ea1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2" calcext:value-type="date">
            <text:p>7/12/201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dce2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2" calcext:value-type="date">
            <text:p>7/12/2019</text:p>
          </table:table-cell>
          <table:table-cell office:value-type="string" calcext:value-type="string">
            <text:p>3421-342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9f91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2" calcext:value-type="date">
            <text:p>7/12/2019</text:p>
          </table:table-cell>
          <table:table-cell office:value-type="string" calcext:value-type="string">
            <text:p>3424-3425</text:p>
          </table:table-cell>
          <table:table-cell office:value-type="string" calcext:value-type="string">
            <text:p>!!mG7VJxZNCI</text:p>
          </table:table-cell>
          <table:table-cell office:value-type="float" office:value="917868" calcext:value-type="float">
            <text:p>91786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2" calcext:value-type="date">
            <text:p>7/12/2019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38ee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4" calcext:value-type="date">
            <text:p>7/14/2019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570a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4" calcext:value-type="date">
            <text:p>7/14/2019</text:p>
          </table:table-cell>
          <table:table-cell office:value-type="string" calcext:value-type="string">
            <text:p>3428-343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e811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4" calcext:value-type="date">
            <text:p>7/14/2019</text:p>
          </table:table-cell>
          <table:table-cell office:value-type="string" calcext:value-type="string">
            <text:p>3432-343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6c0a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4" calcext:value-type="date">
            <text:p>7/14/2019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71b3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4" calcext:value-type="date">
            <text:p>7/14/2019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f03d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6" calcext:value-type="date">
            <text:p>7/16/2019</text:p>
          </table:table-cell>
          <table:table-cell office:value-type="string" calcext:value-type="string">
            <text:p>3436-343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198d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7" calcext:value-type="date">
            <text:p>7/17/2019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e576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7" calcext:value-type="date">
            <text:p>7/17/2019</text:p>
          </table:table-cell>
          <table:table-cell office:value-type="string" calcext:value-type="string">
            <text:p>3439-344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a344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8" calcext:value-type="date">
            <text:p>7/18/2019</text:p>
          </table:table-cell>
          <table:table-cell office:value-type="string" calcext:value-type="string">
            <text:p>3442-344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c783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8" calcext:value-type="date">
            <text:p>7/18/2019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b93f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8" calcext:value-type="date">
            <text:p>7/18/2019</text:p>
          </table:table-cell>
          <table:table-cell office:value-type="string" calcext:value-type="string">
            <text:p>3447-344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57d5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8" calcext:value-type="date">
            <text:p>7/18/2019</text:p>
          </table:table-cell>
          <table:table-cell office:value-type="string" calcext:value-type="string">
            <text:p>3450-345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e525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18" calcext:value-type="date">
            <text:p>7/18/2019</text:p>
          </table:table-cell>
          <table:table-cell office:value-type="string" calcext:value-type="string">
            <text:p>3454-345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c76c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1" calcext:value-type="date">
            <text:p>7/21/2019</text:p>
          </table:table-cell>
          <table:table-cell office:value-type="string" calcext:value-type="string">
            <text:p>3458-345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8ac4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2" calcext:value-type="date">
            <text:p>7/22/2019</text:p>
          </table:table-cell>
          <table:table-cell office:value-type="string" calcext:value-type="string">
            <text:p>3460-346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9b36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2" calcext:value-type="date">
            <text:p>7/22/2019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7bc9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2" calcext:value-type="date">
            <text:p>7/22/2019</text:p>
          </table:table-cell>
          <table:table-cell office:value-type="string" calcext:value-type="string">
            <text:p>3464-346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b697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2" calcext:value-type="date">
            <text:p>7/22/2019</text:p>
          </table:table-cell>
          <table:table-cell office:value-type="string" calcext:value-type="string">
            <text:p>3466-346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ea56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3" calcext:value-type="date">
            <text:p>7/23/2019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09db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3" calcext:value-type="date">
            <text:p>7/23/2019</text:p>
          </table:table-cell>
          <table:table-cell office:value-type="string" calcext:value-type="string">
            <text:p>3469-347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8cc5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3" calcext:value-type="date">
            <text:p>7/23/2019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2dd3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4" calcext:value-type="date">
            <text:p>7/24/2019</text:p>
          </table:table-cell>
          <table:table-cell office:value-type="string" calcext:value-type="string">
            <text:p>3472-347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02ac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4" calcext:value-type="date">
            <text:p>7/24/2019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dfcc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4" calcext:value-type="date">
            <text:p>7/24/2019</text:p>
          </table:table-cell>
          <table:table-cell office:value-type="string" calcext:value-type="string">
            <text:p>3475-347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2599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4" calcext:value-type="date">
            <text:p>7/24/2019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7380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4" calcext:value-type="date">
            <text:p>7/24/2019</text:p>
          </table:table-cell>
          <table:table-cell office:value-type="string" calcext:value-type="string">
            <text:p>3478-348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3722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4" calcext:value-type="date">
            <text:p>7/24/2019</text:p>
          </table:table-cell>
          <table:table-cell office:value-type="string" calcext:value-type="string">
            <text:p>3481-348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b16c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4" calcext:value-type="date">
            <text:p>7/24/2019</text:p>
          </table:table-cell>
          <table:table-cell office:value-type="string" calcext:value-type="string">
            <text:p>3488-349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cdbe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df43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string" calcext:value-type="string">
            <text:p>3493-349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6376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f928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string" calcext:value-type="string">
            <text:p>3498-349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24b1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b4da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string" calcext:value-type="string">
            <text:p>3501-350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0748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87e9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5" calcext:value-type="date">
            <text:p>7/25/2019</text:p>
          </table:table-cell>
          <table:table-cell office:value-type="string" calcext:value-type="string">
            <text:p>3504-350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3800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6" calcext:value-type="date">
            <text:p>7/26/2019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3759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6" calcext:value-type="date">
            <text:p>7/26/2019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3897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6" calcext:value-type="date">
            <text:p>7/26/2019</text:p>
          </table:table-cell>
          <table:table-cell office:value-type="string" calcext:value-type="string">
            <text:p>3509-351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32b6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6" calcext:value-type="date">
            <text:p>7/26/2019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9f5d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6" calcext:value-type="date">
            <text:p>7/26/2019</text:p>
          </table:table-cell>
          <table:table-cell office:value-type="string" calcext:value-type="string">
            <text:p>3512-351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74ea4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7" calcext:value-type="date">
            <text:p>7/27/2019</text:p>
          </table:table-cell>
          <table:table-cell office:value-type="string" calcext:value-type="string">
            <text:p>3514-351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ecea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7" calcext:value-type="date">
            <text:p>7/27/2019</text:p>
          </table:table-cell>
          <table:table-cell office:value-type="string" calcext:value-type="string">
            <text:p>3517-351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40036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7" calcext:value-type="date">
            <text:p>7/27/2019</text:p>
          </table:table-cell>
          <table:table-cell office:value-type="string" calcext:value-type="string">
            <text:p>3520-352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59e7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7" calcext:value-type="date">
            <text:p>7/27/2019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d062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7" calcext:value-type="date">
            <text:p>7/27/2019</text:p>
          </table:table-cell>
          <table:table-cell office:value-type="string" calcext:value-type="string">
            <text:p>3524-352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6bfd7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7" calcext:value-type="date">
            <text:p>7/27/2019</text:p>
          </table:table-cell>
          <table:table-cell office:value-type="string" calcext:value-type="string">
            <text:p>3526-352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68d0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8" calcext:value-type="date">
            <text:p>7/28/2019</text:p>
          </table:table-cell>
          <table:table-cell office:value-type="string" calcext:value-type="string">
            <text:p>3528-352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1a056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8" calcext:value-type="date">
            <text:p>7/28/2019</text:p>
          </table:table-cell>
          <table:table-cell office:value-type="string" calcext:value-type="string">
            <text:p>3530-353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442b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9" calcext:value-type="date">
            <text:p>7/29/2019</text:p>
          </table:table-cell>
          <table:table-cell office:value-type="string" calcext:value-type="string">
            <text:p>3533-353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d877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9" calcext:value-type="date">
            <text:p>7/29/2019</text:p>
          </table:table-cell>
          <table:table-cell office:value-type="string" calcext:value-type="string">
            <text:p>3536-353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ce70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9" calcext:value-type="date">
            <text:p>7/29/2019</text:p>
          </table:table-cell>
          <table:table-cell office:value-type="string" calcext:value-type="string">
            <text:p>3538-354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2dc9a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9" calcext:value-type="date">
            <text:p>7/29/2019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!!mG7VJxZNCI</text:p>
          </table:table-cell>
          <table:table-cell office:value-type="float" office:value="869711" calcext:value-type="float">
            <text:p>86971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9" calcext:value-type="date">
            <text:p>7/29/2019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66a9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9" calcext:value-type="date">
            <text:p>7/29/2019</text:p>
          </table:table-cell>
          <table:table-cell office:value-type="string" calcext:value-type="string">
            <text:p>3543-354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a924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29" calcext:value-type="date">
            <text:p>7/29/2019</text:p>
          </table:table-cell>
          <table:table-cell office:value-type="string" calcext:value-type="string">
            <text:p>3545-354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d4cd8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30" calcext:value-type="date">
            <text:p>7/30/2019</text:p>
          </table:table-cell>
          <table:table-cell office:value-type="string" calcext:value-type="string">
            <text:p>3548-355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patriotsfight</text:p>
          </table:table-cell>
          <table:table-cell/>
        </table:table-row>
        <table:table-row table:style-name="ro3">
          <table:table-cell office:value-type="date" office:date-value="2019-07-30" calcext:value-type="date">
            <text:p>7/30/2019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2bfa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30" calcext:value-type="date">
            <text:p>7/30/2019</text:p>
          </table:table-cell>
          <table:table-cell office:value-type="string" calcext:value-type="string">
            <text:p>3553-355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7be0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30" calcext:value-type="date">
            <text:p>7/30/2019</text:p>
          </table:table-cell>
          <table:table-cell office:value-type="string" calcext:value-type="string">
            <text:p>3559-356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56d97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30" calcext:value-type="date">
            <text:p>7/30/2019</text:p>
          </table:table-cell>
          <table:table-cell office:value-type="string" calcext:value-type="string">
            <text:p>3564-3565</text:p>
          </table:table-cell>
          <table:table-cell office:value-type="string" calcext:value-type="string">
            <text:p>!!mG7VJxZNCI</text:p>
          </table:table-cell>
          <table:table-cell office:value-type="float" office:value="231874" calcext:value-type="float">
            <text:p>23187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31" calcext:value-type="date">
            <text:p>7/31/2019</text:p>
          </table:table-cell>
          <table:table-cell office:value-type="string" calcext:value-type="string">
            <text:p>3566-3567</text:p>
          </table:table-cell>
          <table:table-cell office:value-type="string" calcext:value-type="string">
            <text:p>!!mG7VJxZNCI</text:p>
          </table:table-cell>
          <table:table-cell office:value-type="float" office:value="865964" calcext:value-type="float">
            <text:p>86596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7-31" calcext:value-type="date">
            <text:p>7/31/2019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8ec2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08-01" calcext:value-type="date">
            <text:p>8/1/2019</text:p>
          </table:table-cell>
          <table:table-cell office:value-type="string" calcext:value-type="string">
            <text:p>3569-3570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cbce0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/>
        </table:table-row>
        <table:table-row table:style-name="ro3">
          <table:table-cell office:value-type="date" office:date-value="2019-11-02" calcext:value-type="date">
            <text:p>11/2/2019</text:p>
          </table:table-cell>
          <table:table-cell office:value-type="string" calcext:value-type="string">
            <text:p>3571-357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431f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1" calcext:value-type="date">
            <text:p>11/11/2019</text:p>
          </table:table-cell>
          <table:table-cell table:style-name="ce10" office:value-type="float" office:value="3575" calcext:value-type="float">
            <text:p>357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b601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1" calcext:value-type="date">
            <text:p>11/11/2019</text:p>
          </table:table-cell>
          <table:table-cell table:style-name="ce10" office:value-type="string" calcext:value-type="string">
            <text:p>3576-357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bfd08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1" calcext:value-type="date">
            <text:p>11/11/2019</text:p>
          </table:table-cell>
          <table:table-cell table:style-name="ce10" office:value-type="string" calcext:value-type="string">
            <text:p>3578-358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9b601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3" calcext:value-type="date">
            <text:p>11/13/2019</text:p>
          </table:table-cell>
          <table:table-cell table:style-name="ce10" office:value-type="string" calcext:value-type="string">
            <text:p>3588-359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00bc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3" calcext:value-type="date">
            <text:p>11/13/2019</text:p>
          </table:table-cell>
          <table:table-cell table:style-name="ce10" office:value-type="float" office:value="3592" calcext:value-type="float">
            <text:p>359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3bc28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3" calcext:value-type="date">
            <text:p>11/13/2019</text:p>
          </table:table-cell>
          <table:table-cell table:style-name="ce10" office:value-type="string" calcext:value-type="string">
            <text:p>3593-359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800bc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4" calcext:value-type="date">
            <text:p>11/14/2019</text:p>
          </table:table-cell>
          <table:table-cell office:value-type="string" calcext:value-type="string">
            <text:p>3595-359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6" calcext:value-type="date">
            <text:p>11/16/2019</text:p>
          </table:table-cell>
          <table:table-cell office:value-type="string" calcext:value-type="string">
            <text:p>3599-360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19" calcext:value-type="date">
            <text:p>11/19/2019</text:p>
          </table:table-cell>
          <table:table-cell office:value-type="string" calcext:value-type="string">
            <text:p>3603-360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0" calcext:value-type="date">
            <text:p>11/20/2019</text:p>
          </table:table-cell>
          <table:table-cell office:value-type="string" calcext:value-type="string">
            <text:p>3607-3612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1" calcext:value-type="date">
            <text:p>11/21/2019</text:p>
          </table:table-cell>
          <table:table-cell office:value-type="string" calcext:value-type="string">
            <text:p>3613-3619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2" calcext:value-type="date">
            <text:p>11/22/2019</text:p>
          </table:table-cell>
          <table:table-cell office:value-type="string" calcext:value-type="string">
            <text:p>3620-3621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3" calcext:value-type="date">
            <text:p>11/23/2019</text:p>
          </table:table-cell>
          <table:table-cell office:value-type="string" calcext:value-type="string">
            <text:p>3622-3624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4" calcext:value-type="date">
            <text:p>11/24/2019</text:p>
          </table:table-cell>
          <table:table-cell office:value-type="string" calcext:value-type="string">
            <text:p>3625-3627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5" calcext:value-type="date">
            <text:p>11/25/2019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5" calcext:value-type="date">
            <text:p>11/25/2019</text:p>
          </table:table-cell>
          <table:table-cell office:value-type="string" calcext:value-type="string">
            <text:p>3629-3633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f9d95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5" calcext:value-type="date">
            <text:p>11/25/2019</text:p>
          </table:table-cell>
          <table:table-cell office:value-type="string" calcext:value-type="string">
            <text:p>3634-3635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ac3c8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1-25" calcext:value-type="date">
            <text:p>11/25/2019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!!mG7VJxZNCI</text:p>
          </table:table-cell>
          <table:table-cell office:value-type="string" calcext:value-type="string">
            <text:p>e55e9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02" calcext:value-type="date">
            <text:p>12/2/2019</text:p>
          </table:table-cell>
          <table:table-cell office:value-type="string" calcext:value-type="string">
            <text:p>3637-36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Anonymous</text:p>
          </table:table-cell>
          <table:table-cell office:value-type="string" calcext:value-type="string">
            <text:p>8 kun /projectdcomms</text:p>
          </table:table-cell>
          <table:table-cell office:value-type="string" calcext:value-type="string">
            <text:p>the creation of a new private Q board. </text:p>
          </table:table-cell>
        </table:table-row>
        <table:table-row table:style-name="ro3">
          <table:table-cell office:value-type="date" office:date-value="2019-12-02" calcext:value-type="date">
            <text:p>12/2/2019</text:p>
          </table:table-cell>
          <table:table-cell office:value-type="string" calcext:value-type="string">
            <text:p>3645-36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35c7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03" calcext:value-type="date">
            <text:p>12/3/2019</text:p>
          </table:table-cell>
          <table:table-cell office:value-type="string" calcext:value-type="string">
            <text:p>3647-36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/>
        </table:table-row>
        <table:table-row table:style-name="ro3">
          <table:table-cell office:value-type="date" office:date-value="2019-12-06" calcext:value-type="date">
            <text:p>12/6/2019</text:p>
          </table:table-cell>
          <table:table-cell office:value-type="string" calcext:value-type="string">
            <text:p>3650-36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/>
        </table:table-row>
        <table:table-row table:style-name="ro3">
          <table:table-cell office:value-type="date" office:date-value="2019-12-07" calcext:value-type="date">
            <text:p>12/7/2019</text:p>
          </table:table-cell>
          <table:table-cell office:value-type="string" calcext:value-type="string">
            <text:p>3655-366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/>
        </table:table-row>
        <table:table-row table:style-name="ro3">
          <table:table-cell office:value-type="date" office:date-value="2019-12-14" calcext:value-type="date">
            <text:p>12/14/2019</text:p>
          </table:table-cell>
          <table:table-cell office:value-type="string" calcext:value-type="string">
            <text:p>3667-366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d027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4" calcext:value-type="date">
            <text:p>12/14/2019</text:p>
          </table:table-cell>
          <table:table-cell office:value-type="string" calcext:value-type="string">
            <text:p>3670-367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184c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4" calcext:value-type="date">
            <text:p>12/14/2019</text:p>
          </table:table-cell>
          <table:table-cell office:value-type="string" calcext:value-type="string">
            <text:p>3672-367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11bf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4" calcext:value-type="date">
            <text:p>12/14/2019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291c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5" calcext:value-type="date">
            <text:p>12/15/2019</text:p>
          </table:table-cell>
          <table:table-cell table:style-name="ce9" office:value-type="string" calcext:value-type="string">
            <text:p>3678-36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c799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5" calcext:value-type="date">
            <text:p>12/15/2019</text:p>
          </table:table-cell>
          <table:table-cell table:style-name="ce9" office:value-type="float" office:value="3681" calcext:value-type="float">
            <text:p>36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a03d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5" calcext:value-type="date">
            <text:p>12/15/2019</text:p>
          </table:table-cell>
          <table:table-cell table:style-name="ce9" office:value-type="string" calcext:value-type="string">
            <text:p>3682-36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385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5" calcext:value-type="date">
            <text:p>12/15/2019</text:p>
          </table:table-cell>
          <table:table-cell table:style-name="ce9" office:value-type="float" office:value="3684" calcext:value-type="float">
            <text:p>36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/>
        </table:table-row>
        <table:table-row table:style-name="ro3">
          <table:table-cell office:value-type="date" office:date-value="2019-12-15" calcext:value-type="date">
            <text:p>12/15/2019</text:p>
          </table:table-cell>
          <table:table-cell office:value-type="string" calcext:value-type="string">
            <text:p>3685-368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c145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5" calcext:value-type="date">
            <text:p>12/15/2019</text:p>
          </table:table-cell>
          <table:table-cell office:value-type="string" calcext:value-type="string">
            <text:p>3689-369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c75b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5" calcext:value-type="date">
            <text:p>12/15/2019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6058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6" calcext:value-type="date">
            <text:p>12/16/2019</text:p>
          </table:table-cell>
          <table:table-cell office:value-type="string" calcext:value-type="string">
            <text:p>3693-369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ef00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6" calcext:value-type="date">
            <text:p>12/16/2019</text:p>
          </table:table-cell>
          <table:table-cell office:value-type="string" calcext:value-type="string">
            <text:p>3697-369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def7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7" calcext:value-type="date">
            <text:p>12/17/2019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4046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7" calcext:value-type="date">
            <text:p>12/17/2019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accf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7" calcext:value-type="date">
            <text:p>12/17/2019</text:p>
          </table:table-cell>
          <table:table-cell office:value-type="string" calcext:value-type="string">
            <text:p>3702-370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0221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7" calcext:value-type="date">
            <text:p>12/17/2019</text:p>
          </table:table-cell>
          <table:table-cell office:value-type="string" calcext:value-type="string">
            <text:p>3707-371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63a1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7" calcext:value-type="date">
            <text:p>12/17/2019</text:p>
          </table:table-cell>
          <table:table-cell office:value-type="string" calcext:value-type="string">
            <text:p>3712-37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b6b9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7" calcext:value-type="date">
            <text:p>12/17/2019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8cd1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7" calcext:value-type="date">
            <text:p>12/17/2019</text:p>
          </table:table-cell>
          <table:table-cell office:value-type="string" calcext:value-type="string">
            <text:p>3715-37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e4d4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8" calcext:value-type="date">
            <text:p>12/18/2019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d3eb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8" calcext:value-type="date">
            <text:p>12/18/2019</text:p>
          </table:table-cell>
          <table:table-cell office:value-type="string" calcext:value-type="string">
            <text:p>3719-372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d603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8" calcext:value-type="date">
            <text:p>12/18/2019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cb0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8" calcext:value-type="date">
            <text:p>12/18/2019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f540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8" calcext:value-type="date">
            <text:p>12/18/2019</text:p>
          </table:table-cell>
          <table:table-cell office:value-type="string" calcext:value-type="string">
            <text:p>3723-372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d572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9" calcext:value-type="date">
            <text:p>12/19/2019</text:p>
          </table:table-cell>
          <table:table-cell office:value-type="string" calcext:value-type="string">
            <text:p>3726-372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021a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9" calcext:value-type="date">
            <text:p>12/19/2019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c918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9" calcext:value-type="date">
            <text:p>12/19/2019</text:p>
          </table:table-cell>
          <table:table-cell office:value-type="string" calcext:value-type="string">
            <text:p>3731-373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e512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19" calcext:value-type="date">
            <text:p>12/19/2019</text:p>
          </table:table-cell>
          <table:table-cell office:value-type="string" calcext:value-type="string">
            <text:p>3738-37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c6a4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2" calcext:value-type="date">
            <text:p>12/22/2019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5fbc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2" calcext:value-type="date">
            <text:p>12/22/2019</text:p>
          </table:table-cell>
          <table:table-cell office:value-type="string" calcext:value-type="string">
            <text:p>3741-374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03cf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2" calcext:value-type="date">
            <text:p>12/22/2019</text:p>
          </table:table-cell>
          <table:table-cell office:value-type="string" calcext:value-type="string">
            <text:p>3743-37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c2e3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2" calcext:value-type="date">
            <text:p>12/22/2019</text:p>
          </table:table-cell>
          <table:table-cell office:value-type="string" calcext:value-type="string">
            <text:p>3745-37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4c69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3" calcext:value-type="date">
            <text:p>12/23/2019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23a5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3" calcext:value-type="date">
            <text:p>12/23/2019</text:p>
          </table:table-cell>
          <table:table-cell office:value-type="string" calcext:value-type="string">
            <text:p>3749-37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6d60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3" calcext:value-type="date">
            <text:p>12/23/2019</text:p>
          </table:table-cell>
          <table:table-cell office:value-type="string" calcext:value-type="string">
            <text:p>3751-37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d5f8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7" calcext:value-type="date">
            <text:p>12/27/2019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ec39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7" calcext:value-type="date">
            <text:p>12/27/2019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59e7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7" calcext:value-type="date">
            <text:p>12/27/2019</text:p>
          </table:table-cell>
          <table:table-cell office:value-type="string" calcext:value-type="string">
            <text:p>3756-47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12ed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7" calcext:value-type="date">
            <text:p>12/27/2019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902c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8" calcext:value-type="date">
            <text:p>12/28/2019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d379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8" calcext:value-type="date">
            <text:p>12/28/2019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d954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8" calcext:value-type="date">
            <text:p>12/28/2019</text:p>
          </table:table-cell>
          <table:table-cell office:value-type="string" calcext:value-type="string">
            <text:p>3761-376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073d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8" calcext:value-type="date">
            <text:p>12/28/2019</text:p>
          </table:table-cell>
          <table:table-cell office:value-type="string" calcext:value-type="string">
            <text:p>3764-376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b15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8" calcext:value-type="date">
            <text:p>12/28/2019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cdce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9" calcext:value-type="date">
            <text:p>12/29/2019</text:p>
          </table:table-cell>
          <table:table-cell office:value-type="string" calcext:value-type="string">
            <text:p>3768-377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3ae1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19-12-29" calcext:value-type="date">
            <text:p>12/29/2019</text:p>
          </table:table-cell>
          <table:table-cell office:value-type="string" calcext:value-type="string">
            <text:p>3771-377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a51d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19" calcext:value-type="date">
            <text:p>1/19/2020</text:p>
          </table:table-cell>
          <table:table-cell office:value-type="string" calcext:value-type="string">
            <text:p>3775-377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9b53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0" calcext:value-type="date">
            <text:p>1/20/2020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ac2b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1" calcext:value-type="date">
            <text:p>1/21/2020</text:p>
          </table:table-cell>
          <table:table-cell office:value-type="string" calcext:value-type="string">
            <text:p>3778-37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a5bc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2" calcext:value-type="date">
            <text:p>1/22/2020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!!Hs1Jq13jV6</text:p>
          </table:table-cell>
          <table:table-cell office:value-type="float" office:value="851078" calcext:value-type="float">
            <text:p>85107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string" calcext:value-type="string">
            <text:p>3783-378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cdd1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7f61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ce43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string" calcext:value-type="string">
            <text:p>3788-378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724b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!!Hs1Jq13jV6</text:p>
          </table:table-cell>
          <table:table-cell office:value-type="float" office:value="793617" calcext:value-type="float">
            <text:p>79361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4bab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ea91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9f21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3" calcext:value-type="date">
            <text:p>1/23/2020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85c2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8" calcext:value-type="date">
            <text:p>1/28/2020</text:p>
          </table:table-cell>
          <table:table-cell office:value-type="string" calcext:value-type="string">
            <text:p>3795-379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c0df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8" calcext:value-type="date">
            <text:p>1/28/2020</text:p>
          </table:table-cell>
          <table:table-cell office:value-type="string" calcext:value-type="string">
            <text:p>3800-380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6ce6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8" calcext:value-type="date">
            <text:p>1/28/2020</text:p>
          </table:table-cell>
          <table:table-cell office:value-type="string" calcext:value-type="string">
            <text:p>3802-38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cfc1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8" calcext:value-type="date">
            <text:p>1/28/2020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8a64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28" calcext:value-type="date">
            <text:p>1/28/2020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1fad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30" calcext:value-type="date">
            <text:p>1/30/2020</text:p>
          </table:table-cell>
          <table:table-cell office:value-type="string" calcext:value-type="string">
            <text:p>3806-380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cc32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30" calcext:value-type="date">
            <text:p>1/30/2020</text:p>
          </table:table-cell>
          <table:table-cell office:value-type="string" calcext:value-type="string">
            <text:p>3810-38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3b2d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30" calcext:value-type="date">
            <text:p>1/30/2020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33c6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31" calcext:value-type="date">
            <text:p>1/31/2020</text:p>
          </table:table-cell>
          <table:table-cell office:value-type="string" calcext:value-type="string">
            <text:p>3815-381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52a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31" calcext:value-type="date">
            <text:p>1/31/2020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1e81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1-31" calcext:value-type="date">
            <text:p>1/31/2020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db4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1" calcext:value-type="date">
            <text:p>2/1/2020</text:p>
          </table:table-cell>
          <table:table-cell office:value-type="string" calcext:value-type="string">
            <text:p>3819-382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5f63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1" calcext:value-type="date">
            <text:p>2/1/2020</text:p>
          </table:table-cell>
          <table:table-cell office:value-type="string" calcext:value-type="string">
            <text:p>3821-382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ef29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3" calcext:value-type="date">
            <text:p>2/3/2020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b417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5" calcext:value-type="date">
            <text:p>2/5/2020</text:p>
          </table:table-cell>
          <table:table-cell office:value-type="string" calcext:value-type="string">
            <text:p>3825-383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2ff2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5" calcext:value-type="date">
            <text:p>2/5/2020</text:p>
          </table:table-cell>
          <table:table-cell office:value-type="string" calcext:value-type="string">
            <text:p>3829-383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a878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5" calcext:value-type="date">
            <text:p>2/5/2020</text:p>
          </table:table-cell>
          <table:table-cell office:value-type="string" calcext:value-type="string">
            <text:p>3831-383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6b0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5" calcext:value-type="date">
            <text:p>2/5/2020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49f6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5" calcext:value-type="date">
            <text:p>2/5/2020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e9b9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6" calcext:value-type="date">
            <text:p>2/6/2020</text:p>
          </table:table-cell>
          <table:table-cell office:value-type="string" calcext:value-type="string">
            <text:p>3835-38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56bf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6" calcext:value-type="date">
            <text:p>2/6/2020</text:p>
          </table:table-cell>
          <table:table-cell office:value-type="string" calcext:value-type="string">
            <text:p>3837-383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2fc9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7" calcext:value-type="date">
            <text:p>2/7/2020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4936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7" calcext:value-type="date">
            <text:p>2/7/2020</text:p>
          </table:table-cell>
          <table:table-cell office:value-type="string" calcext:value-type="string">
            <text:p>3840-384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2fed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8" calcext:value-type="date">
            <text:p>2/8/2020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d6cb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8" calcext:value-type="date">
            <text:p>2/8/2020</text:p>
          </table:table-cell>
          <table:table-cell office:value-type="float" office:value="3844" calcext:value-type="float">
            <text:p>38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3cb4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8" calcext:value-type="date">
            <text:p>2/8/2020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a1aa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8" calcext:value-type="date">
            <text:p>2/8/2020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7c81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8" calcext:value-type="date">
            <text:p>2/8/2020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0232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8" calcext:value-type="date">
            <text:p>2/8/2020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fc5e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09" calcext:value-type="date">
            <text:p>2/9/2020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0" calcext:value-type="date">
            <text:p>2/10/2020</text:p>
          </table:table-cell>
          <table:table-cell office:value-type="string" calcext:value-type="string">
            <text:p>3850-38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f19f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1" calcext:value-type="date">
            <text:p>2/11/2020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bcf3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2" calcext:value-type="date">
            <text:p>2/12/2020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18d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2" calcext:value-type="date">
            <text:p>2/12/2020</text:p>
          </table:table-cell>
          <table:table-cell office:value-type="string" calcext:value-type="string">
            <text:p>3857-38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b313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2" calcext:value-type="date">
            <text:p>2/12/2020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a008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3" calcext:value-type="date">
            <text:p>2/13/2020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027f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4" calcext:value-type="date">
            <text:p>2/14/2020</text:p>
          </table:table-cell>
          <table:table-cell office:value-type="string" calcext:value-type="string">
            <text:p>3861-386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5674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4" calcext:value-type="date">
            <text:p>2/14/2020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b8a2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4" calcext:value-type="date">
            <text:p>2/14/2020</text:p>
          </table:table-cell>
          <table:table-cell office:value-type="string" calcext:value-type="string">
            <text:p>3864-386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a775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4" calcext:value-type="date">
            <text:p>2/14/2020</text:p>
          </table:table-cell>
          <table:table-cell office:value-type="string" calcext:value-type="string">
            <text:p>3866-386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17d8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7" calcext:value-type="date">
            <text:p>2/17/2020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1bd8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7" calcext:value-type="date">
            <text:p>2/17/2020</text:p>
          </table:table-cell>
          <table:table-cell office:value-type="string" calcext:value-type="string">
            <text:p>3869-387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0e5f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7" calcext:value-type="date">
            <text:p>2/17/2020</text:p>
          </table:table-cell>
          <table:table-cell office:value-type="string" calcext:value-type="string">
            <text:p>3871-387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3bdd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18" calcext:value-type="date">
            <text:p>2/18/2020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bf7f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0" calcext:value-type="date">
            <text:p>2/20/2020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0d3e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0" calcext:value-type="date">
            <text:p>2/20/2020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9122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0" calcext:value-type="date">
            <text:p>2/20/2020</text:p>
          </table:table-cell>
          <table:table-cell office:value-type="string" calcext:value-type="string">
            <text:p>3876-38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7236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0" calcext:value-type="date">
            <text:p>2/20/2020</text:p>
          </table:table-cell>
          <table:table-cell office:value-type="string" calcext:value-type="string">
            <text:p>3878-38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42a0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4" calcext:value-type="date">
            <text:p>2/24/2020</text:p>
          </table:table-cell>
          <table:table-cell office:value-type="string" calcext:value-type="string">
            <text:p>3881-388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03e0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5" calcext:value-type="date">
            <text:p>2/25/2020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351c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5" calcext:value-type="date">
            <text:p>2/25/2020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02ef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5" calcext:value-type="date">
            <text:p>2/25/2020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1be0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2-25" calcext:value-type="date">
            <text:p>2/25/2020</text:p>
          </table:table-cell>
          <table:table-cell office:value-type="string" calcext:value-type="string">
            <text:p>3886-389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fdb2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09" calcext:value-type="date">
            <text:p>3/9/2020</text:p>
          </table:table-cell>
          <table:table-cell office:value-type="string" calcext:value-type="string">
            <text:p>3891-389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4a56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09" calcext:value-type="date">
            <text:p>3/9/2020</text:p>
          </table:table-cell>
          <table:table-cell office:value-type="string" calcext:value-type="string">
            <text:p>3893-389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8c60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21" calcext:value-type="date">
            <text:p>3/21/2020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933c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23" calcext:value-type="date">
            <text:p>3/23/2020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32e4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23" calcext:value-type="date">
            <text:p>3/23/2020</text:p>
          </table:table-cell>
          <table:table-cell office:value-type="string" calcext:value-type="string">
            <text:p>3897-389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cbc8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26" calcext:value-type="date">
            <text:p>3/26/2020</text:p>
          </table:table-cell>
          <table:table-cell office:value-type="string" calcext:value-type="string">
            <text:p>3899-390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3001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26" calcext:value-type="date">
            <text:p>3/26/2020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af36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27" calcext:value-type="date">
            <text:p>3/27/2020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290eb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3-28" calcext:value-type="date">
            <text:p>3/28/2020</text:p>
          </table:table-cell>
          <table:table-cell office:value-type="string" calcext:value-type="string">
            <text:p>3905=390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ead7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8" calcext:value-type="date">
            <text:p>4/8/2020</text:p>
          </table:table-cell>
          <table:table-cell office:value-type="string" calcext:value-type="string">
            <text:p>3909-391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6f0e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8" calcext:value-type="date">
            <text:p>4/8/2020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4f11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8" calcext:value-type="date">
            <text:p>4/8/2020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7fcc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8" calcext:value-type="date">
            <text:p>4/8/2020</text:p>
          </table:table-cell>
          <table:table-cell office:value-type="string" calcext:value-type="string">
            <text:p>3915-391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4b8b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8" calcext:value-type="date">
            <text:p>4/8/2020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!!Hs1Jq13jV6</text:p>
          </table:table-cell>
          <table:table-cell office:value-type="float" office:value="856327" calcext:value-type="float">
            <text:p>856327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9" calcext:value-type="date">
            <text:p>4/9/2020</text:p>
          </table:table-cell>
          <table:table-cell office:value-type="string" calcext:value-type="string">
            <text:p>3918-391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8c106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9" calcext:value-type="date">
            <text:p>4/9/2020</text:p>
          </table:table-cell>
          <table:table-cell office:value-type="string" calcext:value-type="string">
            <text:p>3920-392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f75e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9" calcext:value-type="date">
            <text:p>4/9/2020</text:p>
          </table:table-cell>
          <table:table-cell office:value-type="string" calcext:value-type="string">
            <text:p>3922-38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a069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9" calcext:value-type="date">
            <text:p>4/9/2020</text:p>
          </table:table-cell>
          <table:table-cell office:value-type="string" calcext:value-type="string">
            <text:p>3925-3926</text:p>
          </table:table-cell>
          <table:table-cell office:value-type="string" calcext:value-type="string">
            <text:p>!!Hs1Jq13jV6</text:p>
          </table:table-cell>
          <table:table-cell office:value-type="float" office:value="110248" calcext:value-type="float">
            <text:p>11024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09" calcext:value-type="date">
            <text:p>4/9/2020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c53f3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0" calcext:value-type="date">
            <text:p>4/10/2020</text:p>
          </table:table-cell>
          <table:table-cell table:style-name="ce9" office:value-type="string" calcext:value-type="string">
            <text:p>3928-3930</text:p>
          </table:table-cell>
          <table:table-cell office:value-type="string" calcext:value-type="string">
            <text:p>!!Hs1Jq13jV6</text:p>
          </table:table-cell>
          <table:table-cell office:value-type="float" office:value="766698" calcext:value-type="float">
            <text:p>76669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0" calcext:value-type="date">
            <text:p>4/10/2020</text:p>
          </table:table-cell>
          <table:table-cell table:style-name="ce9" office:value-type="string" calcext:value-type="string">
            <text:p>3931-393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a29f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0" calcext:value-type="date">
            <text:p>4/10/2020</text:p>
          </table:table-cell>
          <table:table-cell table:style-name="ce9" office:value-type="string" calcext:value-type="string">
            <text:p>3933-39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69818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0" calcext:value-type="date">
            <text:p>4/10/2020</text:p>
          </table:table-cell>
          <table:table-cell table:style-name="ce9" office:value-type="float" office:value="3934" calcext:value-type="float">
            <text:p>39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/>
        </table:table-row>
        <table:table-row table:style-name="ro3">
          <table:table-cell office:value-type="date" office:date-value="2020-04-11" calcext:value-type="date">
            <text:p>4/11/2020</text:p>
          </table:table-cell>
          <table:table-cell office:value-type="string" calcext:value-type="string">
            <text:p>3941-39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163d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2" calcext:value-type="date">
            <text:p>4/12/2020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e3eda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3" calcext:value-type="date">
            <text:p>4/13/2020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0cf6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3" calcext:value-type="date">
            <text:p>4/13/2020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204c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4" calcext:value-type="date">
            <text:p>4/14/2020</text:p>
          </table:table-cell>
          <table:table-cell office:value-type="string" calcext:value-type="string">
            <text:p>3954-39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c75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4" calcext:value-type="date">
            <text:p>4/14/2020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a357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4" calcext:value-type="date">
            <text:p>4/14/2020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c4605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4" calcext:value-type="date">
            <text:p>4/14/2020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618f4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4" calcext:value-type="date">
            <text:p>4/14/2020</text:p>
          </table:table-cell>
          <table:table-cell office:value-type="string" calcext:value-type="string">
            <text:p>3959-396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0ecf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4" calcext:value-type="date">
            <text:p>4/14/2020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497d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4" calcext:value-type="date">
            <text:p>4/14/2020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769b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5" calcext:value-type="date">
            <text:p>4/15/2020</text:p>
          </table:table-cell>
          <table:table-cell office:value-type="string" calcext:value-type="string">
            <text:p>3964-397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6" calcext:value-type="date">
            <text:p>4/16/2020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9bec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6" calcext:value-type="date">
            <text:p>4/16/2020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!!Hs1Jq13jV6</text:p>
          </table:table-cell>
          <table:table-cell office:value-type="float" office:value="274569" calcext:value-type="float">
            <text:p>274569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6" calcext:value-type="date">
            <text:p>4/16/2020</text:p>
          </table:table-cell>
          <table:table-cell office:value-type="string" calcext:value-type="string">
            <text:p>3974-39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b7bf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7" calcext:value-type="date">
            <text:p>4/17/2020</text:p>
          </table:table-cell>
          <table:table-cell office:value-type="string" calcext:value-type="string">
            <text:p>3976-39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35f3c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7" calcext:value-type="date">
            <text:p>4/17/2020</text:p>
          </table:table-cell>
          <table:table-cell office:value-type="string" calcext:value-type="string">
            <text:p>3982-39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8d16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7" calcext:value-type="date">
            <text:p>4/17/2020</text:p>
          </table:table-cell>
          <table:table-cell office:value-type="string" calcext:value-type="string">
            <text:p>3984-39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5f48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18" calcext:value-type="date">
            <text:p>4/18/2020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df6bf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6" calcext:value-type="date">
            <text:p>4/26/2020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b18bd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8" calcext:value-type="date">
            <text:p>4/28/2020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4a931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8" calcext:value-type="date">
            <text:p>4/28/2020</text:p>
          </table:table-cell>
          <table:table-cell office:value-type="string" calcext:value-type="string">
            <text:p>3990-3998</text:p>
          </table:table-cell>
          <table:table-cell office:value-type="string" calcext:value-type="string">
            <text:p>!!Hs1Jq13jV6</text:p>
          </table:table-cell>
          <table:table-cell office:value-type="float" office:value="878872" calcext:value-type="float">
            <text:p>878872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8" calcext:value-type="date">
            <text:p>4/28/2020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db140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8" calcext:value-type="date">
            <text:p>4/28/202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2e9d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8" calcext:value-type="date">
            <text:p>4/28/2020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e0c5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8" calcext:value-type="date">
            <text:p>4/28/2020</text:p>
          </table:table-cell>
          <table:table-cell office:value-type="string" calcext:value-type="string">
            <text:p>4002-40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864f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9" calcext:value-type="date">
            <text:p>4/29/2020</text:p>
          </table:table-cell>
          <table:table-cell office:value-type="string" calcext:value-type="string">
            <text:p>4004-400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af54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9" calcext:value-type="date">
            <text:p>4/29/2020</text:p>
          </table:table-cell>
          <table:table-cell office:value-type="string" calcext:value-type="string">
            <text:p>4006-400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a89f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29" calcext:value-type="date">
            <text:p>4/29/2020</text:p>
          </table:table-cell>
          <table:table-cell office:value-type="string" calcext:value-type="string">
            <text:p>4008-400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8f4d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string" calcext:value-type="string">
            <text:p>4010-401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57a9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string" calcext:value-type="string">
            <text:p>4012-40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c23f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string" calcext:value-type="string">
            <text:p>4014-40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656e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string" calcext:value-type="string">
            <text:p>4018-401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4d5f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7fc9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string" calcext:value-type="string">
            <text:p>4021-40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a994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0155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1376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string" calcext:value-type="string">
            <text:p>4027-40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997c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4-30" calcext:value-type="date">
            <text:p>4/30/2020</text:p>
          </table:table-cell>
          <table:table-cell office:value-type="string" calcext:value-type="string">
            <text:p>4036-403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2d83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1" calcext:value-type="date">
            <text:p>5/1/2020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1a33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1" calcext:value-type="date">
            <text:p>5/1/2020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379d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1" calcext:value-type="date">
            <text:p>5/1/2020</text:p>
          </table:table-cell>
          <table:table-cell office:value-type="string" calcext:value-type="string">
            <text:p>4041-404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4f65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1" calcext:value-type="date">
            <text:p>5/1/2020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f338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string" calcext:value-type="string">
            <text:p>4044-40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8a35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2d0d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string" calcext:value-type="string">
            <text:p>4048-40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cbab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string" calcext:value-type="string">
            <text:p>4055-407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9c21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string" calcext:value-type="string">
            <text:p>4073-407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abab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647d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68eb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2" calcext:value-type="date">
            <text:p>5/2/2020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a100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3" calcext:value-type="date">
            <text:p>5/3/2020</text:p>
          </table:table-cell>
          <table:table-cell office:value-type="string" calcext:value-type="string">
            <text:p>4078-40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a9c9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3" calcext:value-type="date">
            <text:p>5/3/2020</text:p>
          </table:table-cell>
          <table:table-cell office:value-type="string" calcext:value-type="string">
            <text:p>4082-40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7a9d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3" calcext:value-type="date">
            <text:p>5/3/2020</text:p>
          </table:table-cell>
          <table:table-cell office:value-type="string" calcext:value-type="string">
            <text:p>4085-40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ce1a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3" calcext:value-type="date">
            <text:p>5/3/2020</text:p>
          </table:table-cell>
          <table:table-cell office:value-type="string" calcext:value-type="string">
            <text:p>4088-409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a653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3" calcext:value-type="date">
            <text:p>5/3/2020</text:p>
          </table:table-cell>
          <table:table-cell office:value-type="string" calcext:value-type="string">
            <text:p>4091-4092</text:p>
          </table:table-cell>
          <table:table-cell office:value-type="string" calcext:value-type="string">
            <text:p>!!Hs1Jq13jV6</text:p>
          </table:table-cell>
          <table:table-cell office:value-type="float" office:value="711996" calcext:value-type="float">
            <text:p>71199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3" calcext:value-type="date">
            <text:p>5/3/2020</text:p>
          </table:table-cell>
          <table:table-cell office:value-type="string" calcext:value-type="string">
            <text:p>4093-409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92c4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4" calcext:value-type="date">
            <text:p>5/4/2020</text:p>
          </table:table-cell>
          <table:table-cell office:value-type="string" calcext:value-type="string">
            <text:p>4096-410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452a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4" calcext:value-type="date">
            <text:p>5/4/2020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484d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4" calcext:value-type="date">
            <text:p>5/4/2020</text:p>
          </table:table-cell>
          <table:table-cell office:value-type="string" calcext:value-type="string">
            <text:p>4102-41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ed6c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4" calcext:value-type="date">
            <text:p>5/4/2020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fe5a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4" calcext:value-type="date">
            <text:p>5/4/2020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980e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string" calcext:value-type="string">
            <text:p>4106-4108</text:p>
          </table:table-cell>
          <table:table-cell office:value-type="string" calcext:value-type="string">
            <text:p>!!Hs1Jq13jV6</text:p>
          </table:table-cell>
          <table:table-cell office:value-type="float" office:value="419721" calcext:value-type="float">
            <text:p>41972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af07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e368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6b73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5376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f255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string" calcext:value-type="string">
            <text:p>4114-411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1c5c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5" calcext:value-type="date">
            <text:p>5/5/2020</text:p>
          </table:table-cell>
          <table:table-cell office:value-type="string" calcext:value-type="string">
            <text:p>4116-41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e38c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string" calcext:value-type="string">
            <text:p>4118-412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506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ec79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string" calcext:value-type="string">
            <text:p>4124-412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6adb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26c2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string" calcext:value-type="string">
            <text:p>4127-412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e1cd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bed0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4e39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string" calcext:value-type="string">
            <text:p>4131-413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95f7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!!Hs1Jq13jV6</text:p>
          </table:table-cell>
          <table:table-cell office:value-type="float" office:value="167396" calcext:value-type="float">
            <text:p>16739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6" calcext:value-type="date">
            <text:p>5/6/2020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ab98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string" calcext:value-type="string">
            <text:p>4135-413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ab5f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string" calcext:value-type="string">
            <text:p>4138-41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db59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a2ca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b95e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7352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string" calcext:value-type="string">
            <text:p>4143-41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c143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string" calcext:value-type="string">
            <text:p>4145-41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1acc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6c81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7" calcext:value-type="date">
            <text:p>5/7/2020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!!Hs1Jq13jV6</text:p>
          </table:table-cell>
          <table:table-cell office:value-type="float" office:value="707910" calcext:value-type="float">
            <text:p>70791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string" calcext:value-type="string">
            <text:p>4149-41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872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f1b8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3d4d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e087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19d9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string" calcext:value-type="string">
            <text:p>4156-41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f833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bfaa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8" calcext:value-type="date">
            <text:p>5/8/2020</text:p>
          </table:table-cell>
          <table:table-cell office:value-type="string" calcext:value-type="string">
            <text:p>4159-416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cc29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62-416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8fbb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66-416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40f6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69-417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2e4d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eea9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2f5b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74-41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2f5b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76-41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9709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69b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79-41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7f78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82-41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d1a5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87-418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b109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string" calcext:value-type="string">
            <text:p>4189-419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cf64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09" calcext:value-type="date">
            <text:p>5/9/2020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553d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0" calcext:value-type="date">
            <text:p>5/10/2020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affb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0" calcext:value-type="date">
            <text:p>5/10/2020</text:p>
          </table:table-cell>
          <table:table-cell office:value-type="string" calcext:value-type="string">
            <text:p>4197-419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c9b3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0" calcext:value-type="date">
            <text:p>5/10/2020</text:p>
          </table:table-cell>
          <table:table-cell office:value-type="string" calcext:value-type="string">
            <text:p>4199-420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be5d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1" calcext:value-type="date">
            <text:p>5/11/2020</text:p>
          </table:table-cell>
          <table:table-cell office:value-type="string" calcext:value-type="string">
            <text:p>4202-42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6c7f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1" calcext:value-type="date">
            <text:p>5/11/2020</text:p>
          </table:table-cell>
          <table:table-cell office:value-type="string" calcext:value-type="string">
            <text:p>4204-420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308c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1" calcext:value-type="date">
            <text:p>5/11/202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62c3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1" calcext:value-type="date">
            <text:p>5/11/2020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71a1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1" calcext:value-type="date">
            <text:p>5/11/2020</text:p>
          </table:table-cell>
          <table:table-cell office:value-type="string" calcext:value-type="string">
            <text:p>4210-4212</text:p>
          </table:table-cell>
          <table:table-cell office:value-type="string" calcext:value-type="string">
            <text:p>!!Hs1Jq13jV6</text:p>
          </table:table-cell>
          <table:table-cell office:value-type="float" office:value="319406" calcext:value-type="float">
            <text:p>31940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1" calcext:value-type="date">
            <text:p>5/11/2020</text:p>
          </table:table-cell>
          <table:table-cell office:value-type="string" calcext:value-type="string">
            <text:p>4213-421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b4dc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f5a7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019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61d2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eb76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0cc8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string" calcext:value-type="string">
            <text:p>4220-422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9afc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62c5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8d78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5a2b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2" calcext:value-type="date">
            <text:p>5/12/2020</text:p>
          </table:table-cell>
          <table:table-cell office:value-type="float" office:value="4225" calcext:value-type="float">
            <text:p>422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a1e9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26" calcext:value-type="float">
            <text:p>422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a4b0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4ba0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326b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1d16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b70a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string" calcext:value-type="string">
            <text:p>4231-4233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0bf5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2097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531c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a3e4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3" calcext:value-type="date">
            <text:p>5/13/2020</text:p>
          </table:table-cell>
          <table:table-cell office:value-type="float" office:value="4236" calcext:value-type="float">
            <text:p>42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e276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4" calcext:value-type="date">
            <text:p>5/14/2020</text:p>
          </table:table-cell>
          <table:table-cell office:value-type="string" calcext:value-type="string">
            <text:p>4237-42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988f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4" calcext:value-type="date">
            <text:p>5/14/2020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e751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4" calcext:value-type="date">
            <text:p>5/14/2020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!!Hs1Jq13jV6</text:p>
          </table:table-cell>
          <table:table-cell office:value-type="float" office:value="402015" calcext:value-type="float">
            <text:p>40201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4" calcext:value-type="date">
            <text:p>5/14/2020</text:p>
          </table:table-cell>
          <table:table-cell office:value-type="string" calcext:value-type="string">
            <text:p>4242-42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f1c0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!!Hs1Jq13jV6</text:p>
          </table:table-cell>
          <table:table-cell office:value-type="float" office:value="127906" calcext:value-type="float">
            <text:p>12790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e6b1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string" calcext:value-type="string">
            <text:p>4246-42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4eaa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string" calcext:value-type="string">
            <text:p>4248-42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4cc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string" calcext:value-type="string">
            <text:p>4250-42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ddc3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8618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a73b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3569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5" calcext:value-type="date">
            <text:p>5/15/2020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226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c278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string" calcext:value-type="string">
            <text:p>4257-42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c278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0ceb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string" calcext:value-type="string">
            <text:p>4260-426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9f88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string" calcext:value-type="string">
            <text:p>4265-427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ea9e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ad51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dcf6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16da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7" calcext:value-type="date">
            <text:p>5/17/2020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!!Hs1Jq13jV6</text:p>
          </table:table-cell>
          <table:table-cell office:value-type="float" office:value="926634" calcext:value-type="float">
            <text:p>92663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8" calcext:value-type="date">
            <text:p>5/18/2020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e36c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8" calcext:value-type="date">
            <text:p>5/18/2020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912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9" calcext:value-type="date">
            <text:p>5/19/2020</text:p>
          </table:table-cell>
          <table:table-cell office:value-type="string" calcext:value-type="string">
            <text:p>4281-42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6a61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9" calcext:value-type="date">
            <text:p>5/19/2020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862d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9" calcext:value-type="date">
            <text:p>5/19/2020</text:p>
          </table:table-cell>
          <table:table-cell office:value-type="string" calcext:value-type="string">
            <text:p>4285-42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d289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9" calcext:value-type="date">
            <text:p>5/19/2020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71f0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9" calcext:value-type="date">
            <text:p>5/19/2020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6cdc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9" calcext:value-type="date">
            <text:p>5/19/2020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6e6d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19" calcext:value-type="date">
            <text:p>5/19/2020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f323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0" calcext:value-type="date">
            <text:p>5/20/2020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756b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0" calcext:value-type="date">
            <text:p>5/20/2020</text:p>
          </table:table-cell>
          <table:table-cell office:value-type="string" calcext:value-type="string">
            <text:p>4292-42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a092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0" calcext:value-type="date">
            <text:p>5/20/2020</text:p>
          </table:table-cell>
          <table:table-cell office:value-type="string" calcext:value-type="string">
            <text:p>4295-429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d54d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0" calcext:value-type="date">
            <text:p>5/20/2020</text:p>
          </table:table-cell>
          <table:table-cell office:value-type="float" office:value="4297" calcext:value-type="float">
            <text:p>429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447a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0" calcext:value-type="date">
            <text:p>5/20/2020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7fe9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0" calcext:value-type="date">
            <text:p>5/20/2020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ae63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1" calcext:value-type="date">
            <text:p>5/21/2020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9e24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1" calcext:value-type="date">
            <text:p>5/21/2020</text:p>
          </table:table-cell>
          <table:table-cell office:value-type="string" calcext:value-type="string">
            <text:p>4301-43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fdf2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1" calcext:value-type="date">
            <text:p>5/21/2020</text:p>
          </table:table-cell>
          <table:table-cell office:value-type="string" calcext:value-type="string">
            <text:p>4304-430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b76a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1" calcext:value-type="date">
            <text:p>5/21/2020</text:p>
          </table:table-cell>
          <table:table-cell office:value-type="string" calcext:value-type="string">
            <text:p>4306-420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4d5b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1" calcext:value-type="date">
            <text:p>5/21/2020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6cf9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1" calcext:value-type="date">
            <text:p>5/21/2020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6a57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4" calcext:value-type="date">
            <text:p>5/24/2020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938a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4" calcext:value-type="date">
            <text:p>5/24/2020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3afb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4" calcext:value-type="date">
            <text:p>5/24/2020</text:p>
          </table:table-cell>
          <table:table-cell office:value-type="string" calcext:value-type="string">
            <text:p>4312-43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3afb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4" calcext:value-type="date">
            <text:p>5/24/2020</text:p>
          </table:table-cell>
          <table:table-cell office:value-type="string" calcext:value-type="string">
            <text:p>4314-431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531d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4" calcext:value-type="date">
            <text:p>5/24/2020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b336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4" calcext:value-type="date">
            <text:p>5/24/2020</text:p>
          </table:table-cell>
          <table:table-cell office:value-type="string" calcext:value-type="string">
            <text:p>4317-43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8dac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4" calcext:value-type="date">
            <text:p>5/24/2020</text:p>
          </table:table-cell>
          <table:table-cell office:value-type="string" calcext:value-type="string">
            <text:p>4319-432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1e01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6" calcext:value-type="date">
            <text:p>5/26/2020</text:p>
          </table:table-cell>
          <table:table-cell office:value-type="string" calcext:value-type="string">
            <text:p>4323-43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7caa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6" calcext:value-type="date">
            <text:p>5/26/2020</text:p>
          </table:table-cell>
          <table:table-cell office:value-type="string" calcext:value-type="string">
            <text:p>4325-432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28d6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6" calcext:value-type="date">
            <text:p>5/26/2020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1857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7" calcext:value-type="date">
            <text:p>5/27/2020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46de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7" calcext:value-type="date">
            <text:p>5/27/2020</text:p>
          </table:table-cell>
          <table:table-cell office:value-type="string" calcext:value-type="string">
            <text:p>4329-433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78e5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7" calcext:value-type="date">
            <text:p>5/27/2020</text:p>
          </table:table-cell>
          <table:table-cell office:value-type="string" calcext:value-type="string">
            <text:p>4331-4332</text:p>
          </table:table-cell>
          <table:table-cell office:value-type="string" calcext:value-type="string">
            <text:p>!!Hs1Jq13jV6</text:p>
          </table:table-cell>
          <table:table-cell office:value-type="float" office:value="631942" calcext:value-type="float">
            <text:p>63194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7" calcext:value-type="date">
            <text:p>5/27/2020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3c37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7" calcext:value-type="date">
            <text:p>5/27/2020</text:p>
          </table:table-cell>
          <table:table-cell office:value-type="string" calcext:value-type="string">
            <text:p>4334-43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28aa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8" calcext:value-type="date">
            <text:p>5/28/202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71cc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8" calcext:value-type="date">
            <text:p>5/28/2020</text:p>
          </table:table-cell>
          <table:table-cell office:value-type="float" office:value="4337" calcext:value-type="float">
            <text:p>433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a3fc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8" calcext:value-type="date">
            <text:p>5/28/2020</text:p>
          </table:table-cell>
          <table:table-cell office:value-type="string" calcext:value-type="string">
            <text:p>4338-434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b478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8" calcext:value-type="date">
            <text:p>5/28/2020</text:p>
          </table:table-cell>
          <table:table-cell office:value-type="string" calcext:value-type="string">
            <text:p>4342-43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544f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8" calcext:value-type="date">
            <text:p>5/28/2020</text:p>
          </table:table-cell>
          <table:table-cell office:value-type="string" calcext:value-type="string">
            <text:p>4345-42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d445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8" calcext:value-type="date">
            <text:p>5/28/2020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fe25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9" calcext:value-type="date">
            <text:p>5/29/2020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b489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9" calcext:value-type="date">
            <text:p>5/29/202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5bbd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9" calcext:value-type="date">
            <text:p>5/29/2020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!!Hs1Jq13jV6</text:p>
          </table:table-cell>
          <table:table-cell office:value-type="float" office:value="479676" calcext:value-type="float">
            <text:p>47967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29" calcext:value-type="date">
            <text:p>5/29/2020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4b7f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0" calcext:value-type="date">
            <text:p>5/30/2020</text:p>
          </table:table-cell>
          <table:table-cell office:value-type="string" calcext:value-type="string">
            <text:p>4352-43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06c8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0" calcext:value-type="date">
            <text:p>5/30/2020</text:p>
          </table:table-cell>
          <table:table-cell office:value-type="string" calcext:value-type="string">
            <text:p>4354-43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33db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0" calcext:value-type="date">
            <text:p>5/30/2020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eca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0" calcext:value-type="date">
            <text:p>5/30/2020</text:p>
          </table:table-cell>
          <table:table-cell office:value-type="string" calcext:value-type="string">
            <text:p>4357-43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ed5a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0" calcext:value-type="date">
            <text:p>5/30/2020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8b90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0" calcext:value-type="date">
            <text:p>5/30/2020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3d31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0" calcext:value-type="date">
            <text:p>5/30/2020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9967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7322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string" calcext:value-type="string">
            <text:p>4363-436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7322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c161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string" calcext:value-type="string">
            <text:p>4366-436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9dff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9ec3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!!Hs1Jq13jV6</text:p>
          </table:table-cell>
          <table:table-cell office:value-type="float" office:value="387919" calcext:value-type="float">
            <text:p>38791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375a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5-31" calcext:value-type="date">
            <text:p>5/31/2020</text:p>
          </table:table-cell>
          <table:table-cell office:value-type="string" calcext:value-type="string">
            <text:p>4372-437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785d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1" calcext:value-type="date">
            <text:p>6/1/2020</text:p>
          </table:table-cell>
          <table:table-cell office:value-type="string" calcext:value-type="string">
            <text:p>4375-43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a586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1" calcext:value-type="date">
            <text:p>6/1/2020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358a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1" calcext:value-type="date">
            <text:p>6/1/2020</text:p>
          </table:table-cell>
          <table:table-cell office:value-type="string" calcext:value-type="string">
            <text:p>4382-43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f0df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1" calcext:value-type="date">
            <text:p>6/1/2020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8edc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2" calcext:value-type="date">
            <text:p>6/2/2020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248f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2" calcext:value-type="date">
            <text:p>6/2/2020</text:p>
          </table:table-cell>
          <table:table-cell office:value-type="string" calcext:value-type="string">
            <text:p>4386-43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c117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2" calcext:value-type="date">
            <text:p>6/2/2020</text:p>
          </table:table-cell>
          <table:table-cell office:value-type="string" calcext:value-type="string">
            <text:p>4388-4390</text:p>
          </table:table-cell>
          <table:table-cell office:value-type="string" calcext:value-type="string">
            <text:p>!!Hs1Jq13jV6</text:p>
          </table:table-cell>
          <table:table-cell office:value-type="float" office:value="804282" calcext:value-type="float">
            <text:p>80428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3" calcext:value-type="date">
            <text:p>6/3/2020</text:p>
          </table:table-cell>
          <table:table-cell office:value-type="string" calcext:value-type="string">
            <text:p>4391-43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03ea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3" calcext:value-type="date">
            <text:p>6/3/2020</text:p>
          </table:table-cell>
          <table:table-cell office:value-type="string" calcext:value-type="string">
            <text:p>4394-439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4580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3" calcext:value-type="date">
            <text:p>6/3/2020</text:p>
          </table:table-cell>
          <table:table-cell office:value-type="string" calcext:value-type="string">
            <text:p>4397-439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c122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3" calcext:value-type="date">
            <text:p>6/3/2020</text:p>
          </table:table-cell>
          <table:table-cell office:value-type="string" calcext:value-type="string">
            <text:p>4399-4400</text:p>
          </table:table-cell>
          <table:table-cell office:value-type="string" calcext:value-type="string">
            <text:p>!!Hs1Jq13jV6</text:p>
          </table:table-cell>
          <table:table-cell office:value-type="float" office:value="424879" calcext:value-type="float">
            <text:p>42487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string" calcext:value-type="string">
            <text:p>4401-440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5ff5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7b18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string" calcext:value-type="string">
            <text:p>4404-440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2a68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string" calcext:value-type="string">
            <text:p>4406-440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792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string" calcext:value-type="string">
            <text:p>4409-441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2f1a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7091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string" calcext:value-type="string">
            <text:p>4412-44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d646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66b8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5f29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!!Hs1Jq13jV6</text:p>
          </table:table-cell>
          <table:table-cell office:value-type="float" office:value="503789" calcext:value-type="float">
            <text:p>50378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4" calcext:value-type="date">
            <text:p>6/4/2020</text:p>
          </table:table-cell>
          <table:table-cell office:value-type="string" calcext:value-type="string">
            <text:p>4417-44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0733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float" office:value="4419" calcext:value-type="float">
            <text:p>441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7d25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string" calcext:value-type="string">
            <text:p>4420-442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96fe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3a0c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string" calcext:value-type="string">
            <text:p>4423-44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72c7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a06a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1c6b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float" office:value="4427" calcext:value-type="float">
            <text:p>442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3ee6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5" calcext:value-type="date">
            <text:p>6/5/2020</text:p>
          </table:table-cell>
          <table:table-cell office:value-type="float" office:value="4428" calcext:value-type="float">
            <text:p>442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a448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b393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string" calcext:value-type="string">
            <text:p>4430-443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fde1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bdfa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b5c9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7f55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88b5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0cd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6" calcext:value-type="date">
            <text:p>6/6/2020</text:p>
          </table:table-cell>
          <table:table-cell office:value-type="string" calcext:value-type="string">
            <text:p>4437-44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7aa1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9" calcext:value-type="date">
            <text:p>6/9/20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687b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9" calcext:value-type="date">
            <text:p>6/9/2020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8a3d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9" calcext:value-type="date">
            <text:p>6/9/2020</text:p>
          </table:table-cell>
          <table:table-cell office:value-type="string" calcext:value-type="string">
            <text:p>4442-44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339b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09" calcext:value-type="date">
            <text:p>6/9/2020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5384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0" calcext:value-type="date">
            <text:p>6/10/2020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2d97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0" calcext:value-type="date">
            <text:p>6/10/2020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3674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0" calcext:value-type="date">
            <text:p>6/10/2020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93cd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0" calcext:value-type="date">
            <text:p>6/10/2020</text:p>
          </table:table-cell>
          <table:table-cell office:value-type="string" calcext:value-type="string">
            <text:p>4448-44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a70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0" calcext:value-type="date">
            <text:p>6/10/202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dd04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1" calcext:value-type="date">
            <text:p>6/11/2020</text:p>
          </table:table-cell>
          <table:table-cell office:value-type="string" calcext:value-type="string">
            <text:p>4452-44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f69e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1" calcext:value-type="date">
            <text:p>6/11/2020</text:p>
          </table:table-cell>
          <table:table-cell office:value-type="string" calcext:value-type="string">
            <text:p>4456-44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1262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1" calcext:value-type="date">
            <text:p>6/11/2020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c776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1" calcext:value-type="date">
            <text:p>6/11/2020</text:p>
          </table:table-cell>
          <table:table-cell office:value-type="float" office:value="4459" calcext:value-type="float">
            <text:p>445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5793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b5e5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7e05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string" calcext:value-type="string">
            <text:p>4462-446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b50f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string" calcext:value-type="string">
            <text:p>4466-446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e578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53d3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37b6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fcf6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string" calcext:value-type="string">
            <text:p>4471-447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af34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3" calcext:value-type="date">
            <text:p>6/13/2020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4d1d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7" calcext:value-type="date">
            <text:p>6/17/2020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6a90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7" calcext:value-type="date">
            <text:p>6/17/2020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!!Hs1Jq13jV6</text:p>
          </table:table-cell>
          <table:table-cell office:value-type="float" office:value="287806" calcext:value-type="float">
            <text:p>28780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7" calcext:value-type="date">
            <text:p>6/17/2020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0a8a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7" calcext:value-type="date">
            <text:p>6/17/2020</text:p>
          </table:table-cell>
          <table:table-cell office:value-type="string" calcext:value-type="string">
            <text:p>4478-44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dca1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8" calcext:value-type="date">
            <text:p>6/18/2020</text:p>
          </table:table-cell>
          <table:table-cell office:value-type="string" calcext:value-type="string">
            <text:p>4481-448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8d3d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18" calcext:value-type="date">
            <text:p>6/18/2020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cba9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0" calcext:value-type="date">
            <text:p>6/20/2020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6f40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0" calcext:value-type="date">
            <text:p>6/20/2020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!!Hs1Jq13jV6</text:p>
          </table:table-cell>
          <table:table-cell office:value-type="float" office:value="674010" calcext:value-type="float">
            <text:p>67401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0" calcext:value-type="date">
            <text:p>6/20/2020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fa2e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0" calcext:value-type="date">
            <text:p>6/20/2020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e059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1" calcext:value-type="date">
            <text:p>6/21/2020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b466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1" calcext:value-type="date">
            <text:p>6/21/2020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c5e4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1" calcext:value-type="date">
            <text:p>6/21/2020</text:p>
          </table:table-cell>
          <table:table-cell office:value-type="string" calcext:value-type="string">
            <text:p>4490-449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71c9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1" calcext:value-type="date">
            <text:p>6/21/2020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5f3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1" calcext:value-type="date">
            <text:p>6/21/2020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44b1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2" calcext:value-type="date">
            <text:p>6/22/2020</text:p>
          </table:table-cell>
          <table:table-cell office:value-type="string" calcext:value-type="string">
            <text:p>4494-449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cb60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2" calcext:value-type="date">
            <text:p>6/22/2020</text:p>
          </table:table-cell>
          <table:table-cell office:value-type="string" calcext:value-type="string">
            <text:p>4496-449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dbe2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3" calcext:value-type="date">
            <text:p>6/23/202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664a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3" calcext:value-type="date">
            <text:p>6/23/2020</text:p>
          </table:table-cell>
          <table:table-cell office:value-type="string" calcext:value-type="string">
            <text:p>4501-450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0394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3" calcext:value-type="date">
            <text:p>6/23/2020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4d9e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3" calcext:value-type="date">
            <text:p>6/23/2020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807e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3" calcext:value-type="date">
            <text:p>6/23/2020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bc9d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string" calcext:value-type="string">
            <text:p>4506-450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3fbc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914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string" calcext:value-type="string">
            <text:p>4509-451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4ac8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0276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string" calcext:value-type="string">
            <text:p>4513-451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c574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fb5d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0db1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2a8c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4" calcext:value-type="date">
            <text:p>6/24/2020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36c6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5" calcext:value-type="date">
            <text:p>6/25/2020</text:p>
          </table:table-cell>
          <table:table-cell office:value-type="string" calcext:value-type="string">
            <text:p>4520-452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079e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5" calcext:value-type="date">
            <text:p>6/25/2020</text:p>
          </table:table-cell>
          <table:table-cell office:value-type="string" calcext:value-type="string">
            <text:p>4522-452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9f96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5" calcext:value-type="date">
            <text:p>6/25/2020</text:p>
          </table:table-cell>
          <table:table-cell office:value-type="string" calcext:value-type="string">
            <text:p>4524-452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e131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string" calcext:value-type="string">
            <text:p>6/25/2020 - 6/26/2020</text:p>
          </table:table-cell>
          <table:table-cell office:value-type="string" calcext:value-type="string">
            <text:p>4526-452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ad4b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6" calcext:value-type="date">
            <text:p>6/26/2020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b2f6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6" calcext:value-type="date">
            <text:p>6/26/2020</text:p>
          </table:table-cell>
          <table:table-cell office:value-type="string" calcext:value-type="string">
            <text:p>4530-45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ed76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8" calcext:value-type="date">
            <text:p>6/28/2020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a9c6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8" calcext:value-type="date">
            <text:p>6/28/2020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08ed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9" calcext:value-type="date">
            <text:p>6/29/2020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!!Hs1Jq13jV6</text:p>
          </table:table-cell>
          <table:table-cell office:value-type="float" office:value="867650" calcext:value-type="float">
            <text:p>86765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9" calcext:value-type="date">
            <text:p>6/29/2020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!!Hs1Jq13jV6</text:p>
          </table:table-cell>
          <table:table-cell office:value-type="float" office:value="484318" calcext:value-type="float">
            <text:p>48431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9" calcext:value-type="date">
            <text:p>6/29/2020</text:p>
          </table:table-cell>
          <table:table-cell office:value-type="string" calcext:value-type="string">
            <text:p>4539-454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e51b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29" calcext:value-type="date">
            <text:p>6/29/2020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f6d6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30" calcext:value-type="date">
            <text:p>6/30/2020</text:p>
          </table:table-cell>
          <table:table-cell office:value-type="string" calcext:value-type="string">
            <text:p>4544-454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ee94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30" calcext:value-type="date">
            <text:p>6/30/2020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4a7f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30" calcext:value-type="date">
            <text:p>6/30/2020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dfa1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30" calcext:value-type="date">
            <text:p>6/30/2020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f3c1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30" calcext:value-type="date">
            <text:p>6/30/2020</text:p>
          </table:table-cell>
          <table:table-cell office:value-type="string" calcext:value-type="string">
            <text:p>4549-45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9b62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6-30" calcext:value-type="date">
            <text:p>6/30/2020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ccca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1f0a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2b6e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float" office:value="4554" calcext:value-type="float">
            <text:p>45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7da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string" calcext:value-type="string">
            <text:p>4555-455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2492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8123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float" office:value="4558" calcext:value-type="float">
            <text:p>45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77b1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0d61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1" calcext:value-type="date">
            <text:p>7/1/2020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02bf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e6f4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5ae3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string" calcext:value-type="string">
            <text:p>4563-456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e35c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67d3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bbfe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string" calcext:value-type="string">
            <text:p>4567-457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2e6a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cb49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442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0749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string" calcext:value-type="string">
            <text:p>4574-457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698f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02" calcext:value-type="date">
            <text:p>7/2/2020</text:p>
          </table:table-cell>
          <table:table-cell office:value-type="string" calcext:value-type="string">
            <text:p>4579-45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5901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7" calcext:value-type="date">
            <text:p>7/17/2020</text:p>
          </table:table-cell>
          <table:table-cell office:value-type="string" calcext:value-type="string">
            <text:p>4581-45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d9a0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7" calcext:value-type="date">
            <text:p>7/17/2020</text:p>
          </table:table-cell>
          <table:table-cell office:value-type="string" calcext:value-type="string">
            <text:p>4584-458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78ed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7" calcext:value-type="date">
            <text:p>7/17/2020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dd5e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7" calcext:value-type="date">
            <text:p>7/17/2020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4dc5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8" calcext:value-type="date">
            <text:p>7/18/2020</text:p>
          </table:table-cell>
          <table:table-cell office:value-type="string" calcext:value-type="string">
            <text:p>4588-458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b398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8" calcext:value-type="date">
            <text:p>7/18/2020</text:p>
          </table:table-cell>
          <table:table-cell office:value-type="string" calcext:value-type="string">
            <text:p>4590-459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520c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8" calcext:value-type="date">
            <text:p>7/18/2020</text:p>
          </table:table-cell>
          <table:table-cell office:value-type="string" calcext:value-type="string">
            <text:p>4592-45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eef8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9" calcext:value-type="date">
            <text:p>7/19/2020</text:p>
          </table:table-cell>
          <table:table-cell office:value-type="string" calcext:value-type="string">
            <text:p>4594-459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0235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9" calcext:value-type="date">
            <text:p>7/19/2020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a25d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9" calcext:value-type="date">
            <text:p>7/19/2020</text:p>
          </table:table-cell>
          <table:table-cell office:value-type="string" calcext:value-type="string">
            <text:p>4598-459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91d4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9" calcext:value-type="date">
            <text:p>7/19/2020</text:p>
          </table:table-cell>
          <table:table-cell office:value-type="string" calcext:value-type="string">
            <text:p>4600-460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6ffc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9" calcext:value-type="date">
            <text:p>7/19/2020</text:p>
          </table:table-cell>
          <table:table-cell office:value-type="string" calcext:value-type="string">
            <text:p>4603-46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4847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9" calcext:value-type="date">
            <text:p>7/19/2020</text:p>
          </table:table-cell>
          <table:table-cell office:value-type="string" calcext:value-type="string">
            <text:p>4605-460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7187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19" calcext:value-type="date">
            <text:p>7/19/2020</text:p>
          </table:table-cell>
          <table:table-cell office:value-type="string" calcext:value-type="string">
            <text:p>4607-460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4fff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string" calcext:value-type="string">
            <text:p>7/19/2020-7/10/2020</text:p>
          </table:table-cell>
          <table:table-cell office:value-type="string" calcext:value-type="string">
            <text:p>4609-461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4fba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22" calcext:value-type="date">
            <text:p>7/22/2020</text:p>
          </table:table-cell>
          <table:table-cell office:value-type="string" calcext:value-type="string">
            <text:p>4611-461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8fd8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23" calcext:value-type="date">
            <text:p>7/23/2020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9120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28" calcext:value-type="date">
            <text:p>7/28/2020</text:p>
          </table:table-cell>
          <table:table-cell office:value-type="string" calcext:value-type="string">
            <text:p>4614-4616</text:p>
          </table:table-cell>
          <table:table-cell office:value-type="string" calcext:value-type="string">
            <text:p>!!Hs1Jq13jV6</text:p>
          </table:table-cell>
          <table:table-cell office:value-type="float" office:value="496637" calcext:value-type="float">
            <text:p>49663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30" calcext:value-type="date">
            <text:p>7/30/2020</text:p>
          </table:table-cell>
          <table:table-cell office:value-type="string" calcext:value-type="string">
            <text:p>4617-46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67fb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30" calcext:value-type="date">
            <text:p>7/30/2020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335e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7-31" calcext:value-type="date">
            <text:p>7/31/2020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7641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8-17" calcext:value-type="date">
            <text:p>8/17/2020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/>
        </table:table-row>
        <table:table-row table:style-name="ro3">
          <table:table-cell office:value-type="date" office:date-value="2020-08-19" calcext:value-type="date">
            <text:p>8/19/2020</text:p>
          </table:table-cell>
          <table:table-cell office:value-type="string" calcext:value-type="string">
            <text:p>4622-46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4cbb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8-20" calcext:value-type="date">
            <text:p>8/20/2020</text:p>
          </table:table-cell>
          <table:table-cell office:value-type="string" calcext:value-type="string">
            <text:p>4625-462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860a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8-26" calcext:value-type="date">
            <text:p>8/26/2020</text:p>
          </table:table-cell>
          <table:table-cell office:value-type="float" office:value="4627" calcext:value-type="float">
            <text:p>462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02f7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02" calcext:value-type="date">
            <text:p>9/2/2020</text:p>
          </table:table-cell>
          <table:table-cell office:value-type="string" calcext:value-type="string">
            <text:p>4628-462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e6cd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02" calcext:value-type="date">
            <text:p>9/2/2020</text:p>
          </table:table-cell>
          <table:table-cell office:value-type="string" calcext:value-type="string">
            <text:p>4630-46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8497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08" calcext:value-type="date">
            <text:p>9/8/2020</text:p>
          </table:table-cell>
          <table:table-cell office:value-type="string" calcext:value-type="string">
            <text:p>4635-46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9abc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08" calcext:value-type="date">
            <text:p>9/8/2020</text:p>
          </table:table-cell>
          <table:table-cell office:value-type="string" calcext:value-type="string">
            <text:p>4637-463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66b1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09" calcext:value-type="date">
            <text:p>9/9/2020</text:p>
          </table:table-cell>
          <table:table-cell office:value-type="string" calcext:value-type="string">
            <text:p>4639-464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8740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09" calcext:value-type="date">
            <text:p>9/9/2020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aff3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09" calcext:value-type="date">
            <text:p>9/9/2020</text:p>
          </table:table-cell>
          <table:table-cell office:value-type="float" office:value="4643" calcext:value-type="float">
            <text:p>46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d30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2946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aab9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string" calcext:value-type="string">
            <text:p>4646-46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1bac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1457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ca92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6bd6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string" calcext:value-type="string">
            <text:p>4653-46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e869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string" calcext:value-type="string">
            <text:p>4655-46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d07c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string" calcext:value-type="string">
            <text:p>4658-466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d7b1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0" calcext:value-type="date">
            <text:p>9/10/2020</text:p>
          </table:table-cell>
          <table:table-cell office:value-type="float" office:value="4664" calcext:value-type="float">
            <text:p>466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37a3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1" calcext:value-type="date">
            <text:p>9/11/2020</text:p>
          </table:table-cell>
          <table:table-cell office:value-type="float" office:value="4665" calcext:value-type="float">
            <text:p>466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c0dc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1" calcext:value-type="date">
            <text:p>9/11/2020</text:p>
          </table:table-cell>
          <table:table-cell office:value-type="float" office:value="4666" calcext:value-type="float">
            <text:p>466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3534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1" calcext:value-type="date">
            <text:p>9/11/2020</text:p>
          </table:table-cell>
          <table:table-cell office:value-type="string" calcext:value-type="string">
            <text:p>4667-466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000b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1" calcext:value-type="date">
            <text:p>9/11/2020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04ba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1" calcext:value-type="date">
            <text:p>9/11/2020</text:p>
          </table:table-cell>
          <table:table-cell office:value-type="string" calcext:value-type="string">
            <text:p>4670-4673</text:p>
          </table:table-cell>
          <table:table-cell office:value-type="string" calcext:value-type="string">
            <text:p>!!Hs1Jq13jV6</text:p>
          </table:table-cell>
          <table:table-cell office:value-type="float" office:value="157404" calcext:value-type="float">
            <text:p>15740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1" calcext:value-type="date">
            <text:p>9/11/2020</text:p>
          </table:table-cell>
          <table:table-cell office:value-type="string" calcext:value-type="string">
            <text:p>4674-46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9e85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2" calcext:value-type="date">
            <text:p>9/12/2020</text:p>
          </table:table-cell>
          <table:table-cell office:value-type="string" calcext:value-type="string">
            <text:p>4676-46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dec8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2" calcext:value-type="date">
            <text:p>9/12/2020</text:p>
          </table:table-cell>
          <table:table-cell office:value-type="string" calcext:value-type="string">
            <text:p>4678-467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0fbc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2" calcext:value-type="date">
            <text:p>9/12/2020</text:p>
          </table:table-cell>
          <table:table-cell office:value-type="string" calcext:value-type="string">
            <text:p>4680-468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3b3f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2" calcext:value-type="date">
            <text:p>9/12/2020</text:p>
          </table:table-cell>
          <table:table-cell office:value-type="string" calcext:value-type="string">
            <text:p>4683-46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2dfa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2" calcext:value-type="date">
            <text:p>9/12/2020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599d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3" calcext:value-type="date">
            <text:p>9/13/2020</text:p>
          </table:table-cell>
          <table:table-cell office:value-type="float" office:value="4686" calcext:value-type="float">
            <text:p>46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4f81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3" calcext:value-type="date">
            <text:p>9/13/2020</text:p>
          </table:table-cell>
          <table:table-cell office:value-type="string" calcext:value-type="string">
            <text:p>4687-468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48bc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3" calcext:value-type="date">
            <text:p>9/13/2020</text:p>
          </table:table-cell>
          <table:table-cell office:value-type="string" calcext:value-type="string">
            <text:p>4689-469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6451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3" calcext:value-type="date">
            <text:p>9/13/2020</text:p>
          </table:table-cell>
          <table:table-cell office:value-type="string" calcext:value-type="string">
            <text:p>4691-46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b444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3" calcext:value-type="date">
            <text:p>9/13/2020</text:p>
          </table:table-cell>
          <table:table-cell office:value-type="string" calcext:value-type="string">
            <text:p>4694-4695</text:p>
          </table:table-cell>
          <table:table-cell office:value-type="string" calcext:value-type="string">
            <text:p>!!Hs1Jq13jV6</text:p>
          </table:table-cell>
          <table:table-cell office:value-type="float" office:value="558035" calcext:value-type="float">
            <text:p>55803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3" calcext:value-type="date">
            <text:p>9/13/2020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15a5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3" calcext:value-type="date">
            <text:p>9/13/2020</text:p>
          </table:table-cell>
          <table:table-cell office:value-type="string" calcext:value-type="string">
            <text:p>4697-469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64c4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4" calcext:value-type="date">
            <text:p>9/14/2020</text:p>
          </table:table-cell>
          <table:table-cell office:value-type="string" calcext:value-type="string">
            <text:p>4699-470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54ff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4" calcext:value-type="date">
            <text:p>9/14/2020</text:p>
          </table:table-cell>
          <table:table-cell office:value-type="string" calcext:value-type="string">
            <text:p>4703-47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b23e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4" calcext:value-type="date">
            <text:p>9/14/202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!!Hs1Jq13jV6</text:p>
          </table:table-cell>
          <table:table-cell office:value-type="float" office:value="316381" calcext:value-type="float">
            <text:p>31638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4" calcext:value-type="date">
            <text:p>9/14/2020</text:p>
          </table:table-cell>
          <table:table-cell office:value-type="string" calcext:value-type="string">
            <text:p>4706-470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c6b1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4" calcext:value-type="date">
            <text:p>9/14/2020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c510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4" calcext:value-type="date">
            <text:p>9/14/2020</text:p>
          </table:table-cell>
          <table:table-cell office:value-type="string" calcext:value-type="string">
            <text:p>4709-471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2568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4" calcext:value-type="date">
            <text:p>9/14/2020</text:p>
          </table:table-cell>
          <table:table-cell office:value-type="string" calcext:value-type="string">
            <text:p>4713-471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9adb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6" calcext:value-type="date">
            <text:p>9/16/2020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0442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6" calcext:value-type="date">
            <text:p>9/16/2020</text:p>
          </table:table-cell>
          <table:table-cell office:value-type="string" calcext:value-type="string">
            <text:p>4716-472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38eb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6" calcext:value-type="date">
            <text:p>9/16/2020</text:p>
          </table:table-cell>
          <table:table-cell office:value-type="float" office:value="4723" calcext:value-type="float">
            <text:p>472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a069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6" calcext:value-type="date">
            <text:p>9/16/2020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dd9f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6" calcext:value-type="date">
            <text:p>9/16/2020</text:p>
          </table:table-cell>
          <table:table-cell office:value-type="string" calcext:value-type="string">
            <text:p>4725-472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5c81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6" calcext:value-type="date">
            <text:p>9/16/2020</text:p>
          </table:table-cell>
          <table:table-cell office:value-type="string" calcext:value-type="string">
            <text:p>4727-473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e454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7" calcext:value-type="date">
            <text:p>9/17/2020</text:p>
          </table:table-cell>
          <table:table-cell office:value-type="string" calcext:value-type="string">
            <text:p>4731-473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36ca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7" calcext:value-type="date">
            <text:p>9/17/2020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03d5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7" calcext:value-type="date">
            <text:p>9/17/2020</text:p>
          </table:table-cell>
          <table:table-cell office:value-type="string" calcext:value-type="string">
            <text:p>4735-47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0d22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19" calcext:value-type="date">
            <text:p>9/19/2020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3763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0" calcext:value-type="date">
            <text:p>9/20/2020</text:p>
          </table:table-cell>
          <table:table-cell office:value-type="string" calcext:value-type="string">
            <text:p>4738-47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4ee6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1" calcext:value-type="date">
            <text:p>9/21/2020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8bc83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2" calcext:value-type="date">
            <text:p>9/22/2020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ef43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3" calcext:value-type="date">
            <text:p>9/23/2020</text:p>
          </table:table-cell>
          <table:table-cell office:value-type="string" calcext:value-type="string">
            <text:p>4742-47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ef5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3" calcext:value-type="date">
            <text:p>9/23/2020</text:p>
          </table:table-cell>
          <table:table-cell office:value-type="string" calcext:value-type="string">
            <text:p>4745-47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481e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3" calcext:value-type="date">
            <text:p>9/23/202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7d16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3" calcext:value-type="date">
            <text:p>9/23/2020</text:p>
          </table:table-cell>
          <table:table-cell office:value-type="string" calcext:value-type="string">
            <text:p>4751-47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f077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3" calcext:value-type="date">
            <text:p>9/23/2020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3d6a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3" calcext:value-type="date">
            <text:p>9/23/2020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88da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4" calcext:value-type="date">
            <text:p>9/24/2020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cf12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4" calcext:value-type="date">
            <text:p>9/24/2020</text:p>
          </table:table-cell>
          <table:table-cell office:value-type="string" calcext:value-type="string">
            <text:p>4756-47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cf12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4" calcext:value-type="date">
            <text:p>9/24/2020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eaf6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4" calcext:value-type="date">
            <text:p>9/24/2020</text:p>
          </table:table-cell>
          <table:table-cell office:value-type="string" calcext:value-type="string">
            <text:p>4759-476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382f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4" calcext:value-type="date">
            <text:p>9/24/2020</text:p>
          </table:table-cell>
          <table:table-cell office:value-type="string" calcext:value-type="string">
            <text:p>4761-476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e789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4" calcext:value-type="date">
            <text:p>9/24/2020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9044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5" calcext:value-type="date">
            <text:p>9/25/2020</text:p>
          </table:table-cell>
          <table:table-cell office:value-type="string" calcext:value-type="string">
            <text:p>4765-4768</text:p>
          </table:table-cell>
          <table:table-cell office:value-type="string" calcext:value-type="string">
            <text:p>!!Hs1Jq13jV6</text:p>
          </table:table-cell>
          <table:table-cell office:value-type="float" office:value="504687" calcext:value-type="float">
            <text:p>50468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5" calcext:value-type="date">
            <text:p>9/25/2020</text:p>
          </table:table-cell>
          <table:table-cell office:value-type="float" office:value="4769" calcext:value-type="float">
            <text:p>476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2600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5" calcext:value-type="date">
            <text:p>9/25/2020</text:p>
          </table:table-cell>
          <table:table-cell office:value-type="string" calcext:value-type="string">
            <text:p>4770-477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b2ff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5" calcext:value-type="date">
            <text:p>9/25/2020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7a92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6" calcext:value-type="date">
            <text:p>9/26/2020</text:p>
          </table:table-cell>
          <table:table-cell office:value-type="float" office:value="4773" calcext:value-type="float">
            <text:p>477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746d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6" calcext:value-type="date">
            <text:p>9/26/2020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2a11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6" calcext:value-type="date">
            <text:p>9/26/2020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f551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6" calcext:value-type="date">
            <text:p>9/26/2020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d449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8" calcext:value-type="date">
            <text:p>9/28/2020</text:p>
          </table:table-cell>
          <table:table-cell office:value-type="string" calcext:value-type="string">
            <text:p>4777-477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949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8" calcext:value-type="date">
            <text:p>9/28/2020</text:p>
          </table:table-cell>
          <table:table-cell office:value-type="string" calcext:value-type="string">
            <text:p>4779-47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9785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8" calcext:value-type="date">
            <text:p>9/28/2020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0bd8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8" calcext:value-type="date">
            <text:p>9/28/2020</text:p>
          </table:table-cell>
          <table:table-cell office:value-type="string" calcext:value-type="string">
            <text:p>4782-47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2d06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8" calcext:value-type="date">
            <text:p>9/28/2020</text:p>
          </table:table-cell>
          <table:table-cell office:value-type="string" calcext:value-type="string">
            <text:p>4784-478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4a75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8" calcext:value-type="date">
            <text:p>9/28/2020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87c4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9" calcext:value-type="date">
            <text:p>9/29/2020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1569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9" calcext:value-type="date">
            <text:p>9/29/2020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18fe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9" calcext:value-type="date">
            <text:p>9/29/2020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f00a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9" calcext:value-type="date">
            <text:p>9/29/2020</text:p>
          </table:table-cell>
          <table:table-cell office:value-type="string" calcext:value-type="string">
            <text:p>4790-479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1dad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29" calcext:value-type="date">
            <text:p>9/29/2020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fe94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30" calcext:value-type="date">
            <text:p>9/30/2020</text:p>
          </table:table-cell>
          <table:table-cell office:value-type="string" calcext:value-type="string">
            <text:p>4794-479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321c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09-30" calcext:value-type="date">
            <text:p>9/30/2020</text:p>
          </table:table-cell>
          <table:table-cell office:value-type="string" calcext:value-type="string">
            <text:p>4796-479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4af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string" calcext:value-type="string">
            <text:p>9/30/2020-10/1/2020</text:p>
          </table:table-cell>
          <table:table-cell office:value-type="string" calcext:value-type="string">
            <text:p>4798-4800</text:p>
          </table:table-cell>
          <table:table-cell office:value-type="string" calcext:value-type="string">
            <text:p>!!Hs1Jq13jV6</text:p>
          </table:table-cell>
          <table:table-cell office:value-type="float" office:value="376386" calcext:value-type="float">
            <text:p>37638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1" calcext:value-type="date">
            <text:p>10/1/2020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596d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1" calcext:value-type="date">
            <text:p>10/1/2020</text:p>
          </table:table-cell>
          <table:table-cell office:value-type="string" calcext:value-type="string">
            <text:p>4802-48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3713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1" calcext:value-type="date">
            <text:p>10/1/2020</text:p>
          </table:table-cell>
          <table:table-cell office:value-type="string" calcext:value-type="string">
            <text:p>4805-480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475c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6" calcext:value-type="date">
            <text:p>10/6/2020</text:p>
          </table:table-cell>
          <table:table-cell office:value-type="string" calcext:value-type="string">
            <text:p>4807-481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63e6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6" calcext:value-type="date">
            <text:p>10/6/2020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64df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6" calcext:value-type="date">
            <text:p>10/6/2020</text:p>
          </table:table-cell>
          <table:table-cell office:value-type="string" calcext:value-type="string">
            <text:p>4812-481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a3db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6" calcext:value-type="date">
            <text:p>10/6/2020</text:p>
          </table:table-cell>
          <table:table-cell office:value-type="string" calcext:value-type="string">
            <text:p>4814-481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8b7b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6" calcext:value-type="date">
            <text:p>10/6/2020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!!Hs1Jq13jV6</text:p>
          </table:table-cell>
          <table:table-cell office:value-type="float" office:value="950588" calcext:value-type="float">
            <text:p>95058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6" calcext:value-type="date">
            <text:p>10/6/2020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6d8e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7" calcext:value-type="date">
            <text:p>10/7/2020</text:p>
          </table:table-cell>
          <table:table-cell office:value-type="string" calcext:value-type="string">
            <text:p>4818-482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808e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7" calcext:value-type="date">
            <text:p>10/7/2020</text:p>
          </table:table-cell>
          <table:table-cell office:value-type="string" calcext:value-type="string">
            <text:p>4821-482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f2e0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7" calcext:value-type="date">
            <text:p>10/7/2020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778e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7" calcext:value-type="date">
            <text:p>10/7/2020</text:p>
          </table:table-cell>
          <table:table-cell office:value-type="string" calcext:value-type="string">
            <text:p>4825-482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bb89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7" calcext:value-type="date">
            <text:p>10/7/2020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dc07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7" calcext:value-type="date">
            <text:p>10/7/2020</text:p>
          </table:table-cell>
          <table:table-cell office:value-type="string" calcext:value-type="string">
            <text:p>4829-483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3091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7" calcext:value-type="date">
            <text:p>10/7/2020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b43a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8" calcext:value-type="date">
            <text:p>10/8/2020</text:p>
          </table:table-cell>
          <table:table-cell office:value-type="string" calcext:value-type="string">
            <text:p>4833-48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86b4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8" calcext:value-type="date">
            <text:p>10/8/2020</text:p>
          </table:table-cell>
          <table:table-cell office:value-type="string" calcext:value-type="string">
            <text:p>4836-483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2d60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9" calcext:value-type="date">
            <text:p>10/9/2020</text:p>
          </table:table-cell>
          <table:table-cell office:value-type="string" calcext:value-type="string">
            <text:p>4838-484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cc9d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9" calcext:value-type="date">
            <text:p>10/9/2020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cc8a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9" calcext:value-type="date">
            <text:p>10/9/2020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9c63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9" calcext:value-type="date">
            <text:p>10/9/2020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93e6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09" calcext:value-type="date">
            <text:p>10/9/2020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67e0e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1" calcext:value-type="date">
            <text:p>10/11/2020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10e8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1" calcext:value-type="date">
            <text:p>10/11/2020</text:p>
          </table:table-cell>
          <table:table-cell office:value-type="string" calcext:value-type="string">
            <text:p>4847-484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56dbb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1" calcext:value-type="date">
            <text:p>10/11/2020</text:p>
          </table:table-cell>
          <table:table-cell office:value-type="float" office:value="4849" calcext:value-type="float">
            <text:p>48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a304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3" calcext:value-type="date">
            <text:p>10/13/2020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a70a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4" calcext:value-type="date">
            <text:p>10/14/2020</text:p>
          </table:table-cell>
          <table:table-cell office:value-type="string" calcext:value-type="string">
            <text:p>4851-48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df5c9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4" calcext:value-type="date">
            <text:p>10/14/2020</text:p>
          </table:table-cell>
          <table:table-cell office:value-type="string" calcext:value-type="string">
            <text:p>4854-485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9d14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4" calcext:value-type="date">
            <text:p>10/14/2020</text:p>
          </table:table-cell>
          <table:table-cell office:value-type="string" calcext:value-type="string">
            <text:p>4857-48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df77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4" calcext:value-type="date">
            <text:p>10/14/2020</text:p>
          </table:table-cell>
          <table:table-cell office:value-type="string" calcext:value-type="string">
            <text:p>4859-486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f0b0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4" calcext:value-type="date">
            <text:p>10/14/2020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b1b7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4" calcext:value-type="date">
            <text:p>10/14/2020</text:p>
          </table:table-cell>
          <table:table-cell office:value-type="string" calcext:value-type="string">
            <text:p>4865-486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1ffb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5" calcext:value-type="date">
            <text:p>10/15/2020</text:p>
          </table:table-cell>
          <table:table-cell office:value-type="string" calcext:value-type="string">
            <text:p>4867-486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b2ee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5" calcext:value-type="date">
            <text:p>10/15/2020</text:p>
          </table:table-cell>
          <table:table-cell office:value-type="string" calcext:value-type="string">
            <text:p>4869-487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9e69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5" calcext:value-type="date">
            <text:p>10/15/2020</text:p>
          </table:table-cell>
          <table:table-cell office:value-type="float" office:value="4873" calcext:value-type="float">
            <text:p>487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b2de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5" calcext:value-type="date">
            <text:p>10/15/2020</text:p>
          </table:table-cell>
          <table:table-cell office:value-type="string" calcext:value-type="string">
            <text:p>4874-487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7ac0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5" calcext:value-type="date">
            <text:p>10/15/2020</text:p>
          </table:table-cell>
          <table:table-cell office:value-type="string" calcext:value-type="string">
            <text:p>4876-487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b6b5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5" calcext:value-type="date">
            <text:p>10/15/2020</text:p>
          </table:table-cell>
          <table:table-cell office:value-type="string" calcext:value-type="string">
            <text:p>4878-487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7b7f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5" calcext:value-type="date">
            <text:p>10/15/2020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a946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7" calcext:value-type="date">
            <text:p>10/17/2020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457dc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7" calcext:value-type="date">
            <text:p>10/17/2020</text:p>
          </table:table-cell>
          <table:table-cell office:value-type="float" office:value="4882" calcext:value-type="float">
            <text:p>488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abb0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7" calcext:value-type="date">
            <text:p>10/17/2020</text:p>
          </table:table-cell>
          <table:table-cell office:value-type="float" office:value="4883" calcext:value-type="float">
            <text:p>488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ca0dd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7" calcext:value-type="date">
            <text:p>10/17/2020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9b755f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7" calcext:value-type="date">
            <text:p>10/17/2020</text:p>
          </table:table-cell>
          <table:table-cell office:value-type="string" calcext:value-type="string">
            <text:p>4885-488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151f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7" calcext:value-type="date">
            <text:p>10/17/2020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d590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8" calcext:value-type="date">
            <text:p>10/18/2020</text:p>
          </table:table-cell>
          <table:table-cell office:value-type="string" calcext:value-type="string">
            <text:p>4888-488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9480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8" calcext:value-type="date">
            <text:p>10/18/2020</text:p>
          </table:table-cell>
          <table:table-cell office:value-type="string" calcext:value-type="string">
            <text:p>4890-489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a316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8" calcext:value-type="date">
            <text:p>10/18/2020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ed8d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8" calcext:value-type="date">
            <text:p>10/18/2020</text:p>
          </table:table-cell>
          <table:table-cell office:value-type="string" calcext:value-type="string">
            <text:p>4894-489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d6c5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8" calcext:value-type="date">
            <text:p>10/18/2020</text:p>
          </table:table-cell>
          <table:table-cell office:value-type="float" office:value="4898" calcext:value-type="float">
            <text:p>489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ccd4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8" calcext:value-type="date">
            <text:p>10/18/2020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63b4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8" calcext:value-type="date">
            <text:p>10/18/2020</text:p>
          </table:table-cell>
          <table:table-cell office:value-type="string" calcext:value-type="string">
            <text:p>4900-490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f908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19" calcext:value-type="date">
            <text:p>10/19/2020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b325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0" calcext:value-type="date">
            <text:p>10/20/2020</text:p>
          </table:table-cell>
          <table:table-cell office:value-type="float" office:value="4903" calcext:value-type="float">
            <text:p>490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ebf22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0320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string" calcext:value-type="string">
            <text:p>4905-491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95dd3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string" calcext:value-type="string">
            <text:p>4915-491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48b5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24ac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fb3dc6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string" calcext:value-type="string">
            <text:p>4920-492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7769a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float" office:value="4923" calcext:value-type="float">
            <text:p>492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2e94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292db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1" calcext:value-type="date">
            <text:p>10/21/2020</text:p>
          </table:table-cell>
          <table:table-cell office:value-type="string" calcext:value-type="string">
            <text:p>4925-4930</text:p>
          </table:table-cell>
          <table:table-cell office:value-type="string" calcext:value-type="string">
            <text:p>!!Hs1Jq13jV6</text:p>
          </table:table-cell>
          <table:table-cell office:value-type="float" office:value="996755" calcext:value-type="float">
            <text:p>996755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2" calcext:value-type="date">
            <text:p>10/22/2020</text:p>
          </table:table-cell>
          <table:table-cell office:value-type="string" calcext:value-type="string">
            <text:p>4931-493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55a7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2" calcext:value-type="date">
            <text:p>10/22/2020</text:p>
          </table:table-cell>
          <table:table-cell office:value-type="float" office:value="4933" calcext:value-type="float">
            <text:p>493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79ce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2" calcext:value-type="date">
            <text:p>10/22/2020</text:p>
          </table:table-cell>
          <table:table-cell office:value-type="string" calcext:value-type="string">
            <text:p>4934-4935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161a4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2" calcext:value-type="date">
            <text:p>10/22/2020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edd9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2" calcext:value-type="date">
            <text:p>10/22/2020</text:p>
          </table:table-cell>
          <table:table-cell office:value-type="string" calcext:value-type="string">
            <text:p>4937-493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3a8bc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2" calcext:value-type="date">
            <text:p>10/22/2020</text:p>
          </table:table-cell>
          <table:table-cell office:value-type="float" office:value="4939" calcext:value-type="float">
            <text:p>493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8c21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22" calcext:value-type="date">
            <text:p>10/22/2020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c8988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30" calcext:value-type="date">
            <text:p>10/30/2020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1d91d1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30" calcext:value-type="date">
            <text:p>10/30/2020</text:p>
          </table:table-cell>
          <table:table-cell office:value-type="string" calcext:value-type="string">
            <text:p>4942-494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915f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0-31" calcext:value-type="date">
            <text:p>10/31/2020</text:p>
          </table:table-cell>
          <table:table-cell office:value-type="string" calcext:value-type="string">
            <text:p>4944-494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a19e8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1-02" calcext:value-type="date">
            <text:p>11/2/2020</text:p>
          </table:table-cell>
          <table:table-cell office:value-type="float" office:value="4948" calcext:value-type="float">
            <text:p>494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e4cc69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1-03" calcext:value-type="date">
            <text:p>11/3/2020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4a07b7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1-12" calcext:value-type="date">
            <text:p>11/12/2020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3ce5e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1-12" calcext:value-type="date">
            <text:p>11/12/2020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b3a95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1-13" calcext:value-type="date">
            <text:p>11/13/2020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18aba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0-12-08" calcext:value-type="date">
            <text:p>12/8/2020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54e39d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06-24" calcext:value-type="date">
            <text:p>6/24/2022</text:p>
          </table:table-cell>
          <table:table-cell office:value-type="string" calcext:value-type="string">
            <text:p>4954-695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06-25" calcext:value-type="date">
            <text:p>6/25/2022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06-29" calcext:value-type="date">
            <text:p>6/29/2022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11-06" calcext:value-type="date">
            <text:p>11/6/2022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11-07" calcext:value-type="date">
            <text:p>11/7/2022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11-08" calcext:value-type="date">
            <text:p>11/8/2022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11-11" calcext:value-type="date">
            <text:p>11/11/2022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11-18" calcext:value-type="date">
            <text:p>11/18/2022</text:p>
          </table:table-cell>
          <table:table-cell office:value-type="float" office:value="4963" calcext:value-type="float">
            <text:p>4963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3">
          <table:table-cell office:value-type="date" office:date-value="2022-11-27" calcext:value-type="date">
            <text:p>11/27/2022</text:p>
          </table:table-cell>
          <table:table-cell office:value-type="string" calcext:value-type="string">
            <text:p>4964-4966</text:p>
          </table:table-cell>
          <table:table-cell office:value-type="string" calcext:value-type="string">
            <text:p>!!Hs1Jq13jV6</text:p>
          </table:table-cell>
          <table:table-cell office:value-type="string" calcext:value-type="string">
            <text:p>000000</text:p>
          </table:table-cell>
          <table:table-cell table:style-name="ce14"/>
          <table:table-cell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7"/>
          <table:table-cell office:value-type="string" calcext:value-type="string">
            <text:p>8kun popped up 11/2019___wonder if this is when the ip address got redirected?</text:p>
          </table:table-cell>
        </table:table-row>
        <table:table-row table:style-name="ro2">
          <table:table-cell table:style-name="Default" table:number-columns-repeated="7"/>
          <table:table-cell office:value-type="string" calcext:value-type="string">
            <text:p>November 17,2018 4chan split into two. 4channel.org/4chan.org</text:p>
          </table:table-cell>
        </table:table-row>
        <table:table-row table:style-name="ro2">
          <table:table-cell table:style-name="Default" table:number-columns-repeated="7"/>
          <table:table-cell office:value-type="string" calcext:value-type="string">
            <text:p>jim bought 8chan from fred at this date</text:p>
          </table:table-cell>
        </table:table-row>
        <table:table-row table:style-name="ro2">
          <table:table-cell table:style-name="Default" table:number-columns-repeated="7"/>
          <table:table-cell office:value-type="string" calcext:value-type="string">
            <text:p>last three 8, 9, 10 <text:s/></text:p>
          </table:table-cell>
        </table:table-row>
      </table:table>
      <table:named-expressions/>
      <table:database-ranges>
        <table:database-range table:name="__Anonymous_Sheet_DB__0" table:target-range-address="Sheet1.A1:Sheet1.H2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 number:style="long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</number:time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2:18:29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21:39:28.829000000</meta:creation-date>
    <meta:generator>LibreOffice/7.0.0.3$Windows_X86_64 LibreOffice_project/8061b3e9204bef6b321a21033174034a5e2ea88e</meta:generator>
    <dc:date>2024-06-01T18:04:44.110000000</dc:date>
    <meta:editing-duration>P2DT11H40M41S</meta:editing-duration>
    <meta:editing-cycles>226</meta:editing-cycles>
    <meta:document-statistic meta:table-count="1" meta:cell-count="14450" meta:object-count="0"/>
  </office:meta>
</office:document-meta>
</file>